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2">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introduction" office:name=""><text:span text:style-name="Definition">Introduction</text:span></text:a></text:p>
              <text:list text:style-name="L3">
                <text:list-item>
                  <text:p text:style-name="P3"><text:a xlink:type="simple" xlink:href="#table-of-varied-gdp-use-with-supporting-evidence" office:name=""><text:span text:style-name="Definition">Table of varied GDP use with supporting evidence</text:span></text:a></text:p>
                </text:list-item>
              </text:list>
            </text:list-item>
            <text:list-item>
              <text:p text:style-name="P2"><text:a xlink:type="simple" xlink:href="#extract-and-commentary-on-vignette-2" office:name=""><text:span text:style-name="Definition">Extract and commentary on Vignette 2</text:span></text:a></text:p>
            </text:list-item>
            <text:list-item>
              <text:p text:style-name="P2"><text:a xlink:type="simple" xlink:href="#use-of-gdps-in-the-cultural-plane-community-level-of-activity" office:name=""><text:span text:style-name="Definition">Use of GDPs in the cultural plane / community level of activity</text:span></text:a></text:p>
              <text:list text:style-name="L4">
                <text:list-item>
                  <text:p text:style-name="P4"><text:a xlink:type="simple" xlink:href="#the-role-of-gdps-to-facilitate-learners-to-design-for-others" office:name=""><text:span text:style-name="Definition">The role of GDPs to facilitate learners to design for others</text:span></text:a></text:p>
                </text:list-item>
                <text:list-item>
                  <text:p text:style-name="P4"><text:a xlink:type="simple" xlink:href="#gdps-facilitate-the-use-of-wider-funds-of-knowledge-and-interest" office:name=""><text:span text:style-name="Definition">GDPs facilitate the use of wider funds of knowledge and interest</text:span></text:a></text:p>
                </text:list-item>
                <text:list-item>
                  <text:p text:style-name="P4"><text:a xlink:type="simple" xlink:href="#evolution-and-propagation-of-gdps-concepts-during-playtesting" office:name=""><text:span text:style-name="Definition">Evolution and propagation of GDPs concepts during playtesting</text:span></text:a></text:p>
                </text:list-item>
              </text:list>
            </text:list-item>
            <text:list-item>
              <text:p text:style-name="P2"><text:a xlink:type="simple" xlink:href="#gdps-used-in-the-process-of-guided-participation-target-2500" office:name=""><text:span text:style-name="Definition">GDPs used in the process of guided participation (Target 2500)</text:span></text:a></text:p>
              <text:list text:style-name="L5">
                <text:list-item>
                  <text:p text:style-name="P5"><text:a xlink:type="simple" xlink:href="#gdps-and-their-grouping-as-a-collection-or-menu-of-suggested-options-offer-the-potential-to-assist-project-navigation-acting-as-a-framework-for-code-examples-and-step-by-step-tutorials-600" office:name=""><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5"><text:a xlink:type="simple" xlink:href="#gdps-used-to-scaffold-ideation-and-prioritisation-processes-800" office:name=""><text:span text:style-name="Definition">GDPs used to scaffold ideation and prioritisation processes (800)</text:span></text:a></text:p>
                </text:list-item>
                <text:list-item>
                  <text:p text:style-name="P5"><text:a xlink:type="simple" xlink:href="#gdps-aiding-the-process-of-division-of-labour-1400" office:name=""><text:span text:style-name="Definition">GDPs aiding the process of division of labour (1400)</text:span></text:a></text:p>
                </text:list-item>
                <text:list-item>
                  <text:p text:style-name="P5"><text:a xlink:type="simple" xlink:href="#discussion-on-division-of-labour-in-the-video-data" office:name=""><text:span text:style-name="Definition">Discussion on division of labour in the video data</text:span></text:a></text:p>
                </text:list-item>
                <text:list-item>
                  <text:p text:style-name="P5"><text:a xlink:type="simple" xlink:href="#the-role-of-gdp-used-in-emerging-technical-processes-900" office:name=""><text:span text:style-name="Definition">The role of GDP used in emerging technical processes (900)</text:span></text:a></text:p>
                </text:list-item>
              </text:list>
            </text:list-item>
            <text:list-item>
              <text:p text:style-name="P2"><text:a xlink:type="simple" xlink:href="#the-role-of-gdps-in-the-personal-appropriation-of-concepts-and-processes-500---target-750" office:name=""><text:span text:style-name="Definition">The role of GDPs in the personal appropriation of concepts and processes (500 - Target 750)</text:span></text:a></text:p>
            </text:list-item>
            <text:list-item>
              <text:p text:style-name="P2"><text:a xlink:type="simple" xlink:href="#reduced-discussion-section" office:name=""><text:span text:style-name="Definition">Reduced discussion section</text:span></text:a></text:p>
            </text:list-item>
            <text:list-item>
              <text:p text:style-name="P2"><text:a xlink:type="simple" xlink:href="#observations-on-emerging-flexible-design-practices-more-on-interpersonal-level" office:name=""><text:span text:style-name="Definition">Observations on emerging flexible design practices (MORE ON INTERPERSONAL LEVEL)</text:span></text:a></text:p>
              <text:list text:style-name="L6">
                <text:list-item>
                  <text:p text:style-name="P6"><text:a xlink:type="simple" xlink:href="#observations-and-evidence-on-flexible-design-practice" office:name=""><text:span text:style-name="Definition">Observations and evidence on flexible design practice</text:span></text:a></text:p>
                </text:list-item>
                <text:list-item>
                  <text:p text:style-name="P6"><text:a xlink:type="simple" xlink:href="#discussion-on-flexible-design-practices" office:name=""><text:span text:style-name="Definition">Discussion on Flexible Design Practices</text:span></text:a></text:p>
                  <text:list text:style-name="L7">
                    <text:list-item>
                      <text:p text:style-name="P7"><text:a xlink:type="simple" xlink:href="#the-potential-of-emergent-non-productive-activities---drop" office:name=""><text:span text:style-name="Definition">The potential of emergent “non-productive” activities - DROP?</text:span></text:a></text:p>
                    </text:list-item>
                  </text:list>
                </text:list-item>
                <text:list-item>
                  <text:p text:style-name="P6"><text:a xlink:type="simple" xlink:href="#discussion-in-relation-to-other-research" office:name=""><text:span text:style-name="Definition">Discussion in relation to other research</text:span></text:a></text:p>
                  <text:list text:style-name="L8">
                    <text:list-item>
                      <text:p text:style-name="P8"><text:a xlink:type="simple" xlink:href="#beyond-design-cycle-stages" office:name=""><text:span text:style-name="Definition">- beyond design cycle stages</text:span></text:a></text:p>
                    </text:list-item>
                    <text:list-item>
                      <text:p text:style-name="P8"><text:a xlink:type="simple" xlink:href="#on-game-jamming" office:name=""><text:span text:style-name="Definition">On Game Jamming</text:span></text:a></text:p>
                    </text:list-item>
                  </text:list>
                </text:list-item>
                <text:list-item>
                  <text:p text:style-name="P6"><text:a xlink:type="simple" xlink:href="#implications-for-practitioners---move-later" office:name=""><text:span text:style-name="Definition">Implications for practitioners - MOVE LATER?</text:span></text:a></text:p>
                </text:list-item>
                <text:list-item>
                  <text:p text:style-name="P6"><text:a xlink:type="simple" xlink:href="#returning-to-the-table-of-varied-gdp-use-with-supporting-evidence" office:name=""><text:span text:style-name="Definition">Returning to the table of varied GDP use with supporting evidence</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9">
                <text:list-item>
                  <text:p text:style-name="P9"><text:a xlink:type="simple" xlink:href="#moved-from-guided-participation" office:name=""><text:span text:style-name="Definition">MOVED FROM GUIDED PARTICIPATION</text:span></text:a></text:p>
                </text:list-item>
                <text:list-item>
                  <text:p text:style-name="P9"><text:a xlink:type="simple" xlink:href="#future-work-on-abstraction-layers-of-abstraction-gdps-and-the-mda-framework" office:name=""><text:span text:style-name="Definition">Future work on abstraction, layers of abstraction GDPs and the MDA framework</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0">
        <text:list-item>
          <text:p text:style-name="P10">What pedagogical tools and processes are available to support novices to overcome barriers to participation in game coding processes?</text:p>
        </text:list-item>
        <text:list-item>
          <text:p text:style-name="P10">How can game design patterns support the development of coding practices with novices?</text:p>
        </text:list-item>
        <text:list-item>
          <text:p text:style-name="P10">How can learners build agency in an evolving community of game makers?</text:p>
        </text:list-item>
      </text:list>
      <text:h text:style-name="Heading_20_2" text:outline-level="2"><text:bookmark-start text:name="notes-to-restructure"/>Notes to restructure<text:bookmark-end text:name="notes-to-restructure"/></text:h>
      <text:p text:style-name="First_20_paragraph">Integrate the section on flexible design patterns into a discussion that also addresses aspects of the process of constructing repertoires using designed affordances facilitating “cultural mediation” [Moll]</text:p>
      <text:p text:style-name="Text_20_body">Thus Discussion points include</text:p>
      <text:list text:style-name="L11">
        <text:list-item>
          <text:p text:style-name="P11">Explain findings using CHAT concepts, Actions to Operations. GDPs used in varied forms of mediation</text:p>
        </text:list-item>
        <text:list-item>
          <text:p text:style-name="P11">Beyond mediation, it can be seen as a lens of TA transformative agency - how is this different? But this seems a high bar - examples unclear - and potentially lack a clear focus on cultural aspects?<text:line-break/></text:p>
        </text:list-item>
        <text:list-item>
          <text:p text:style-name="P11">The concept of repertoires, seems appropriate to some mid uses, not simple mediation, but not HIGH transformative - similar to assemblages or a rhizomatic perception.<text:line-break/></text:p>
        </text:list-item>
        <text:list-item>
          <text:p text:style-name="P11">This flexibility is observable in data - flexible design practices</text:p>
        </text:list-item>
      </text:list>
      <text:p text:style-name="First_20_paragraph">NOTE - perhaps flip the order again to end with cultural aspects, and include the drama process, and maker types / missions within the data presented. As an additional section or incorporate into the table - like within Funds of Identity.</text:p>
      <text:p text:style-name="Text_20_body"><text:span text:style-name="T1">Older notes</text:span> Really address the community aspect of the RQ - and highlight that this is why personal elements are not explored in more detail</text:p>
      <text:p text:style-name="Text_20_body">In each section if there are multiple aspects of that then put into headings - and put this into the coding structure for data review</text:p>
      <text:p text:style-name="Text_20_body">Examine overlap of the cultural uses of GDP, and the next chapter - hand in hand here get an overview of what needs to extracted from the data and where it sits</text:p>
      <text:p text:style-name="Text_20_body">Also work out what to move to Lit Review - and restructure LT and Methodology based on two chapters near completion.</text:p>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schema&quot;:&quot;https://github.com/citation-style-language/schema/raw/master/csl-citation.json&quot;,&quot;properties&quot;:{&quot;formattedCitation&quot;:&quot;[@repenning_scalable_2015; @basawapatna_using_2010]&quot;,&quot;noteIndex&quot;:0},&quot;citationItems&quot;:[{&quot;uri&quot;:[&quot;http://zotero.org/users/1913249/items/Q248ZHQD&quot;],&quot;itemData&quot;:{&quot;issue&quot;:&quot;2&quot;,&quot;accessed&quot;:{&quot;date-parts&quot;:[[&quot;2018&quot;,7,18]]},&quot;DOI&quot;:&quot;10.1145/2700517&quot;,&quot;title-short&quot;:&quot;Scalable Game Design&quot;,&quot;issued&quot;:{&quot;date-parts&quot;:[[&quot;2015&quot;,4]]},&quot;volume&quot;:&quot;15&quot;,&quot;URL&quot;:&quot;http://doi.acm.org/10.1145/2700517&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quot;:&quot;Scalable Game Design: A Strategy to Bring Systemic Computer Science Education to Schools Through Game Design and Simulation Creation&quot;,&quot;source&quot;:&quot;ACM Digital Library&quot;,&quot;id&quot;:&quot;repenning_scalable_2015&quot;,&quot;page&quot;:&quot;11:1–11:31&quot;,&quot;citation-key&quot;:&quot;repenning_scalable_2015&quot;,&quot;container-title&quot;:&quot;Trans. Comput. Educ.&quot;},&quot;suffix&quot;:&quot;&quot;,&quot;uris&quot;:[&quot;http://zotero.org/users/1913249/items/Q248ZHQD&quot;],&quot;id&quot;:2595,&quot;prefix&quot;:&quot;&quot;},{&quot;uri&quot;:[&quot;http://zotero.org/users/1913249/items/AMHDJY3A&quot;],&quot;itemData&quot;:{&quot;id&quot;:&quot;basawapatna_using_2010&quot;,&quot;accessed&quot;:{&quot;date-parts&quot;:[[&quot;2019&quot;,12,8]]},&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place&quot;:&quot;Bilkent, Ankara, Turkey&quot;,&quot;event-title&quot;:&quot;the fifteenth annual conference&quot;,&quot;type&quot;:&quot;paper-conference&quot;,&quot;issued&quot;:{&quot;date-parts&quot;:[[&quot;2010&quot;]]},&quot;language&quot;:&quot;en&quot;,&quot;ISBN&quot;:&quot;978-1-60558-729-5&quot;,&quot;publisher&quot;:&quot;ACM Press&quot;,&quot;URL&quot;:&quot;http://portal.acm.org/citation.cfm?doid=1822090.1822154&quot;,&quot;source&quot;:&quot;DOI.org (Crossref)&quot;,&quot;author&quot;:[{&quot;given&quot;:&quot;Ashok R.&quot;,&quot;family&quot;:&quot;Basawapatna&quot;},{&quot;given&quot;:&quot;Kyu Han&quot;,&quot;family&quot;:&quot;Koh&quot;},{&quot;given&quot;:&quot;Alexander&quot;,&quot;family&quot;:&quot;Repenning&quot;}],&quot;title&quot;:&quot;Using scalable game design to teach computer science from middle school to graduate school&quot;,&quot;container-title&quot;:&quot;Proceedings of the fifteenth annual conference on Innovation and technology in computer science education - ITiCSE '10&quot;,&quot;event-place&quot;:&quot;Bilkent, Ankara, Turkey&quot;,&quot;page&quot;:&quot;224&quot;,&quot;citation-key&quot;:&quot;basawapatna_using_2010&quot;,&quot;DOI&quot;:&quot;10.1145/1822090.1822154&quot;},&quot;suffix&quot;:&quot;&quot;,&quot;uris&quot;:[&quot;http://zotero.org/users/1913249/items/AMHDJY3A&quot;],&quot;id&quot;:3136,&quot;prefix&quot;:&quot;&quot;}],&quot;citationID&quot;:&quot;kuuxfith&quot;} RNDomqjnyxqsd"/>&lt;Do Zotero Refresh: [@repenning_scalable_2015; @basawapatna_using_2010]&gt;<text:reference-mark-end text:name="ZOTERO_ITEM CSL_CITATION {&quot;schema&quot;:&quot;https://github.com/citation-style-language/schema/raw/master/csl-citation.json&quot;,&quot;properties&quot;:{&quot;formattedCitation&quot;:&quot;[@repenning_scalable_2015; @basawapatna_using_2010]&quot;,&quot;noteIndex&quot;:0},&quot;citationItems&quot;:[{&quot;uri&quot;:[&quot;http://zotero.org/users/1913249/items/Q248ZHQD&quot;],&quot;itemData&quot;:{&quot;issue&quot;:&quot;2&quot;,&quot;accessed&quot;:{&quot;date-parts&quot;:[[&quot;2018&quot;,7,18]]},&quot;DOI&quot;:&quot;10.1145/2700517&quot;,&quot;title-short&quot;:&quot;Scalable Game Design&quot;,&quot;issued&quot;:{&quot;date-parts&quot;:[[&quot;2015&quot;,4]]},&quot;volume&quot;:&quot;15&quot;,&quot;URL&quot;:&quot;http://doi.acm.org/10.1145/2700517&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quot;:&quot;Scalable Game Design: A Strategy to Bring Systemic Computer Science Education to Schools Through Game Design and Simulation Creation&quot;,&quot;source&quot;:&quot;ACM Digital Library&quot;,&quot;id&quot;:&quot;repenning_scalable_2015&quot;,&quot;page&quot;:&quot;11:1–11:31&quot;,&quot;citation-key&quot;:&quot;repenning_scalable_2015&quot;,&quot;container-title&quot;:&quot;Trans. Comput. Educ.&quot;},&quot;suffix&quot;:&quot;&quot;,&quot;uris&quot;:[&quot;http://zotero.org/users/1913249/items/Q248ZHQD&quot;],&quot;id&quot;:2595,&quot;prefix&quot;:&quot;&quot;},{&quot;uri&quot;:[&quot;http://zotero.org/users/1913249/items/AMHDJY3A&quot;],&quot;itemData&quot;:{&quot;id&quot;:&quot;basawapatna_using_2010&quot;,&quot;accessed&quot;:{&quot;date-parts&quot;:[[&quot;2019&quot;,12,8]]},&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place&quot;:&quot;Bilkent, Ankara, Turkey&quot;,&quot;event-title&quot;:&quot;the fifteenth annual conference&quot;,&quot;type&quot;:&quot;paper-conference&quot;,&quot;issued&quot;:{&quot;date-parts&quot;:[[&quot;2010&quot;]]},&quot;language&quot;:&quot;en&quot;,&quot;ISBN&quot;:&quot;978-1-60558-729-5&quot;,&quot;publisher&quot;:&quot;ACM Press&quot;,&quot;URL&quot;:&quot;http://portal.acm.org/citation.cfm?doid=1822090.1822154&quot;,&quot;source&quot;:&quot;DOI.org (Crossref)&quot;,&quot;author&quot;:[{&quot;given&quot;:&quot;Ashok R.&quot;,&quot;family&quot;:&quot;Basawapatna&quot;},{&quot;given&quot;:&quot;Kyu Han&quot;,&quot;family&quot;:&quot;Koh&quot;},{&quot;given&quot;:&quot;Alexander&quot;,&quot;family&quot;:&quot;Repenning&quot;}],&quot;title&quot;:&quot;Using scalable game design to teach computer science from middle school to graduate school&quot;,&quot;container-title&quot;:&quot;Proceedings of the fifteenth annual conference on Innovation and technology in computer science education - ITiCSE '10&quot;,&quot;event-place&quot;:&quot;Bilkent, Ankara, Turkey&quot;,&quot;page&quot;:&quot;224&quot;,&quot;citation-key&quot;:&quot;basawapatna_using_2010&quot;,&quot;DOI&quot;:&quot;10.1145/1822090.1822154&quot;},&quot;suffix&quot;:&quot;&quot;,&quot;uris&quot;:[&quot;http://zotero.org/users/1913249/items/AMHDJY3A&quot;],&quot;id&quot;:3136,&quot;prefix&quot;:&quot;&quot;}],&quot;citationID&quot;:&quot;kuuxfith&quot;} RNDomqjnyxqsd"/> or as a foundation for co-design work <text:reference-mark-start text:name="ZOTERO_ITEM CSL_CITATION {&quot;schema&quot;:&quot;https://github.com/citation-style-language/schema/raw/master/csl-citation.json&quot;,&quot;properties&quot;:{&quot;formattedCitation&quot;:&quot;[@eriksson_using_2019]&quot;,&quot;noteIndex&quot;:0},&quot;citationItems&quot;:[{&quot;uri&quot;:[&quot;http://zotero.org/users/1913249/items/YJKSC8LM&quot;],&quot;itemData&quot;:{&quot;id&quot;:&quot;eriksson_using_2019&quot;,&quot;accessed&quot;:{&quot;date-parts&quot;:[[&quot;2022&quot;,8,9]]},&quot;DOI&quot;:&quot;10.1145/3311927.3323155&quot;,&quot;publisher-place&quot;:&quot;Boise ID USA&quot;,&quot;event-title&quot;:&quot;IDC '19: Interaction Design and Children&quot;,&quot;type&quot;:&quot;paper-conference&quot;,&quot;issued&quot;:{&quot;date-parts&quot;:[[&quot;2019&quot;,6,12]]},&quot;language&quot;:&quot;en&quot;,&quot;ISBN&quot;:&quot;978-1-4503-6690-8&quot;,&quot;publisher&quot;:&quot;ACM&quot;,&quot;URL&quot;:&quot;https://dl.acm.org/doi/10.1145/3311927.3323155&quot;,&quot;citation-key&quot;:&quot;eriksson_using_2019&quot;,&quot;title&quot;:&quot;Using Gameplay Design Patterns with Children in the Redesign of a Collaborative Co-located Game&quot;,&quot;source&quot;:&quot;DOI.org (Crossref)&quot;,&quot;event-place&quot;:&quot;Boise ID USA&quot;,&quot;page&quot;:&quot;15-25&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suffix&quot;:&quot;&quot;,&quot;uris&quot;:[&quot;http://zotero.org/users/1913249/items/YJKSC8LM&quot;],&quot;id&quot;:3745,&quot;prefix&quot;:&quot;&quot;}],&quot;citationID&quot;:&quot;pagduekd&quot;} RNDczfnvphqnm"/>&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tems&quot;:[{&quot;uri&quot;:[&quot;http://zotero.org/users/1913249/items/YJKSC8LM&quot;],&quot;itemData&quot;:{&quot;id&quot;:&quot;eriksson_using_2019&quot;,&quot;accessed&quot;:{&quot;date-parts&quot;:[[&quot;2022&quot;,8,9]]},&quot;DOI&quot;:&quot;10.1145/3311927.3323155&quot;,&quot;publisher-place&quot;:&quot;Boise ID USA&quot;,&quot;event-title&quot;:&quot;IDC '19: Interaction Design and Children&quot;,&quot;type&quot;:&quot;paper-conference&quot;,&quot;issued&quot;:{&quot;date-parts&quot;:[[&quot;2019&quot;,6,12]]},&quot;language&quot;:&quot;en&quot;,&quot;ISBN&quot;:&quot;978-1-4503-6690-8&quot;,&quot;publisher&quot;:&quot;ACM&quot;,&quot;URL&quot;:&quot;https://dl.acm.org/doi/10.1145/3311927.3323155&quot;,&quot;citation-key&quot;:&quot;eriksson_using_2019&quot;,&quot;title&quot;:&quot;Using Gameplay Design Patterns with Children in the Redesign of a Collaborative Co-located Game&quot;,&quot;source&quot;:&quot;DOI.org (Crossref)&quot;,&quot;event-place&quot;:&quot;Boise ID USA&quot;,&quot;page&quot;:&quot;15-25&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suffix&quot;:&quot;&quot;,&quot;uris&quot;:[&quot;http://zotero.org/users/1913249/items/YJKSC8LM&quot;],&quot;id&quot;:3745,&quot;prefix&quot;:&quot;&quot;}],&quot;citationID&quot;:&quot;pagduekd&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schema&quot;:&quot;https://github.com/citation-style-language/schema/raw/master/csl-citation.json&quot;,&quot;properties&quot;:{&quot;formattedCitation&quot;:&quot;[@rogoff_observing_1995]&quot;,&quot;noteIndex&quot;:0},&quot;citationItems&quot;:[{&quot;uri&quot;:[&quot;http://zotero.org/users/1913249/items/ZMN79J65&quot;],&quot;itemData&quot;:{&quot;type&quot;:&quot;chapter&quot;,&quot;author&quot;:[{&quot;given&quot;:&quot;Barbara&quot;,&quot;family&quot;:&quot;Rogoff&quot;}],&quot;event-place&quot;:&quot;New York, NY, US&quot;,&quot;title&quot;:&quot;Observing sociocultural activity on three planes: Participatory appropriation, guided participation, and apprenticeship&quot;,&quot;id&quot;:&quot;rogoff_observing_1995&quot;,&quot;publisher&quot;:&quot;Cambridge University Press&quot;,&quot;page&quot;:&quot;139-164&quot;,&quot;container-title&quot;:&quot;Sociocultural studies of mind&quot;,&quot;source&quot;:&quot;APA PsycNet&quot;,&quot;publisher-place&quot;:&quot;New York, NY, US&quot;,&quot;collection-title&quot;:&quot;Learning in doing: Social, cognitive, and computational aspects&quot;,&quot;citation-key&quot;:&quot;rogoff_observing_1995&quot;,&quot;title-short&quot;:&quot;Observing sociocultural activity on three planes&quot;,&quot;issued&quot;:{&quot;date-parts&quot;:[[&quot;1995&quot;]]}},&quot;suffix&quot;:&quot;&quot;,&quot;uris&quot;:[&quot;http://zotero.org/users/1913249/items/ZMN79J65&quot;],&quot;id&quot;:3879,&quot;prefix&quot;:&quot;&quot;}],&quot;citationID&quot;:&quot;zhunukxh&quot;} RNDjvxbyncerx"/>&lt;Do Zotero Refresh: [@rogoff_observing_1995]&gt;<text:reference-mark-end text:name="ZOTERO_ITEM CSL_CITATION {&quot;schema&quot;:&quot;https://github.com/citation-style-language/schema/raw/master/csl-citation.json&quot;,&quot;properties&quot;:{&quot;formattedCitation&quot;:&quot;[@rogoff_observing_1995]&quot;,&quot;noteIndex&quot;:0},&quot;citationItems&quot;:[{&quot;uri&quot;:[&quot;http://zotero.org/users/1913249/items/ZMN79J65&quot;],&quot;itemData&quot;:{&quot;type&quot;:&quot;chapter&quot;,&quot;author&quot;:[{&quot;given&quot;:&quot;Barbara&quot;,&quot;family&quot;:&quot;Rogoff&quot;}],&quot;event-place&quot;:&quot;New York, NY, US&quot;,&quot;title&quot;:&quot;Observing sociocultural activity on three planes: Participatory appropriation, guided participation, and apprenticeship&quot;,&quot;id&quot;:&quot;rogoff_observing_1995&quot;,&quot;publisher&quot;:&quot;Cambridge University Press&quot;,&quot;page&quot;:&quot;139-164&quot;,&quot;container-title&quot;:&quot;Sociocultural studies of mind&quot;,&quot;source&quot;:&quot;APA PsycNet&quot;,&quot;publisher-place&quot;:&quot;New York, NY, US&quot;,&quot;collection-title&quot;:&quot;Learning in doing: Social, cognitive, and computational aspects&quot;,&quot;citation-key&quot;:&quot;rogoff_observing_1995&quot;,&quot;title-short&quot;:&quot;Observing sociocultural activity on three planes&quot;,&quot;issued&quot;:{&quot;date-parts&quot;:[[&quot;1995&quot;]]}},&quot;suffix&quot;:&quot;&quot;,&quot;uris&quot;:[&quot;http://zotero.org/users/1913249/items/ZMN79J65&quot;],&quot;id&quot;:3879,&quot;prefix&quot;:&quot;&quot;}],&quot;citationID&quot;:&quot;zhunukxh&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h text:style-name="Heading_20_4" text:outline-level="4"><text:bookmark-start text:name="table-of-varied-gdp-use-with-supporting-evidence"/>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session transcriptions the behaviour was found within.</text:p>
      <text:p text:style-name="Text_20_body">INSERT SUMMARY TABLE FROM HERE - https://docs.google.com/document/d/1Ce2cYIYnFCd9GM8zRntBd7lrud-dMbbrtgEQMoGNRmE/edit</text:p>
      <text:p text:style-name="Text_20_body">DEVELOP HOW THIS WILL BE SUPPORTED WITH EVIDENCE IN THIS CHAPTER.</text:p>
      <text:p text:style-name="Text_20_body"> </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schema&quot;:&quot;https://github.com/citation-style-language/schema/raw/master/csl-citation.json&quot;,&quot;properties&quot;:{&quot;formattedCitation&quot;:&quot;[@rogoff_observing_1995]&quot;,&quot;noteIndex&quot;:0},&quot;citationItems&quot;:[{&quot;uri&quot;:[&quot;http://zotero.org/users/1913249/items/ZMN79J65&quot;],&quot;itemData&quot;:{&quot;type&quot;:&quot;chapter&quot;,&quot;author&quot;:[{&quot;given&quot;:&quot;Barbara&quot;,&quot;family&quot;:&quot;Rogoff&quot;}],&quot;event-place&quot;:&quot;New York, NY, US&quot;,&quot;title&quot;:&quot;Observing sociocultural activity on three planes: Participatory appropriation, guided participation, and apprenticeship&quot;,&quot;id&quot;:&quot;rogoff_observing_1995&quot;,&quot;publisher&quot;:&quot;Cambridge University Press&quot;,&quot;page&quot;:&quot;139-164&quot;,&quot;container-title&quot;:&quot;Sociocultural studies of mind&quot;,&quot;source&quot;:&quot;APA PsycNet&quot;,&quot;publisher-place&quot;:&quot;New York, NY, US&quot;,&quot;collection-title&quot;:&quot;Learning in doing: Social, cognitive, and computational aspects&quot;,&quot;citation-key&quot;:&quot;rogoff_observing_1995&quot;,&quot;title-short&quot;:&quot;Observing sociocultural activity on three planes&quot;,&quot;issued&quot;:{&quot;date-parts&quot;:[[&quot;1995&quot;]]}},&quot;suffix&quot;:&quot;&quot;,&quot;uris&quot;:[&quot;http://zotero.org/users/1913249/items/ZMN79J65&quot;],&quot;id&quot;:3879,&quot;prefix&quot;:&quot;&quot;}],&quot;citationID&quot;:&quot;jbalbgzx&quot;} RNDwgojtnrnbl"/>&lt;Do Zotero Refresh: [@rogoff_observing_1995]&gt;<text:reference-mark-end text:name="ZOTERO_ITEM CSL_CITATION {&quot;schema&quot;:&quot;https://github.com/citation-style-language/schema/raw/master/csl-citation.json&quot;,&quot;properties&quot;:{&quot;formattedCitation&quot;:&quot;[@rogoff_observing_1995]&quot;,&quot;noteIndex&quot;:0},&quot;citationItems&quot;:[{&quot;uri&quot;:[&quot;http://zotero.org/users/1913249/items/ZMN79J65&quot;],&quot;itemData&quot;:{&quot;type&quot;:&quot;chapter&quot;,&quot;author&quot;:[{&quot;given&quot;:&quot;Barbara&quot;,&quot;family&quot;:&quot;Rogoff&quot;}],&quot;event-place&quot;:&quot;New York, NY, US&quot;,&quot;title&quot;:&quot;Observing sociocultural activity on three planes: Participatory appropriation, guided participation, and apprenticeship&quot;,&quot;id&quot;:&quot;rogoff_observing_1995&quot;,&quot;publisher&quot;:&quot;Cambridge University Press&quot;,&quot;page&quot;:&quot;139-164&quot;,&quot;container-title&quot;:&quot;Sociocultural studies of mind&quot;,&quot;source&quot;:&quot;APA PsycNet&quot;,&quot;publisher-place&quot;:&quot;New York, NY, US&quot;,&quot;collection-title&quot;:&quot;Learning in doing: Social, cognitive, and computational aspects&quot;,&quot;citation-key&quot;:&quot;rogoff_observing_1995&quot;,&quot;title-short&quot;:&quot;Observing sociocultural activity on three planes&quot;,&quot;issued&quot;:{&quot;date-parts&quot;:[[&quot;1995&quot;]]}},&quot;suffix&quot;:&quot;&quot;,&quot;uris&quot;:[&quot;http://zotero.org/users/1913249/items/ZMN79J65&quot;],&quot;id&quot;:3879,&quot;prefix&quot;:&quot;&quot;}],&quot;citationID&quot;:&quot;jbalbgzx&quot;} RNDwgojtnrnbl"/>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schema&quot;:&quot;https://github.com/citation-style-language/schema/raw/master/csl-citation.json&quot;,&quot;properties&quot;:{&quot;formattedCitation&quot;:&quot;[@gutierrez_cultural_2003]&quot;,&quot;noteIndex&quot;:0},&quot;citationItems&quot;:[{&quot;uri&quot;:[&quot;http://zotero.org/users/1913249/items/BW6F6HY6&quot;],&quot;itemData&quot;:{&quot;license&quot;:&quot;http://journals.sagepub.com/page/policies/text-and-data-mining-license&quot;,&quot;issue&quot;:&quot;5&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issued&quot;:{&quot;date-parts&quot;:[[&quot;2003&quot;,6]]},&quot;language&quot;:&quot;en&quot;,&quot;volume&quot;:&quot;32&quot;,&quot;URL&quot;:&quot;http://journals.sagepub.com/doi/10.3102/0013189X032005019&quot;,&quot;ISSN&quot;:&quot;0013-189X, 1935-102X&quot;,&quot;type&quot;:&quot;article-journal&quot;,&quot;source&quot;:&quot;DOI.org (Crossref)&quot;,&quot;author&quot;:[{&quot;given&quot;:&quot;Kris D.&quot;,&quot;family&quot;:&quot;Gutiérrez&quot;},{&quot;given&quot;:&quot;Barbara&quot;,&quot;family&quot;:&quot;Rogoff&quot;}],&quot;title&quot;:&quot;Cultural Ways of Learning: Individual Traits or Repertoires of Practice&quot;,&quot;page&quot;:&quot;19-25&quot;,&quot;id&quot;:&quot;gutierrez_cultural_2003&quot;,&quot;container-title&quot;:&quot;Educational Researcher&quot;,&quot;DOI&quot;:&quot;10.3102/0013189X032005019&quot;,&quot;citation-key&quot;:&quot;gutierrez_cultural_2003&quot;},&quot;suffix&quot;:&quot;&quot;,&quot;uris&quot;:[&quot;http://zotero.org/users/1913249/items/BW6F6HY6&quot;],&quot;id&quot;:9830,&quot;prefix&quot;:&quot;&quot;}],&quot;citationID&quot;:&quot;yyshtqjr&quot;} RNDelwvifxjry"/>&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tems&quot;:[{&quot;uri&quot;:[&quot;http://zotero.org/users/1913249/items/BW6F6HY6&quot;],&quot;itemData&quot;:{&quot;license&quot;:&quot;http://journals.sagepub.com/page/policies/text-and-data-mining-license&quot;,&quot;issue&quot;:&quot;5&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issued&quot;:{&quot;date-parts&quot;:[[&quot;2003&quot;,6]]},&quot;language&quot;:&quot;en&quot;,&quot;volume&quot;:&quot;32&quot;,&quot;URL&quot;:&quot;http://journals.sagepub.com/doi/10.3102/0013189X032005019&quot;,&quot;ISSN&quot;:&quot;0013-189X, 1935-102X&quot;,&quot;type&quot;:&quot;article-journal&quot;,&quot;source&quot;:&quot;DOI.org (Crossref)&quot;,&quot;author&quot;:[{&quot;given&quot;:&quot;Kris D.&quot;,&quot;family&quot;:&quot;Gutiérrez&quot;},{&quot;given&quot;:&quot;Barbara&quot;,&quot;family&quot;:&quot;Rogoff&quot;}],&quot;title&quot;:&quot;Cultural Ways of Learning: Individual Traits or Repertoires of Practice&quot;,&quot;page&quot;:&quot;19-25&quot;,&quot;id&quot;:&quot;gutierrez_cultural_2003&quot;,&quot;container-title&quot;:&quot;Educational Researcher&quot;,&quot;DOI&quot;:&quot;10.3102/0013189X032005019&quot;,&quot;citation-key&quot;:&quot;gutierrez_cultural_2003&quot;},&quot;suffix&quot;:&quot;&quot;,&quot;uris&quot;:[&quot;http://zotero.org/users/1913249/items/BW6F6HY6&quot;],&quot;id&quot;:9830,&quot;prefix&quot;:&quot;&quot;}],&quot;citationID&quot;:&quot;yyshtqjr&quot;} RNDelwvifxjry"/>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schema&quot;:&quot;https://github.com/citation-style-language/schema/raw/master/csl-citation.json&quot;,&quot;properties&quot;:{&quot;formattedCitation&quot;:&quot;[@redstrom_towards_2006]&quot;,&quot;noteIndex&quot;:0},&quot;citationItems&quot;:[{&quot;uri&quot;:[&quot;http://zotero.org/users/1913249/items/H9QB65U9&quot;],&quot;itemData&quot;:{&quot;license&quot;:&quot;https://www.elsevier.com/tdm/userlicense/1.0/&quot;,&quot;issue&quot;:&quot;2&quot;,&quot;container-title-short&quot;:&quot;Design Studies&quot;,&quot;accessed&quot;:{&quot;date-parts&quot;:[[&quot;2025&quot;,1,6]]},&quot;DOI&quot;:&quot;10.1016/j.destud.2005.06.001&quot;,&quot;title-short&quot;:&quot;Towards user design?&quot;,&quot;issued&quot;:{&quot;date-parts&quot;:[[&quot;2006&quot;,3]]},&quot;language&quot;:&quot;en&quot;,&quot;volume&quot;:&quot;27&quot;,&quot;URL&quot;:&quot;https://linkinghub.elsevier.com/retrieve/pii/S0142694X05000359&quot;,&quot;ISSN&quot;:&quot;0142694X&quot;,&quot;type&quot;:&quot;article-journal&quot;,&quot;author&quot;:[{&quot;given&quot;:&quot;Johan&quot;,&quot;family&quot;:&quot;Redström&quot;}],&quot;title&quot;:&quot;Towards user design? On the shift from object to user as the subject of design&quot;,&quot;citation-key&quot;:&quot;redstrom_towards_2006&quot;,&quot;source&quot;:&quot;DOI.org (Crossref)&quot;,&quot;page&quot;:&quot;123-139&quot;,&quot;id&quot;:&quot;redstrom_towards_2006&quot;,&quot;container-title&quot;:&quot;Design Studies&quot;},&quot;suffix&quot;:&quot;&quot;,&quot;uris&quot;:[&quot;http://zotero.org/users/1913249/items/H9QB65U9&quot;],&quot;id&quot;:9977,&quot;prefix&quot;:&quot;&quot;}],&quot;citationID&quot;:&quot;prwlykvr&quot;} RNDxmfyxdwqlq"/>&lt;Do Zotero Refresh: [@redstrom_towards_2006]&gt;<text:reference-mark-end text:name="ZOTERO_ITEM CSL_CITATION {&quot;schema&quot;:&quot;https://github.com/citation-style-language/schema/raw/master/csl-citation.json&quot;,&quot;properties&quot;:{&quot;formattedCitation&quot;:&quot;[@redstrom_towards_2006]&quot;,&quot;noteIndex&quot;:0},&quot;citationItems&quot;:[{&quot;uri&quot;:[&quot;http://zotero.org/users/1913249/items/H9QB65U9&quot;],&quot;itemData&quot;:{&quot;license&quot;:&quot;https://www.elsevier.com/tdm/userlicense/1.0/&quot;,&quot;issue&quot;:&quot;2&quot;,&quot;container-title-short&quot;:&quot;Design Studies&quot;,&quot;accessed&quot;:{&quot;date-parts&quot;:[[&quot;2025&quot;,1,6]]},&quot;DOI&quot;:&quot;10.1016/j.destud.2005.06.001&quot;,&quot;title-short&quot;:&quot;Towards user design?&quot;,&quot;issued&quot;:{&quot;date-parts&quot;:[[&quot;2006&quot;,3]]},&quot;language&quot;:&quot;en&quot;,&quot;volume&quot;:&quot;27&quot;,&quot;URL&quot;:&quot;https://linkinghub.elsevier.com/retrieve/pii/S0142694X05000359&quot;,&quot;ISSN&quot;:&quot;0142694X&quot;,&quot;type&quot;:&quot;article-journal&quot;,&quot;author&quot;:[{&quot;given&quot;:&quot;Johan&quot;,&quot;family&quot;:&quot;Redström&quot;}],&quot;title&quot;:&quot;Towards user design? On the shift from object to user as the subject of design&quot;,&quot;citation-key&quot;:&quot;redstrom_towards_2006&quot;,&quot;source&quot;:&quot;DOI.org (Crossref)&quot;,&quot;page&quot;:&quot;123-139&quot;,&quot;id&quot;:&quot;redstrom_towards_2006&quot;,&quot;container-title&quot;:&quot;Design Studies&quot;},&quot;suffix&quot;:&quot;&quot;,&quot;uris&quot;:[&quot;http://zotero.org/users/1913249/items/H9QB65U9&quot;],&quot;id&quot;:9977,&quot;prefix&quot;:&quot;&quot;}],&quot;citationID&quot;:&quot;prwlykvr&quot;} RNDxmfyxdwqlq"/>, as well as the challenges involved in undertaking such an “<text:span text:style-name="T2">operationalization of empathy</text:span>” <text:reference-mark-start text:name="ZOTERO_ITEM CSL_CITATION {&quot;schema&quot;:&quot;https://github.com/citation-style-language/schema/raw/master/csl-citation.json&quot;,&quot;properties&quot;:{&quot;formattedCitation&quot;:&quot;[@surma-aho_conceptualization_2022, p.1]&quot;,&quot;noteIndex&quot;:0},&quot;citationItems&quot;:[{&quot;locator&quot;:&quot;1&quot;,&quot;uri&quot;:[&quot;http://zotero.org/users/1913249/items/L7ATGKR9&quot;],&quot;itemData&quot;:{&quot;language&quot;:&quot;en&quot;,&quot;volume&quot;:&quot;78&quot;,&quot;citation-key&quot;:&quot;surma-aho_conceptualization_2022&quot;,&quot;URL&quot;:&quot;https://linkinghub.elsevier.com/retrieve/pii/S0142694X21000867&quot;,&quot;ISSN&quot;:&quot;0142694X&quot;,&quot;title&quot;:&quot;Conceptualization and operationalization of empathy in design research&quot;,&quot;id&quot;:&quot;surma-aho_conceptualization_2022&quot;,&quot;container-title-short&quot;:&quot;Design Studies&quot;,&quot;accessed&quot;:{&quot;date-parts&quot;:[[&quot;2025&quot;,1,6]]},&quot;container-title&quot;:&quot;Design Studies&quot;,&quot;DOI&quot;:&quot;10.1016/j.destud.2021.101075&quot;,&quot;source&quot;:&quot;DOI.org (Crossref)&quot;,&quot;page&quot;:&quot;101075&quot;,&quot;author&quot;:[{&quot;given&quot;:&quot;Antti&quot;,&quot;family&quot;:&quot;Surma-aho&quot;},{&quot;given&quot;:&quot;Katja&quot;,&quot;family&quot;:&quot;Hölttä-Otto&quot;}],&quot;type&quot;:&quot;article-journal&quot;,&quot;issued&quot;:{&quot;date-parts&quot;:[[&quot;2022&quot;,1]]}},&quot;uris&quot;:[&quot;http://zotero.org/users/1913249/items/L7ATGKR9&quot;],&quot;id&quot;:9978,&quot;prefix&quot;:&quot;&quot;}],&quot;citationID&quot;:&quot;huhlfeho&quot;} RNDkexcdmtzyr"/>&lt;Do Zotero Refresh: [@surma-aho_conceptualization_2022, p.1]&gt;<text:reference-mark-end text:name="ZOTERO_ITEM CSL_CITATION {&quot;schema&quot;:&quot;https://github.com/citation-style-language/schema/raw/master/csl-citation.json&quot;,&quot;properties&quot;:{&quot;formattedCitation&quot;:&quot;[@surma-aho_conceptualization_2022, p.1]&quot;,&quot;noteIndex&quot;:0},&quot;citationItems&quot;:[{&quot;locator&quot;:&quot;1&quot;,&quot;uri&quot;:[&quot;http://zotero.org/users/1913249/items/L7ATGKR9&quot;],&quot;itemData&quot;:{&quot;language&quot;:&quot;en&quot;,&quot;volume&quot;:&quot;78&quot;,&quot;citation-key&quot;:&quot;surma-aho_conceptualization_2022&quot;,&quot;URL&quot;:&quot;https://linkinghub.elsevier.com/retrieve/pii/S0142694X21000867&quot;,&quot;ISSN&quot;:&quot;0142694X&quot;,&quot;title&quot;:&quot;Conceptualization and operationalization of empathy in design research&quot;,&quot;id&quot;:&quot;surma-aho_conceptualization_2022&quot;,&quot;container-title-short&quot;:&quot;Design Studies&quot;,&quot;accessed&quot;:{&quot;date-parts&quot;:[[&quot;2025&quot;,1,6]]},&quot;container-title&quot;:&quot;Design Studies&quot;,&quot;DOI&quot;:&quot;10.1016/j.destud.2021.101075&quot;,&quot;source&quot;:&quot;DOI.org (Crossref)&quot;,&quot;page&quot;:&quot;101075&quot;,&quot;author&quot;:[{&quot;given&quot;:&quot;Antti&quot;,&quot;family&quot;:&quot;Surma-aho&quot;},{&quot;given&quot;:&quot;Katja&quot;,&quot;family&quot;:&quot;Hölttä-Otto&quot;}],&quot;type&quot;:&quot;article-journal&quot;,&quot;issued&quot;:{&quot;date-parts&quot;:[[&quot;2022&quot;,1]]}},&quot;uris&quot;:[&quot;http://zotero.org/users/1913249/items/L7ATGKR9&quot;],&quot;id&quot;:9978,&quot;prefix&quot;:&quot;&quot;}],&quot;citationID&quot;:&quot;huhlfeho&quot;} RNDkexcdmtzyr"/>. From a CHAT interpretation, this process involves shifts in perspective by participants as they engage with objectives across different scopes of activity. For instance, in the vignette above, Olivia (child) pursues a quirky design goal during her paired design work, which Suzanna (parent) resists. Imagining a shift in perspective to the intended audience at a community level of interaction, the parent aims to ensure a sense of challenge for the imagined player.</text:p>
      <text:p text:style-name="Text_20_body">Suzanna shares “<text:span text:style-name="T2">Must be quite hard to get through that door.</text:span>” when Olivia places the exit door high above a platform. She then continues, “<text:span text:style-name="T2">It’s no fun having a game without any hazards to avoid.</text:span>” Olivia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Olivia (child) is indeed imagining the experience of the immediate audience of fellow game makers and supporting students. “<text:span text:style-name="T2">I like making it frustrating. That other people find it frustrating!</text:span>” Olivia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olly(p) who has concentrated on the graphics of her game to the detriment of the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schema&quot;:&quot;https://github.com/citation-style-language/schema/raw/master/csl-citation.json&quot;,&quot;properties&quot;:{&quot;formattedCitation&quot;:&quot;[@rogoff_cultural_2003]&quot;,&quot;noteIndex&quot;:0},&quot;citationItems&quot;:[{&quot;uri&quot;:[&quot;http://zotero.org/users/1913249/items/MPJ5DJQJ&quot;],&quot;itemData&quot;:{&quot;language&quot;:&quot;en&quot;,&quot;ISBN&quot;:&quot;978-0-19-513133-8&quot;,&quot;event-place&quot;:&quot;Oxford [UK] ;a New York&quot;,&quot;issued&quot;:{&quot;date-parts&quot;:[[&quot;2003&quot;]]},&quot;id&quot;:&quot;rogoff_cultural_2003&quot;,&quot;title&quot;:&quot;The cultural nature of human development&quot;,&quot;publisher&quot;:&quot;Oxford University Press&quot;,&quot;citation-key&quot;:&quot;rogoff_cultural_2003&quot;,&quot;source&quot;:&quot;Library of Congress ISBN&quot;,&quot;publisher-place&quot;:&quot;Oxford [UK] ;a New York&quot;,&quot;number-of-pages&quot;:&quot;434&quot;,&quot;author&quot;:[{&quot;given&quot;:&quot;Barbara&quot;,&quot;family&quot;:&quot;Rogoff&quot;}],&quot;type&quot;:&quot;book&quot;,&quot;call-number&quot;:&quot;HM686 .R64 2003&quot;},&quot;suffix&quot;:&quot;&quot;,&quot;uris&quot;:[&quot;http://zotero.org/users/1913249/items/MPJ5DJQJ&quot;],&quot;id&quot;:3023,&quot;prefix&quot;:&quot;&quot;}],&quot;citationID&quot;:&quot;jtjhgpgd&quot;} RNDtduetbybne"/>&lt;Do Zotero Refresh: [@rogoff_cultural_2003]&gt;<text:reference-mark-end text:name="ZOTERO_ITEM CSL_CITATION {&quot;schema&quot;:&quot;https://github.com/citation-style-language/schema/raw/master/csl-citation.json&quot;,&quot;properties&quot;:{&quot;formattedCitation&quot;:&quot;[@rogoff_cultural_2003]&quot;,&quot;noteIndex&quot;:0},&quot;citationItems&quot;:[{&quot;uri&quot;:[&quot;http://zotero.org/users/1913249/items/MPJ5DJQJ&quot;],&quot;itemData&quot;:{&quot;language&quot;:&quot;en&quot;,&quot;ISBN&quot;:&quot;978-0-19-513133-8&quot;,&quot;event-place&quot;:&quot;Oxford [UK] ;a New York&quot;,&quot;issued&quot;:{&quot;date-parts&quot;:[[&quot;2003&quot;]]},&quot;id&quot;:&quot;rogoff_cultural_2003&quot;,&quot;title&quot;:&quot;The cultural nature of human development&quot;,&quot;publisher&quot;:&quot;Oxford University Press&quot;,&quot;citation-key&quot;:&quot;rogoff_cultural_2003&quot;,&quot;source&quot;:&quot;Library of Congress ISBN&quot;,&quot;publisher-place&quot;:&quot;Oxford [UK] ;a New York&quot;,&quot;number-of-pages&quot;:&quot;434&quot;,&quot;author&quot;:[{&quot;given&quot;:&quot;Barbara&quot;,&quot;family&quot;:&quot;Rogoff&quot;}],&quot;type&quot;:&quot;book&quot;,&quot;call-number&quot;:&quot;HM686 .R64 2003&quot;},&quot;suffix&quot;:&quot;&quot;,&quot;uris&quot;:[&quot;http://zotero.org/users/1913249/items/MPJ5DJQJ&quot;],&quot;id&quot;:3023,&quot;prefix&quot;:&quot;&quot;}],&quot;citationID&quot;:&quot;jtjhgpgd&quot;} RNDtduetbybne"/>. DEVELOP THIS POINT.</text:p>
      <text:p text:style-name="Text_20_body">In interpreting data there were other examples of pair partners and peers either commenting on or suggesting to others that they should imagining others user experience to suggest game design alterations. BRIEFLY LIST HERE</text:p>
      <text:p text:style-name="Text_20_body">INSERT VIDEO DATA SUPPORT E.g. The use of GDPs to facilitate learners to design for others was present in 6 of the 12 video capture sessions analysed.</text:p>
      <text:h text:style-name="Heading_20_3" text:outline-level="3"><text:bookmark-start text:name="gdps-facilitate-the-use-of-wider-funds-of-knowledge-and-interest"/>GDPs facilitate the use of wider funds of knowledge and interest<text:bookmark-end text:name="gdps-facilitate-the-use-of-wider-funds-of-knowledge-and-interest"/></text:h>
      <text:p text:style-name="First_20_paragraph">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schema&quot;:&quot;https://github.com/citation-style-language/schema/raw/master/csl-citation.json&quot;,&quot;properties&quot;:{&quot;formattedCitation&quot;:&quot;[@ito_hanging_2010; @livingstone_digital_2018]&quot;,&quot;noteIndex&quot;:0},&quot;citationItems&quot;:[{&quot;uri&quot;:[&quot;http://zotero.org/users/1913249/items/URKI7FTD&quot;],&quot;itemData&quot;:{&quot;language&quot;:&quot;eng&quot;,&quot;type&quot;:&quot;book&quot;,&quot;id&quot;:&quot;ito_hanging_2010&quot;,&quot;ISBN&quot;:&quot;978-0-262-01336-9 978-0-262-51854-3&quot;,&quot;event-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publisher&quot;:&quot;MIT Press&quot;,&quot;number-of-pages&quot;:&quot;419&quot;,&quot;citation-key&quot;:&quot;ito_hanging_2010&quot;,&quot;source&quot;:&quot;Gemeinsamer Bibliotheksverbund ISBN&quot;,&quot;publisher-place&quot;:&quot;Cambridge, Mass.&quot;,&quot;collection-title&quot;:&quot;The John D. and Catherine T. MacArthur Foundation series on digital media and learning&quot;,&quot;note&quot;:&quot;OCLC: 699713878&quot;,&quot;title-short&quot;:&quot;Hanging out, messing around, and geeking out&quot;,&quot;issued&quot;:{&quot;date-parts&quot;:[[&quot;2010&quot;]]}},&quot;suffix&quot;:&quot;&quot;,&quot;uris&quot;:[&quot;http://zotero.org/users/1913249/items/URKI7FTD&quot;],&quot;id&quot;:1939,&quot;prefix&quot;:&quot;&quot;},{&quot;uri&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title&quot;:&quot;In the digital home, how do parents support their children and who supports them?&quot;,&quot;type&quot;:&quot;article-journal&quot;,&quot;citation-key&quot;:&quot;livingstone_digital_2018&quot;,&quot;id&quot;:&quot;livingstone_digital_2018&quot;,&quot;issued&quot;:{&quot;date-parts&quot;:[[&quot;2018&quot;]]}},&quot;suffix&quot;:&quot;&quot;,&quot;uris&quot;:[&quot;http://zotero.org/users/1913249/items/TGJKKB2I&quot;],&quot;id&quot;:3031,&quot;prefix&quot;:&quot;&quot;}],&quot;citationID&quot;:&quot;gutrzqtc&quot;} RNDdncbflvotb"/>&lt;Do Zotero Refresh: [@ito_hanging_2010; @livingstone_digital_2018]&gt;<text:reference-mark-end text:name="ZOTERO_ITEM CSL_CITATION {&quot;schema&quot;:&quot;https://github.com/citation-style-language/schema/raw/master/csl-citation.json&quot;,&quot;properties&quot;:{&quot;formattedCitation&quot;:&quot;[@ito_hanging_2010; @livingstone_digital_2018]&quot;,&quot;noteIndex&quot;:0},&quot;citationItems&quot;:[{&quot;uri&quot;:[&quot;http://zotero.org/users/1913249/items/URKI7FTD&quot;],&quot;itemData&quot;:{&quot;language&quot;:&quot;eng&quot;,&quot;type&quot;:&quot;book&quot;,&quot;id&quot;:&quot;ito_hanging_2010&quot;,&quot;ISBN&quot;:&quot;978-0-262-01336-9 978-0-262-51854-3&quot;,&quot;event-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publisher&quot;:&quot;MIT Press&quot;,&quot;number-of-pages&quot;:&quot;419&quot;,&quot;citation-key&quot;:&quot;ito_hanging_2010&quot;,&quot;source&quot;:&quot;Gemeinsamer Bibliotheksverbund ISBN&quot;,&quot;publisher-place&quot;:&quot;Cambridge, Mass.&quot;,&quot;collection-title&quot;:&quot;The John D. and Catherine T. MacArthur Foundation series on digital media and learning&quot;,&quot;note&quot;:&quot;OCLC: 699713878&quot;,&quot;title-short&quot;:&quot;Hanging out, messing around, and geeking out&quot;,&quot;issued&quot;:{&quot;date-parts&quot;:[[&quot;2010&quot;]]}},&quot;suffix&quot;:&quot;&quot;,&quot;uris&quot;:[&quot;http://zotero.org/users/1913249/items/URKI7FTD&quot;],&quot;id&quot;:1939,&quot;prefix&quot;:&quot;&quot;},{&quot;uri&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title&quot;:&quot;In the digital home, how do parents support their children and who supports them?&quot;,&quot;type&quot;:&quot;article-journal&quot;,&quot;citation-key&quot;:&quot;livingstone_digital_2018&quot;,&quot;id&quot;:&quot;livingstone_digital_2018&quot;,&quot;issued&quot;:{&quot;date-parts&quot;:[[&quot;2018&quot;]]}},&quot;suffix&quot;:&quot;&quot;,&quot;uris&quot;:[&quot;http://zotero.org/users/1913249/items/TGJKKB2I&quot;],&quot;id&quot;:3031,&quot;prefix&quot;:&quot;&quot;}],&quot;citationID&quot;:&quot;gutrzqtc&quot;} RNDdncbflvotb"/>, particularly retro gaming <text:reference-mark-start text:name="ZOTERO_ITEM CSL_CITATION {&quot;schema&quot;:&quot;https://github.com/citation-style-language/schema/raw/master/csl-citation.json&quot;,&quot;properties&quot;:{&quot;formattedCitation&quot;:&quot;[@heineman2014public]&quot;,&quot;noteIndex&quot;:0},&quot;citationItems&quot;:[{&quot;uri&quot;:[&quot;http://zotero.org/users/1913249/items/XEE4UU7T&quot;],&quot;itemData&quot;:{&quot;volume&quot;:&quot;1&quot;,&quot;id&quot;:&quot;heineman2014public&quot;,&quot;page&quot;:&quot;1–24&quot;,&quot;container-title&quot;:&quot;Journal of Games Criticism&quot;,&quot;title&quot;:&quot;Public memory and gamer identity: Retrogaming as nostalgia&quot;,&quot;issue&quot;:&quot;1&quot;,&quot;citation-key&quot;:&quot;heineman2014public&quot;,&quot;author&quot;:[{&quot;given&quot;:&quot;David S&quot;,&quot;family&quot;:&quot;Heineman&quot;}],&quot;type&quot;:&quot;article-journal&quot;,&quot;issued&quot;:{&quot;date-parts&quot;:[[&quot;2014&quot;]]}},&quot;suffix&quot;:&quot;&quot;,&quot;uris&quot;:[&quot;http://zotero.org/users/1913249/items/XEE4UU7T&quot;],&quot;id&quot;:9601,&quot;prefix&quot;:&quot;&quot;}],&quot;citationID&quot;:&quot;ezfxdzbw&quot;} RNDbaxpeekxvj"/>&lt;Do Zotero Refresh: [@heineman2014public]&gt;<text:reference-mark-end text:name="ZOTERO_ITEM CSL_CITATION {&quot;schema&quot;:&quot;https://github.com/citation-style-language/schema/raw/master/csl-citation.json&quot;,&quot;properties&quot;:{&quot;formattedCitation&quot;:&quot;[@heineman2014public]&quot;,&quot;noteIndex&quot;:0},&quot;citationItems&quot;:[{&quot;uri&quot;:[&quot;http://zotero.org/users/1913249/items/XEE4UU7T&quot;],&quot;itemData&quot;:{&quot;volume&quot;:&quot;1&quot;,&quot;id&quot;:&quot;heineman2014public&quot;,&quot;page&quot;:&quot;1–24&quot;,&quot;container-title&quot;:&quot;Journal of Games Criticism&quot;,&quot;title&quot;:&quot;Public memory and gamer identity: Retrogaming as nostalgia&quot;,&quot;issue&quot;:&quot;1&quot;,&quot;citation-key&quot;:&quot;heineman2014public&quot;,&quot;author&quot;:[{&quot;given&quot;:&quot;David S&quot;,&quot;family&quot;:&quot;Heineman&quot;}],&quot;type&quot;:&quot;article-journal&quot;,&quot;issued&quot;:{&quot;date-parts&quot;:[[&quot;2014&quot;]]}},&quot;suffix&quot;:&quot;&quot;,&quot;uris&quot;:[&quot;http://zotero.org/users/1913249/items/XEE4UU7T&quot;],&quot;id&quot;:9601,&quot;prefix&quot;:&quot;&quot;}],&quot;citationID&quot;:&quot;ezfxdzbw&quot;} RNDbaxpeekxvj"/>. As such, the process of facilitating ways to surface and work with such tacit knowledge aligns with Moll’s concept of funds of knowledge, and, potentially, funds of identity <text:reference-mark-start text:name="ZOTERO_ITEM CSL_CITATION {&quot;schema&quot;:&quot;https://github.com/citation-style-language/schema/raw/master/csl-citation.json&quot;,&quot;properties&quot;:{&quot;formattedCitation&quot;:&quot;[@fasso_identity_2020; @esteban-guitart_funds_2014]&quot;,&quot;noteIndex&quot;:0},&quot;citationItems&quot;:[{&quot;uri&quot;:[&quot;http://zotero.org/users/1913249/items/TE355DNG&quot;],&quot;itemData&quot;:{&quot;issue&quot;:&quot;2&quot;,&quot;container-title-short&quot;:&quot;Int J Technol Des Educ&quot;,&quot;page&quot;:&quot;275-294&quot;,&quot;DOI&quot;:&quot;10.1007/s10798-019-09501-z&quot;,&quot;title-short&quot;:&quot;Identity development in school makerspaces&quot;,&quot;issued&quot;:{&quot;date-parts&quot;:[[&quot;2020&quot;,4]]},&quot;language&quot;:&quot;en&quot;,&quot;volume&quot;:&quot;30&quot;,&quot;URL&quot;:&quot;http://link.springer.com/10.1007/s10798-019-09501-z&quot;,&quot;ISSN&quot;:&quot;0957-7572, 1573-1804&quot;,&quot;type&quot;:&quot;article-journal&quot;,&quot;author&quot;:[{&quot;given&quot;:&quot;Wendy&quot;,&quot;family&quot;:&quot;Fasso&quot;},{&quot;given&quot;:&quot;Bruce Allen&quot;,&quot;family&quot;:&quot;Knight&quot;}],&quot;title&quot;:&quot;Identity development in school makerspaces: intentional design&quot;,&quot;citation-key&quot;:&quot;fasso_identity_2020&quot;,&quot;source&quot;:&quot;DOI.org (Crossref)&quot;,&quot;id&quot;:&quot;fasso_identity_2020&quot;,&quot;accessed&quot;:{&quot;date-parts&quot;:[[&quot;2025&quot;,1,6]]},&quot;container-title&quot;:&quot;International Journal of Technology and Design Education&quot;},&quot;suffix&quot;:&quot;&quot;,&quot;uris&quot;:[&quot;http://zotero.org/users/1913249/items/TE355DNG&quot;],&quot;id&quot;:9989,&quot;prefix&quot;:&quot;&quot;},{&quot;uri&quot;:[&quot;http://zotero.org/users/1913249/items/CQ99KQEY&quot;],&quot;itemData&quot;:{&quot;issue&quot;:&quot;1&quot;,&quot;accessed&quot;:{&quot;date-parts&quot;:[[&quot;2024&quot;,6,5]]},&quot;DOI&quot;:&quot;10.1177/1354067X13515934&quot;,&quot;title-short&quot;:&quot;Funds of Identity&quot;,&quot;issued&quot;:{&quot;date-parts&quot;:[[&quot;2014&quot;,3,1]]},&quot;language&quot;:&quot;en&quot;,&quot;volume&quot;:&quot;20&quot;,&quot;URL&quot;:&quot;https://doi.org/10.1177/1354067X13515934&quot;,&quot;publisher&quot;:&quot;SAGE Publications Ltd&quot;,&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author&quot;:[{&quot;given&quot;:&quot;Moisès&quot;,&quot;family&quot;:&quot;Esteban-Guitart&quot;},{&quot;given&quot;:&quot;Luis C&quot;,&quot;family&quot;:&quot;Moll&quot;}],&quot;title&quot;:&quot;Funds of Identity: A new concept based on the Funds of Knowledge approach&quot;,&quot;ISSN&quot;:&quot;1354-067X&quot;,&quot;id&quot;:&quot;esteban-guitart_funds_2014&quot;,&quot;page&quot;:&quot;31-48&quot;,&quot;citation-key&quot;:&quot;esteban-guitart_funds_2014&quot;,&quot;container-title&quot;:&quot;Culture &amp; Psychology&quot;},&quot;suffix&quot;:&quot;&quot;,&quot;uris&quot;:[&quot;http://zotero.org/users/1913249/items/CQ99KQEY&quot;],&quot;id&quot;:9493,&quot;prefix&quot;:&quot;&quot;}],&quot;citationID&quot;:&quot;oplrcnth&quot;} RNDzpwtqatvyw"/>&lt;Do Zotero Refresh: [@fasso_identity_2020; @esteban-guitart_funds_2014]&gt;<text:reference-mark-end text:name="ZOTERO_ITEM CSL_CITATION {&quot;schema&quot;:&quot;https://github.com/citation-style-language/schema/raw/master/csl-citation.json&quot;,&quot;properties&quot;:{&quot;formattedCitation&quot;:&quot;[@fasso_identity_2020; @esteban-guitart_funds_2014]&quot;,&quot;noteIndex&quot;:0},&quot;citationItems&quot;:[{&quot;uri&quot;:[&quot;http://zotero.org/users/1913249/items/TE355DNG&quot;],&quot;itemData&quot;:{&quot;issue&quot;:&quot;2&quot;,&quot;container-title-short&quot;:&quot;Int J Technol Des Educ&quot;,&quot;page&quot;:&quot;275-294&quot;,&quot;DOI&quot;:&quot;10.1007/s10798-019-09501-z&quot;,&quot;title-short&quot;:&quot;Identity development in school makerspaces&quot;,&quot;issued&quot;:{&quot;date-parts&quot;:[[&quot;2020&quot;,4]]},&quot;language&quot;:&quot;en&quot;,&quot;volume&quot;:&quot;30&quot;,&quot;URL&quot;:&quot;http://link.springer.com/10.1007/s10798-019-09501-z&quot;,&quot;ISSN&quot;:&quot;0957-7572, 1573-1804&quot;,&quot;type&quot;:&quot;article-journal&quot;,&quot;author&quot;:[{&quot;given&quot;:&quot;Wendy&quot;,&quot;family&quot;:&quot;Fasso&quot;},{&quot;given&quot;:&quot;Bruce Allen&quot;,&quot;family&quot;:&quot;Knight&quot;}],&quot;title&quot;:&quot;Identity development in school makerspaces: intentional design&quot;,&quot;citation-key&quot;:&quot;fasso_identity_2020&quot;,&quot;source&quot;:&quot;DOI.org (Crossref)&quot;,&quot;id&quot;:&quot;fasso_identity_2020&quot;,&quot;accessed&quot;:{&quot;date-parts&quot;:[[&quot;2025&quot;,1,6]]},&quot;container-title&quot;:&quot;International Journal of Technology and Design Education&quot;},&quot;suffix&quot;:&quot;&quot;,&quot;uris&quot;:[&quot;http://zotero.org/users/1913249/items/TE355DNG&quot;],&quot;id&quot;:9989,&quot;prefix&quot;:&quot;&quot;},{&quot;uri&quot;:[&quot;http://zotero.org/users/1913249/items/CQ99KQEY&quot;],&quot;itemData&quot;:{&quot;issue&quot;:&quot;1&quot;,&quot;accessed&quot;:{&quot;date-parts&quot;:[[&quot;2024&quot;,6,5]]},&quot;DOI&quot;:&quot;10.1177/1354067X13515934&quot;,&quot;title-short&quot;:&quot;Funds of Identity&quot;,&quot;issued&quot;:{&quot;date-parts&quot;:[[&quot;2014&quot;,3,1]]},&quot;language&quot;:&quot;en&quot;,&quot;volume&quot;:&quot;20&quot;,&quot;URL&quot;:&quot;https://doi.org/10.1177/1354067X13515934&quot;,&quot;publisher&quot;:&quot;SAGE Publications Ltd&quot;,&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author&quot;:[{&quot;given&quot;:&quot;Moisès&quot;,&quot;family&quot;:&quot;Esteban-Guitart&quot;},{&quot;given&quot;:&quot;Luis C&quot;,&quot;family&quot;:&quot;Moll&quot;}],&quot;title&quot;:&quot;Funds of Identity: A new concept based on the Funds of Knowledge approach&quot;,&quot;ISSN&quot;:&quot;1354-067X&quot;,&quot;id&quot;:&quot;esteban-guitart_funds_2014&quot;,&quot;page&quot;:&quot;31-48&quot;,&quot;citation-key&quot;:&quot;esteban-guitart_funds_2014&quot;,&quot;container-title&quot;:&quot;Culture &amp; Psychology&quot;},&quot;suffix&quot;:&quot;&quot;,&quot;uris&quot;:[&quot;http://zotero.org/users/1913249/items/CQ99KQEY&quot;],&quot;id&quot;:9493,&quot;prefix&quot;:&quot;&quot;}],&quot;citationID&quot;:&quot;oplrcnth&quot;} RNDzpwtqatvyw"/>.</text:p>
      <text:p text:style-name="Text_20_body">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schema&quot;:&quot;https://github.com/citation-style-language/schema/raw/master/csl-citation.json&quot;,&quot;properties&quot;:{&quot;formattedCitation&quot;:&quot;[@barron_conceptualizing_2010; @barron_interest_2006-1]&quot;,&quot;noteIndex&quot;:0},&quot;citationItems&quot;:[{&quot;uri&quot;:[&quot;http://zotero.org/users/1913249/items/U9C3NVKC&quot;],&quot;itemData&quot;:{&quot;license&quot;:&quot;https://journals.sagepub.com/page/policies/text-and-data-mining-license&quot;,&quot;issue&quot;:&quot;13&quot;,&quot;container-title-short&quot;:&quot;Teachers College Record: The Voice of Scholarship in Education&quot;,&quot;accessed&quot;:{&quot;date-parts&quot;:[[&quot;2025&quot;,1,6]]},&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type&quot;:&quot;article-journal&quot;,&quot;issued&quot;:{&quot;date-parts&quot;:[[&quot;2010&quot;,12]]},&quot;language&quot;:&quot;en&quot;,&quot;volume&quot;:&quot;112&quot;,&quot;URL&quot;:&quot;https://journals.sagepub.com/doi/10.1177/016146811011201308&quot;,&quot;ISSN&quot;:&quot;0161-4681, 1467-9620&quot;,&quot;source&quot;:&quot;DOI.org (Crossref)&quot;,&quot;author&quot;:[{&quot;given&quot;:&quot;Brigid&quot;,&quot;family&quot;:&quot;Barron&quot;}],&quot;title&quot;:&quot;Conceptualizing and Tracing Learning Pathways over Time and Setting&quot;,&quot;page&quot;:&quot;113-127&quot;,&quot;id&quot;:&quot;barron_conceptualizing_2010&quot;,&quot;container-title&quot;:&quot;Teachers College Record: The Voice of Scholarship in Education&quot;,&quot;DOI&quot;:&quot;10.1177/016146811011201308&quot;,&quot;citation-key&quot;:&quot;barron_conceptualizing_2010&quot;},&quot;suffix&quot;:&quot;&quot;,&quot;uris&quot;:[&quot;http://zotero.org/users/1913249/items/U9C3NVKC&quot;],&quot;id&quot;:9991,&quot;prefix&quot;:&quot;&quot;},{&quot;uri&quot;:[&quot;http://zotero.org/users/1913249/items/S35EACT5&quot;],&quot;itemData&quot;:{&quot;license&quot;:&quot;https://www.karger.com/Services/SiteLicenses&quot;,&quot;issue&quot;:&quot;4&quot;,&quot;container-title-short&quot;:&quot;Human Development&quot;,&quot;accessed&quot;:{&quot;date-parts&quot;:[[&quot;2025&quot;,1,6]]},&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title-short&quot;:&quot;Interest and Self-Sustained Learning as Catalysts of Development&quot;,&quot;issued&quot;:{&quot;date-parts&quot;:[[&quot;2006&quot;]]},&quot;language&quot;:&quot;en&quot;,&quot;volume&quot;:&quot;49&quot;,&quot;URL&quot;:&quot;https://karger.com/HDE/article/doi/10.1159/000094368&quot;,&quot;ISSN&quot;:&quot;0018-716X, 1423-0054&quot;,&quot;type&quot;:&quot;article-journal&quot;,&quot;source&quot;:&quot;DOI.org (Crossref)&quot;,&quot;author&quot;:[{&quot;given&quot;:&quot;Brigid&quot;,&quot;family&quot;:&quot;Barron&quot;}],&quot;title&quot;:&quot;Interest and Self-Sustained Learning as Catalysts of Development: A Learning Ecology Perspective&quot;,&quot;page&quot;:&quot;193-224&quot;,&quot;id&quot;:&quot;barron_interest_2006-1&quot;,&quot;container-title&quot;:&quot;Human Development&quot;,&quot;DOI&quot;:&quot;10.1159/000094368&quot;,&quot;citation-key&quot;:&quot;barron_interest_2006-1&quot;},&quot;suffix&quot;:&quot;&quot;,&quot;uris&quot;:[&quot;http://zotero.org/users/1913249/items/S35EACT5&quot;],&quot;id&quot;:9993,&quot;prefix&quot;:&quot;&quot;}],&quot;citationID&quot;:&quot;vztxzrme&quot;} RNDvxcqgqfsii"/>&lt;Do Zotero Refresh: [@barron_conceptualizing_2010; @barron_interest_2006-1]&gt;<text:reference-mark-end text:name="ZOTERO_ITEM CSL_CITATION {&quot;schema&quot;:&quot;https://github.com/citation-style-language/schema/raw/master/csl-citation.json&quot;,&quot;properties&quot;:{&quot;formattedCitation&quot;:&quot;[@barron_conceptualizing_2010; @barron_interest_2006-1]&quot;,&quot;noteIndex&quot;:0},&quot;citationItems&quot;:[{&quot;uri&quot;:[&quot;http://zotero.org/users/1913249/items/U9C3NVKC&quot;],&quot;itemData&quot;:{&quot;license&quot;:&quot;https://journals.sagepub.com/page/policies/text-and-data-mining-license&quot;,&quot;issue&quot;:&quot;13&quot;,&quot;container-title-short&quot;:&quot;Teachers College Record: The Voice of Scholarship in Education&quot;,&quot;accessed&quot;:{&quot;date-parts&quot;:[[&quot;2025&quot;,1,6]]},&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type&quot;:&quot;article-journal&quot;,&quot;issued&quot;:{&quot;date-parts&quot;:[[&quot;2010&quot;,12]]},&quot;language&quot;:&quot;en&quot;,&quot;volume&quot;:&quot;112&quot;,&quot;URL&quot;:&quot;https://journals.sagepub.com/doi/10.1177/016146811011201308&quot;,&quot;ISSN&quot;:&quot;0161-4681, 1467-9620&quot;,&quot;source&quot;:&quot;DOI.org (Crossref)&quot;,&quot;author&quot;:[{&quot;given&quot;:&quot;Brigid&quot;,&quot;family&quot;:&quot;Barron&quot;}],&quot;title&quot;:&quot;Conceptualizing and Tracing Learning Pathways over Time and Setting&quot;,&quot;page&quot;:&quot;113-127&quot;,&quot;id&quot;:&quot;barron_conceptualizing_2010&quot;,&quot;container-title&quot;:&quot;Teachers College Record: The Voice of Scholarship in Education&quot;,&quot;DOI&quot;:&quot;10.1177/016146811011201308&quot;,&quot;citation-key&quot;:&quot;barron_conceptualizing_2010&quot;},&quot;suffix&quot;:&quot;&quot;,&quot;uris&quot;:[&quot;http://zotero.org/users/1913249/items/U9C3NVKC&quot;],&quot;id&quot;:9991,&quot;prefix&quot;:&quot;&quot;},{&quot;uri&quot;:[&quot;http://zotero.org/users/1913249/items/S35EACT5&quot;],&quot;itemData&quot;:{&quot;license&quot;:&quot;https://www.karger.com/Services/SiteLicenses&quot;,&quot;issue&quot;:&quot;4&quot;,&quot;container-title-short&quot;:&quot;Human Development&quot;,&quot;accessed&quot;:{&quot;date-parts&quot;:[[&quot;2025&quot;,1,6]]},&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title-short&quot;:&quot;Interest and Self-Sustained Learning as Catalysts of Development&quot;,&quot;issued&quot;:{&quot;date-parts&quot;:[[&quot;2006&quot;]]},&quot;language&quot;:&quot;en&quot;,&quot;volume&quot;:&quot;49&quot;,&quot;URL&quot;:&quot;https://karger.com/HDE/article/doi/10.1159/000094368&quot;,&quot;ISSN&quot;:&quot;0018-716X, 1423-0054&quot;,&quot;type&quot;:&quot;article-journal&quot;,&quot;source&quot;:&quot;DOI.org (Crossref)&quot;,&quot;author&quot;:[{&quot;given&quot;:&quot;Brigid&quot;,&quot;family&quot;:&quot;Barron&quot;}],&quot;title&quot;:&quot;Interest and Self-Sustained Learning as Catalysts of Development: A Learning Ecology Perspective&quot;,&quot;page&quot;:&quot;193-224&quot;,&quot;id&quot;:&quot;barron_interest_2006-1&quot;,&quot;container-title&quot;:&quot;Human Development&quot;,&quot;DOI&quot;:&quot;10.1159/000094368&quot;,&quot;citation-key&quot;:&quot;barron_interest_2006-1&quot;},&quot;suffix&quot;:&quot;&quot;,&quot;uris&quot;:[&quot;http://zotero.org/users/1913249/items/S35EACT5&quot;],&quot;id&quot;:9993,&quot;prefix&quot;:&quot;&quot;}],&quot;citationID&quot;:&quot;vztxzrme&quot;} RNDvxcqgqfsii"/> and similar work by Gutiérrez on third spaces <text:reference-mark-start text:name="ZOTERO_ITEM CSL_CITATION {&quot;schema&quot;:&quot;https://github.com/citation-style-language/schema/raw/master/csl-citation.json&quot;,&quot;properties&quot;:{&quot;formattedCitation&quot;:&quot;[@gutierrez_developing_2008]&quot;,&quot;noteIndex&quot;:0},&quot;citationItems&quot;:[{&quot;uri&quot;:[&quot;http://zotero.org/users/1913249/items/DAPR6ZQ4&quot;],&quot;itemData&quot;:{&quot;issue&quot;:&quot;2&quot;,&quot;accessed&quot;:{&quot;date-parts&quot;:[[&quot;2021&quot;,3,18]]},&quot;DOI&quot;:&quot;https://doi.org/10.1598/RRQ.43.2.3&quot;,&quot;type&quot;:&quot;article-journal&quot;,&quot;issued&quot;:{&quot;date-parts&quot;:[[&quot;2008&quot;]]},&quot;language&quot;:&quot;en&quot;,&quot;volume&quot;:&quot;43&quot;,&quot;URL&quot;:&quot;https://ila.onlinelibrary.wiley.com/doi/abs/10.1598/RRQ.43.2.3&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title&quot;:&quot;Developing a Sociocritical Literacy in the Third Space&quot;,&quot;source&quot;:&quot;Wiley Online Library&quot;,&quot;id&quot;:&quot;gutierrez_developing_2008&quot;,&quot;page&quot;:&quot;148-164&quot;,&quot;citation-key&quot;:&quot;gutierrez_developing_2008&quot;,&quot;container-title&quot;:&quot;Reading Research Quarterly&quot;},&quot;suffix&quot;:&quot;&quot;,&quot;uris&quot;:[&quot;http://zotero.org/users/1913249/items/DAPR6ZQ4&quot;],&quot;id&quot;:79,&quot;prefix&quot;:&quot;&quot;}],&quot;citationID&quot;:&quot;gbqfqnzh&quot;} RNDoscmpyliwl"/>&lt;Do Zotero Refresh: [@gutierrez_developing_2008]&gt;<text:reference-mark-end text:name="ZOTERO_ITEM CSL_CITATION {&quot;schema&quot;:&quot;https://github.com/citation-style-language/schema/raw/master/csl-citation.json&quot;,&quot;properties&quot;:{&quot;formattedCitation&quot;:&quot;[@gutierrez_developing_2008]&quot;,&quot;noteIndex&quot;:0},&quot;citationItems&quot;:[{&quot;uri&quot;:[&quot;http://zotero.org/users/1913249/items/DAPR6ZQ4&quot;],&quot;itemData&quot;:{&quot;issue&quot;:&quot;2&quot;,&quot;accessed&quot;:{&quot;date-parts&quot;:[[&quot;2021&quot;,3,18]]},&quot;DOI&quot;:&quot;https://doi.org/10.1598/RRQ.43.2.3&quot;,&quot;type&quot;:&quot;article-journal&quot;,&quot;issued&quot;:{&quot;date-parts&quot;:[[&quot;2008&quot;]]},&quot;language&quot;:&quot;en&quot;,&quot;volume&quot;:&quot;43&quot;,&quot;URL&quot;:&quot;https://ila.onlinelibrary.wiley.com/doi/abs/10.1598/RRQ.43.2.3&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title&quot;:&quot;Developing a Sociocritical Literacy in the Third Space&quot;,&quot;source&quot;:&quot;Wiley Online Library&quot;,&quot;id&quot;:&quot;gutierrez_developing_2008&quot;,&quot;page&quot;:&quot;148-164&quot;,&quot;citation-key&quot;:&quot;gutierrez_developing_2008&quot;,&quot;container-title&quot;:&quot;Reading Research Quarterly&quot;},&quot;suffix&quot;:&quot;&quot;,&quot;uris&quot;:[&quot;http://zotero.org/users/1913249/items/DAPR6ZQ4&quot;],&quot;id&quot;:79,&quot;prefix&quot;:&quot;&quot;}],&quot;citationID&quot;:&quot;gbqfqnzh&quot;} RNDoscmpyliwl"/>. Existing research outlines the motivations for social making incorporating gaming cultural elements <text:reference-mark-start text:name="ZOTERO_ITEM CSL_CITATION {&quot;schema&quot;:&quot;https://github.com/citation-style-language/schema/raw/master/csl-citation.json&quot;,&quot;properties&quot;:{&quot;formattedCitation&quot;:&quot;[@ito_hanging_2010; @gee_what_2003]&quot;,&quot;noteIndex&quot;:0},&quot;citationItems&quot;:[{&quot;uri&quot;:[&quot;http://zotero.org/users/1913249/items/URKI7FTD&quot;],&quot;itemData&quot;:{&quot;language&quot;:&quot;eng&quot;,&quot;type&quot;:&quot;book&quot;,&quot;id&quot;:&quot;ito_hanging_2010&quot;,&quot;ISBN&quot;:&quot;978-0-262-01336-9 978-0-262-51854-3&quot;,&quot;event-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publisher&quot;:&quot;MIT Press&quot;,&quot;number-of-pages&quot;:&quot;419&quot;,&quot;citation-key&quot;:&quot;ito_hanging_2010&quot;,&quot;source&quot;:&quot;Gemeinsamer Bibliotheksverbund ISBN&quot;,&quot;publisher-place&quot;:&quot;Cambridge, Mass.&quot;,&quot;collection-title&quot;:&quot;The John D. and Catherine T. MacArthur Foundation series on digital media and learning&quot;,&quot;note&quot;:&quot;OCLC: 699713878&quot;,&quot;title-short&quot;:&quot;Hanging out, messing around, and geeking out&quot;,&quot;issued&quot;:{&quot;date-parts&quot;:[[&quot;2010&quot;]]}},&quot;suffix&quot;:&quot;&quot;,&quot;uris&quot;:[&quot;http://zotero.org/users/1913249/items/URKI7FTD&quot;],&quot;id&quot;:1939,&quot;prefix&quot;:&quot;&quot;},{&quot;uri&quot;:[&quot;http://zotero.org/users/1913249/items/95XDU3KM&quot;],&quot;itemData&quot;:{&quot;language&quot;:&quot;en&quot;,&quot;volume&quot;:&quot;1&quot;,&quot;issue&quot;:&quot;1&quot;,&quot;URL&quot;:&quot;http://portal.acm.org/citation.cfm?doid=950566.950595&quot;,&quot;ISSN&quot;:&quot;15443574&quot;,&quot;title&quot;:&quot;What video games have to teach us about learning and literacy&quot;,&quot;id&quot;:&quot;gee_what_2003&quot;,&quot;source&quot;:&quot;CrossRef&quot;,&quot;accessed&quot;:{&quot;date-parts&quot;:[[&quot;2016&quot;,4,2]]},&quot;author&quot;:[{&quot;given&quot;:&quot;James Paul&quot;,&quot;family&quot;:&quot;Gee&quot;}],&quot;DOI&quot;:&quot;10.1145/950566.950595&quot;,&quot;page&quot;:&quot;20&quot;,&quot;container-title&quot;:&quot;Computers in Entertainment&quot;,&quot;citation-key&quot;:&quot;gee_what_2003&quot;,&quot;type&quot;:&quot;article-journal&quot;,&quot;issued&quot;:{&quot;date-parts&quot;:[[&quot;2003&quot;,10,1]]}},&quot;suffix&quot;:&quot;&quot;,&quot;uris&quot;:[&quot;http://zotero.org/users/1913249/items/95XDU3KM&quot;],&quot;id&quot;:983,&quot;prefix&quot;:&quot;&quot;}],&quot;citationID&quot;:&quot;aipvgrmm&quot;} RNDhseqbksrqj"/>&lt;Do Zotero Refresh: [@ito_hanging_2010; @gee_what_2003]&gt;<text:reference-mark-end text:name="ZOTERO_ITEM CSL_CITATION {&quot;schema&quot;:&quot;https://github.com/citation-style-language/schema/raw/master/csl-citation.json&quot;,&quot;properties&quot;:{&quot;formattedCitation&quot;:&quot;[@ito_hanging_2010; @gee_what_2003]&quot;,&quot;noteIndex&quot;:0},&quot;citationItems&quot;:[{&quot;uri&quot;:[&quot;http://zotero.org/users/1913249/items/URKI7FTD&quot;],&quot;itemData&quot;:{&quot;language&quot;:&quot;eng&quot;,&quot;type&quot;:&quot;book&quot;,&quot;id&quot;:&quot;ito_hanging_2010&quot;,&quot;ISBN&quot;:&quot;978-0-262-01336-9 978-0-262-51854-3&quot;,&quot;event-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publisher&quot;:&quot;MIT Press&quot;,&quot;number-of-pages&quot;:&quot;419&quot;,&quot;citation-key&quot;:&quot;ito_hanging_2010&quot;,&quot;source&quot;:&quot;Gemeinsamer Bibliotheksverbund ISBN&quot;,&quot;publisher-place&quot;:&quot;Cambridge, Mass.&quot;,&quot;collection-title&quot;:&quot;The John D. and Catherine T. MacArthur Foundation series on digital media and learning&quot;,&quot;note&quot;:&quot;OCLC: 699713878&quot;,&quot;title-short&quot;:&quot;Hanging out, messing around, and geeking out&quot;,&quot;issued&quot;:{&quot;date-parts&quot;:[[&quot;2010&quot;]]}},&quot;suffix&quot;:&quot;&quot;,&quot;uris&quot;:[&quot;http://zotero.org/users/1913249/items/URKI7FTD&quot;],&quot;id&quot;:1939,&quot;prefix&quot;:&quot;&quot;},{&quot;uri&quot;:[&quot;http://zotero.org/users/1913249/items/95XDU3KM&quot;],&quot;itemData&quot;:{&quot;language&quot;:&quot;en&quot;,&quot;volume&quot;:&quot;1&quot;,&quot;issue&quot;:&quot;1&quot;,&quot;URL&quot;:&quot;http://portal.acm.org/citation.cfm?doid=950566.950595&quot;,&quot;ISSN&quot;:&quot;15443574&quot;,&quot;title&quot;:&quot;What video games have to teach us about learning and literacy&quot;,&quot;id&quot;:&quot;gee_what_2003&quot;,&quot;source&quot;:&quot;CrossRef&quot;,&quot;accessed&quot;:{&quot;date-parts&quot;:[[&quot;2016&quot;,4,2]]},&quot;author&quot;:[{&quot;given&quot;:&quot;James Paul&quot;,&quot;family&quot;:&quot;Gee&quot;}],&quot;DOI&quot;:&quot;10.1145/950566.950595&quot;,&quot;page&quot;:&quot;20&quot;,&quot;container-title&quot;:&quot;Computers in Entertainment&quot;,&quot;citation-key&quot;:&quot;gee_what_2003&quot;,&quot;type&quot;:&quot;article-journal&quot;,&quot;issued&quot;:{&quot;date-parts&quot;:[[&quot;2003&quot;,10,1]]}},&quot;suffix&quot;:&quot;&quot;,&quot;uris&quot;:[&quot;http://zotero.org/users/1913249/items/95XDU3KM&quot;],&quot;id&quot;:983,&quot;prefix&quot;:&quot;&quot;}],&quot;citationID&quot;:&quot;aipvgrmm&quot;} RNDhseqbksrqj"/> and the ability to make personalised game assets and narratives, which sustain engagement in digital making projects <text:reference-mark-start text:name="ZOTERO_ITEM CSL_CITATION {&quot;schema&quot;:&quot;https://github.com/citation-style-language/schema/raw/master/csl-citation.json&quot;,&quot;properties&quot;:{&quot;formattedCitation&quot;:&quot;[@sefton-green_mapping_2013]&quot;,&quot;noteIndex&quot;:0},&quot;citationItems&quot;:[{&quot;uri&quot;:[&quot;http://zotero.org/users/1913249/items/9LI3EL4F&quot;],&quot;itemData&quot;:{&quot;genre&quot;:&quot;Monograph&quot;,&quot;id&quot;:&quot;sefton-green_mapping_2013&quot;,&quot;URL&quot;:&quot;http://www.nominettrust.org.uk/&quot;,&quot;accessed&quot;:{&quot;date-parts&quot;:[[&quot;2018&quot;,12,18]]},&quot;citation-key&quot;:&quot;sefton-green_mapping_2013&quot;,&quot;title&quot;:&quot;Mapping digital makers: a review exploring everyday creativity, learning lives and the digital&quot;,&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title-short&quot;:&quot;Mapping digital makers&quot;,&quot;issued&quot;:{&quot;date-parts&quot;:[[&quot;2013&quot;,3]]}},&quot;suffix&quot;:&quot;&quot;,&quot;uris&quot;:[&quot;http://zotero.org/users/1913249/items/9LI3EL4F&quot;],&quot;id&quot;:195,&quot;prefix&quot;:&quot;&quot;}],&quot;citationID&quot;:&quot;epqsitfx&quot;} RNDrqgncgwrcc"/>&lt;Do Zotero Refresh: [@sefton-green_mapping_2013]&gt;<text:reference-mark-end text:name="ZOTERO_ITEM CSL_CITATION {&quot;schema&quot;:&quot;https://github.com/citation-style-language/schema/raw/master/csl-citation.json&quot;,&quot;properties&quot;:{&quot;formattedCitation&quot;:&quot;[@sefton-green_mapping_2013]&quot;,&quot;noteIndex&quot;:0},&quot;citationItems&quot;:[{&quot;uri&quot;:[&quot;http://zotero.org/users/1913249/items/9LI3EL4F&quot;],&quot;itemData&quot;:{&quot;genre&quot;:&quot;Monograph&quot;,&quot;id&quot;:&quot;sefton-green_mapping_2013&quot;,&quot;URL&quot;:&quot;http://www.nominettrust.org.uk/&quot;,&quot;accessed&quot;:{&quot;date-parts&quot;:[[&quot;2018&quot;,12,18]]},&quot;citation-key&quot;:&quot;sefton-green_mapping_2013&quot;,&quot;title&quot;:&quot;Mapping digital makers: a review exploring everyday creativity, learning lives and the digital&quot;,&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title-short&quot;:&quot;Mapping digital makers&quot;,&quot;issued&quot;:{&quot;date-parts&quot;:[[&quot;2013&quot;,3]]}},&quot;suffix&quot;:&quot;&quot;,&quot;uris&quot;:[&quot;http://zotero.org/users/1913249/items/9LI3EL4F&quot;],&quot;id&quot;:195,&quot;prefix&quot;:&quot;&quot;}],&quot;citationID&quot;:&quot;epqsitfx&quot;} RNDrqgncgwrcc"/>.</text:p>
      <text:p text:style-name="Text_20_body">In the last chapter I outlined processes facilitating participants could to create and incorporate graphical, audio assets and narratives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 polish/aesthetics, in Vignette 5, Molly and Nadine show identification with the graphical-making process and the process of bringing it into the game. Beyond their internal family interaction, they share this artistic flair and attention to detail with the emerging learning community.</text:p>
      <text:p text:style-name="Text_20_body">In addition to issues of aesthetics explored in the section above, home knowledge of game mechanics and dynamics, the M and D of the MDA framework also contributed to emerging cultural repertoires. Addressing experiences of game dynamics, as explored in the previous section, Vignette 4 gives several examples of participant feedback on the dynamics of Molly’s game during playtesting. Turning to game mechanics, in part two of Vignette 7, Bertie comments on Toby’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text:p>
      <text:p text:style-name="Text_20_body">The different types of GDPs available to participants to choose from in the menu of GDP documentation and code snippets allowed for a choice in participant making paths, enabling alignment with home interests. While this study is exploratory and not designed to be representational, observations from video data in this study support existing research on the use of funds of knowledge and interest in digital projects as motivating factors and as a way to overcome barriers to alien cultures <text:reference-mark-start text:name="ZOTERO_ITEM CSL_CITATION {&quot;schema&quot;:&quot;https://github.com/citation-style-language/schema/raw/master/csl-citation.json&quot;,&quot;properties&quot;:{&quot;formattedCitation&quot;:&quot;[@gutierrez_learning_2019-1]&quot;,&quot;noteIndex&quot;:0},&quot;citationItems&quot;:[{&quot;uri&quot;:[&quot;http://zotero.org/users/1913249/items/G3R9PEWW&quot;],&quot;itemData&quot;:{&quot;license&quot;:&quot;https://www.karger.com/Services/SiteLicenses&quot;,&quot;issue&quot;:&quot;1-2&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issued&quot;:{&quot;date-parts&quot;:[[&quot;2019&quot;]]},&quot;language&quot;:&quot;en&quot;,&quot;volume&quot;:&quot;62&quot;,&quot;URL&quot;:&quot;https://karger.com/HDE/article/doi/10.1159/000496239&quot;,&quot;ISSN&quot;:&quot;0018-716X, 1423-0054&quot;,&quot;type&quot;:&quot;article-journal&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title&quot;:&quot;Learning as Movement in Social Design-Based Experiments: Play as a Leading Activity&quot;,&quot;page&quot;:&quot;66-82&quot;,&quot;id&quot;:&quot;gutierrez_learning_2019-1&quot;,&quot;container-title&quot;:&quot;Human Development&quot;,&quot;DOI&quot;:&quot;10.1159/000496239&quot;,&quot;citation-key&quot;:&quot;gutierrez_learning_2019-1&quot;},&quot;suffix&quot;:&quot;&quot;,&quot;uris&quot;:[&quot;http://zotero.org/users/1913249/items/G3R9PEWW&quot;],&quot;id&quot;:10007,&quot;prefix&quot;:&quot;&quot;}],&quot;citationID&quot;:&quot;joprhuhi&quot;} RNDezavielyxt"/>&lt;Do Zotero Refresh: [@gutierrez_learning_2019-1]&gt;<text:reference-mark-end text:name="ZOTERO_ITEM CSL_CITATION {&quot;schema&quot;:&quot;https://github.com/citation-style-language/schema/raw/master/csl-citation.json&quot;,&quot;properties&quot;:{&quot;formattedCitation&quot;:&quot;[@gutierrez_learning_2019-1]&quot;,&quot;noteIndex&quot;:0},&quot;citationItems&quot;:[{&quot;uri&quot;:[&quot;http://zotero.org/users/1913249/items/G3R9PEWW&quot;],&quot;itemData&quot;:{&quot;license&quot;:&quot;https://www.karger.com/Services/SiteLicenses&quot;,&quot;issue&quot;:&quot;1-2&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issued&quot;:{&quot;date-parts&quot;:[[&quot;2019&quot;]]},&quot;language&quot;:&quot;en&quot;,&quot;volume&quot;:&quot;62&quot;,&quot;URL&quot;:&quot;https://karger.com/HDE/article/doi/10.1159/000496239&quot;,&quot;ISSN&quot;:&quot;0018-716X, 1423-0054&quot;,&quot;type&quot;:&quot;article-journal&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title&quot;:&quot;Learning as Movement in Social Design-Based Experiments: Play as a Leading Activity&quot;,&quot;page&quot;:&quot;66-82&quot;,&quot;id&quot;:&quot;gutierrez_learning_2019-1&quot;,&quot;container-title&quot;:&quot;Human Development&quot;,&quot;DOI&quot;:&quot;10.1159/000496239&quot;,&quot;citation-key&quot;:&quot;gutierrez_learning_2019-1&quot;},&quot;suffix&quot;:&quot;&quot;,&quot;uris&quot;:[&quot;http://zotero.org/users/1913249/items/G3R9PEWW&quot;],&quot;id&quot;:10007,&quot;prefix&quot;:&quot;&quot;}],&quot;citationID&quot;:&quot;joprhuhi&quot;} RNDezavielyxt"/>.</text:p>
      <text:p text:style-name="Text_20_body">SUPPORTING DATA FROM VIDEO ANALYSIS</text:p>
      <text:h text:style-name="Heading_20_4" text:outline-level="4"><text:bookmark-start text:name="summary-home-funds-and-rqs---moved-from-ch.-7-to-6"/>Summary: Home Funds and RQs - MOVED FROM CH. 7 TO 6<text:bookmark-end text:name="summary-home-funds-and-rqs---moved-from-ch.-7-to-6"/></text:h>
      <text:p text:style-name="First_20_paragraph">This research supports findings of other research which highlight value of incorporating home interests in games, coding and media projects <text:reference-mark-start text:name="ZOTERO_ITEM CSL_CITATION {&quot;schema&quot;:&quot;https://github.com/citation-style-language/schema/raw/master/csl-citation.json&quot;,&quot;properties&quot;:{&quot;formattedCitation&quot;:&quot;[@resnick_mothers_2012; @papert_mindstorms:_1980]&quot;,&quot;noteIndex&quot;:0},&quot;citationItems&quot;:[{&quot;uri&quot;:[&quot;http://zotero.org/users/1913249/items/IJJERKGX&quot;],&quot;itemData&quot;:{&quot;URL&quot;:&quot;http://web.media.mit.edu/~mres/papers/mothers-day-warrior-cats.pdf&quot;,&quot;id&quot;:&quot;resnick_mothers_2012&quot;,&quot;type&quot;:&quot;paper-conference&quot;,&quot;accessed&quot;:{&quot;date-parts&quot;:[[&quot;2015&quot;,5,9]]},&quot;container-title&quot;:&quot;Proceedings of the Constructionism 2012 conference. Athens, Greece&quot;,&quot;title&quot;:&quot;Mother’s Day, Warrior Cats, and Digital Fluency: Stories from the Scratch Online Community&quot;,&quot;author&quot;:[{&quot;given&quot;:&quot;Mitchel&quot;,&quot;family&quot;:&quot;Resnick&quot;}],&quot;citation-key&quot;:&quot;resnick_mothers_2012&quot;,&quot;source&quot;:&quot;Google Scholar&quot;,&quot;title-short&quot;:&quot;Mother’s Day, Warrior Cats, and Digital Fluency&quot;,&quot;issued&quot;:{&quot;date-parts&quot;:[[&quot;2012&quot;]]}},&quot;suffix&quot;:&quot;&quot;,&quot;uris&quot;:[&quot;http://zotero.org/users/1913249/items/IJJERKGX&quot;],&quot;id&quot;:1097,&quot;prefix&quot;:&quot;&quot;},{&quot;uri&quot;:[&quot;http://zotero.org/users/1913249/items/FAVPGKNU&quot;],&quot;itemData&quot;:{&quot;type&quot;:&quot;book&quot;,&quot;ISBN&quot;:&quot;978-0-465-04627-0&quot;,&quot;event-place&quot;:&quot;New York&quot;,&quot;issued&quot;:{&quot;date-parts&quot;:[[&quot;1980&quot;]]},&quot;id&quot;:&quot;papert_mindstorms:_1980&quot;,&quot;title&quot;:&quot;Mindstorms: children, computers, and powerful ideas&quot;,&quot;publisher&quot;:&quot;Basic Books&quot;,&quot;citation-key&quot;:&quot;papert_mindstorms:_1980&quot;,&quot;source&quot;:&quot;Library of Congress ISBN&quot;,&quot;publisher-place&quot;:&quot;New York&quot;,&quot;number-of-pages&quot;:&quot;230&quot;,&quot;author&quot;:[{&quot;given&quot;:&quot;Seymour&quot;,&quot;family&quot;:&quot;Papert&quot;}],&quot;title-short&quot;:&quot;Mindstorms&quot;,&quot;call-number&quot;:&quot;QA20.C65 P36 1980&quot;},&quot;suffix&quot;:&quot;&quot;,&quot;uris&quot;:[&quot;http://zotero.org/users/1913249/items/FAVPGKNU&quot;],&quot;id&quot;:1691,&quot;prefix&quot;:&quot;&quot;}],&quot;citationID&quot;:&quot;sdrjuyxw&quot;} RNDfuohxxwmoe"/>&lt;Do Zotero Refresh: [@resnick_mothers_2012; @papert_mindstorms:_1980]&gt;<text:reference-mark-end text:name="ZOTERO_ITEM CSL_CITATION {&quot;schema&quot;:&quot;https://github.com/citation-style-language/schema/raw/master/csl-citation.json&quot;,&quot;properties&quot;:{&quot;formattedCitation&quot;:&quot;[@resnick_mothers_2012; @papert_mindstorms:_1980]&quot;,&quot;noteIndex&quot;:0},&quot;citationItems&quot;:[{&quot;uri&quot;:[&quot;http://zotero.org/users/1913249/items/IJJERKGX&quot;],&quot;itemData&quot;:{&quot;URL&quot;:&quot;http://web.media.mit.edu/~mres/papers/mothers-day-warrior-cats.pdf&quot;,&quot;id&quot;:&quot;resnick_mothers_2012&quot;,&quot;type&quot;:&quot;paper-conference&quot;,&quot;accessed&quot;:{&quot;date-parts&quot;:[[&quot;2015&quot;,5,9]]},&quot;container-title&quot;:&quot;Proceedings of the Constructionism 2012 conference. Athens, Greece&quot;,&quot;title&quot;:&quot;Mother’s Day, Warrior Cats, and Digital Fluency: Stories from the Scratch Online Community&quot;,&quot;author&quot;:[{&quot;given&quot;:&quot;Mitchel&quot;,&quot;family&quot;:&quot;Resnick&quot;}],&quot;citation-key&quot;:&quot;resnick_mothers_2012&quot;,&quot;source&quot;:&quot;Google Scholar&quot;,&quot;title-short&quot;:&quot;Mother’s Day, Warrior Cats, and Digital Fluency&quot;,&quot;issued&quot;:{&quot;date-parts&quot;:[[&quot;2012&quot;]]}},&quot;suffix&quot;:&quot;&quot;,&quot;uris&quot;:[&quot;http://zotero.org/users/1913249/items/IJJERKGX&quot;],&quot;id&quot;:1097,&quot;prefix&quot;:&quot;&quot;},{&quot;uri&quot;:[&quot;http://zotero.org/users/1913249/items/FAVPGKNU&quot;],&quot;itemData&quot;:{&quot;type&quot;:&quot;book&quot;,&quot;ISBN&quot;:&quot;978-0-465-04627-0&quot;,&quot;event-place&quot;:&quot;New York&quot;,&quot;issued&quot;:{&quot;date-parts&quot;:[[&quot;1980&quot;]]},&quot;id&quot;:&quot;papert_mindstorms:_1980&quot;,&quot;title&quot;:&quot;Mindstorms: children, computers, and powerful ideas&quot;,&quot;publisher&quot;:&quot;Basic Books&quot;,&quot;citation-key&quot;:&quot;papert_mindstorms:_1980&quot;,&quot;source&quot;:&quot;Library of Congress ISBN&quot;,&quot;publisher-place&quot;:&quot;New York&quot;,&quot;number-of-pages&quot;:&quot;230&quot;,&quot;author&quot;:[{&quot;given&quot;:&quot;Seymour&quot;,&quot;family&quot;:&quot;Papert&quot;}],&quot;title-short&quot;:&quot;Mindstorms&quot;,&quot;call-number&quot;:&quot;QA20.C65 P36 1980&quot;},&quot;suffix&quot;:&quot;&quot;,&quot;uris&quot;:[&quot;http://zotero.org/users/1913249/items/FAVPGKNU&quot;],&quot;id&quot;:1691,&quot;prefix&quot;:&quot;&quot;}],&quot;citationID&quot;:&quot;sdrjuyxw&quot;} RNDfuohxxwmoe"/>. It also aligns with PBL literature which advocates the personalisation of projects and the value of exploring concepts using home funds of knowledge <text:reference-mark-start text:name="ZOTERO_ITEM CSL_CITATION {&quot;schema&quot;:&quot;https://github.com/citation-style-language/schema/raw/master/csl-citation.json&quot;,&quot;properties&quot;:{&quot;formattedCitation&quot;:&quot;[@moje_maestro_2001]&quot;,&quot;noteIndex&quot;:0},&quot;citationItems&quot;:[{&quot;uri&quot;:[&quot;http://zotero.org/users/1913249/items/X5SP9SN9&quot;],&quot;itemData&quot;:{&quot;license&quot;:&quot;Copyright © 2001 John Wiley &amp; Sons, Inc.&quot;,&quot;issue&quot;:&quot;4&quot;,&quot;accessed&quot;:{&quot;date-parts&quot;:[[&quot;2019&quot;,6,17]]},&quot;DOI&quot;:&quot;10.1002/tea.1014&quot;,&quot;title-short&quot;:&quot;“Maestro, what is ‘quality’?&quot;,&quot;issued&quot;:{&quot;date-parts&quot;:[[&quot;2001&quot;]]},&quot;language&quot;:&quot;en&quot;,&quot;volume&quot;:&quot;38&quot;,&quot;URL&quot;:&quot;http://onlinelibrary.wiley.com/doi/abs/10.1002/tea.1014&quot;,&quot;ISSN&quot;:&quot;1098-2736&quot;,&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author&quot;:[{&quot;given&quot;:&quot;Elizabeth B.&quot;,&quot;family&quot;:&quot;Moje&quot;},{&quot;given&quot;:&quot;Tehani&quot;,&quot;family&quot;:&quot;Collazo&quot;},{&quot;given&quot;:&quot;Rosario&quot;,&quot;family&quot;:&quot;Carrillo&quot;},{&quot;given&quot;:&quot;Ronald W.&quot;,&quot;family&quot;:&quot;Marx&quot;}],&quot;title&quot;:&quot;“Maestro, what is ‘quality’?”: Language, literacy, and discourse in project-based science&quot;,&quot;source&quot;:&quot;Wiley Online Library&quot;,&quot;page&quot;:&quot;469-498&quot;,&quot;id&quot;:&quot;moje_maestro_2001&quot;,&quot;citation-key&quot;:&quot;moje_maestro_2001&quot;,&quot;container-title&quot;:&quot;Journal of Research in Science Teaching&quot;},&quot;suffix&quot;:&quot;&quot;,&quot;uris&quot;:[&quot;http://zotero.org/users/1913249/items/X5SP9SN9&quot;],&quot;id&quot;:3393,&quot;prefix&quot;:&quot;&quot;}],&quot;citationID&quot;:&quot;hwmmwmhe&quot;} RNDrsdpmvsefm"/>&lt;Do Zotero Refresh: [@moje_maestro_2001]&gt;<text:reference-mark-end text:name="ZOTERO_ITEM CSL_CITATION {&quot;schema&quot;:&quot;https://github.com/citation-style-language/schema/raw/master/csl-citation.json&quot;,&quot;properties&quot;:{&quot;formattedCitation&quot;:&quot;[@moje_maestro_2001]&quot;,&quot;noteIndex&quot;:0},&quot;citationItems&quot;:[{&quot;uri&quot;:[&quot;http://zotero.org/users/1913249/items/X5SP9SN9&quot;],&quot;itemData&quot;:{&quot;license&quot;:&quot;Copyright © 2001 John Wiley &amp; Sons, Inc.&quot;,&quot;issue&quot;:&quot;4&quot;,&quot;accessed&quot;:{&quot;date-parts&quot;:[[&quot;2019&quot;,6,17]]},&quot;DOI&quot;:&quot;10.1002/tea.1014&quot;,&quot;title-short&quot;:&quot;“Maestro, what is ‘quality’?&quot;,&quot;issued&quot;:{&quot;date-parts&quot;:[[&quot;2001&quot;]]},&quot;language&quot;:&quot;en&quot;,&quot;volume&quot;:&quot;38&quot;,&quot;URL&quot;:&quot;http://onlinelibrary.wiley.com/doi/abs/10.1002/tea.1014&quot;,&quot;ISSN&quot;:&quot;1098-2736&quot;,&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author&quot;:[{&quot;given&quot;:&quot;Elizabeth B.&quot;,&quot;family&quot;:&quot;Moje&quot;},{&quot;given&quot;:&quot;Tehani&quot;,&quot;family&quot;:&quot;Collazo&quot;},{&quot;given&quot;:&quot;Rosario&quot;,&quot;family&quot;:&quot;Carrillo&quot;},{&quot;given&quot;:&quot;Ronald W.&quot;,&quot;family&quot;:&quot;Marx&quot;}],&quot;title&quot;:&quot;“Maestro, what is ‘quality’?”: Language, literacy, and discourse in project-based science&quot;,&quot;source&quot;:&quot;Wiley Online Library&quot;,&quot;page&quot;:&quot;469-498&quot;,&quot;id&quot;:&quot;moje_maestro_2001&quot;,&quot;citation-key&quot;:&quot;moje_maestro_2001&quot;,&quot;container-title&quot;:&quot;Journal of Research in Science Teaching&quot;},&quot;suffix&quot;:&quot;&quot;,&quot;uris&quot;:[&quot;http://zotero.org/users/1913249/items/X5SP9SN9&quot;],&quot;id&quot;:3393,&quot;prefix&quot;:&quot;&quot;}],&quot;citationID&quot;:&quot;hwmmwmhe&quot;} RNDrsdpmvsefm"/></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schema&quot;:&quot;https://github.com/citation-style-language/schema/raw/master/csl-citation.json&quot;,&quot;properties&quot;:{&quot;formattedCitation&quot;:&quot;[@gabler2005prototype]&quot;,&quot;noteIndex&quot;:0},&quot;citationItems&quot;:[{&quot;uri&quot;:[&quot;http://zotero.org/users/1913249/items/S9CUYZL4&quot;],&quot;itemData&quot;:{&quot;volume&quot;:&quot;26&quot;,&quot;citation-key&quot;:&quot;gabler2005prototype&quot;,&quot;title&quot;:&quot;How to prototype a game in under 7 days&quot;,&quot;type&quot;:&quot;article-journal&quot;,&quot;author&quot;:[{&quot;given&quot;:&quot;Kyle&quot;,&quot;family&quot;:&quot;Gabler&quot;},{&quot;given&quot;:&quot;Kyle&quot;,&quot;family&quot;:&quot;Gray&quot;},{&quot;given&quot;:&quot;S&quot;,&quot;family&quot;:&quot;Shodhan&quot;},{&quot;given&quot;:&quot;Matt&quot;,&quot;family&quot;:&quot;Kucic&quot;}],&quot;container-title&quot;:&quot;Gamasutra, October&quot;,&quot;id&quot;:&quot;gabler2005prototype&quot;,&quot;issued&quot;:{&quot;date-parts&quot;:[[&quot;2005&quot;]]}},&quot;suffix&quot;:&quot;&quot;,&quot;uris&quot;:[&quot;http://zotero.org/users/1913249/items/S9CUYZL4&quot;],&quot;id&quot;:8847,&quot;prefix&quot;:&quot;&quot;}],&quot;citationID&quot;:&quot;ddjiyxqv&quot;} RNDvmikrpgdbc"/>&lt;Do Zotero Refresh: [@gabler2005prototype]&gt;<text:reference-mark-end text:name="ZOTERO_ITEM CSL_CITATION {&quot;schema&quot;:&quot;https://github.com/citation-style-language/schema/raw/master/csl-citation.json&quot;,&quot;properties&quot;:{&quot;formattedCitation&quot;:&quot;[@gabler2005prototype]&quot;,&quot;noteIndex&quot;:0},&quot;citationItems&quot;:[{&quot;uri&quot;:[&quot;http://zotero.org/users/1913249/items/S9CUYZL4&quot;],&quot;itemData&quot;:{&quot;volume&quot;:&quot;26&quot;,&quot;citation-key&quot;:&quot;gabler2005prototype&quot;,&quot;title&quot;:&quot;How to prototype a game in under 7 days&quot;,&quot;type&quot;:&quot;article-journal&quot;,&quot;author&quot;:[{&quot;given&quot;:&quot;Kyle&quot;,&quot;family&quot;:&quot;Gabler&quot;},{&quot;given&quot;:&quot;Kyle&quot;,&quot;family&quot;:&quot;Gray&quot;},{&quot;given&quot;:&quot;S&quot;,&quot;family&quot;:&quot;Shodhan&quot;},{&quot;given&quot;:&quot;Matt&quot;,&quot;family&quot;:&quot;Kucic&quot;}],&quot;container-title&quot;:&quot;Gamasutra, October&quot;,&quot;id&quot;:&quot;gabler2005prototype&quot;,&quot;issued&quot;:{&quot;date-parts&quot;:[[&quot;2005&quot;]]}},&quot;suffix&quot;:&quot;&quot;,&quot;uris&quot;:[&quot;http://zotero.org/users/1913249/items/S9CUYZL4&quot;],&quot;id&quot;:8847,&quot;prefix&quot;:&quot;&quot;}],&quot;citationID&quot;:&quot;ddjiyxqv&quot;} RNDvmikrpgdbc"/>. HOW TO EXTEND?</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 In part two of Vignette 1, Toby’s work adding 21 levels to his game is noticed by Bertie.</text:p>
      <text:p text:style-name="P12"><text:s text:c="1"/>Bertie: Why’s that enemy in every level</text:p>
      <text:p text:style-name="P13"><text:s text:c="1"/>Toby: He’s not.</text:p>
      <text:p text:style-name="P14"><text:s text:c="1"/>Bertie: Can you show me how you add more levels on to yours?</text:p>
      <text:p text:style-name="P15"><text:s text:c="1"/>Toby: Yeah sure.</text:p>
      <text:p text:style-name="P16"><text:s text:c="1"/>Pause</text:p>
      <text:p text:style-name="P17"><text:s text:c="1"/>Toby: I’m just going to have one go of beating this (refering to his own game which he is playtesing). It’s 21 levels in it. So .. Yeeeeah.</text:p>
      <text:p text:style-name="P18"><text:s text:c="1"/>Pause</text:p>
      <text:p text:style-name="P19"><text:s text:c="1"/>Bertie: It’s like parkours in Minecraft but timed. It’s like playing the game Wipeout. Have you ever played Wipeout?</text:p>
      <text:p text:style-name="P20"><text:s text:c="1"/>Toby: Er not really.</text:p>
      <text:p text:style-name="P21"><text:s text:c="1"/>Bertie: Or seen it?</text:p>
      <text:p text:style-name="P22"><text:s text:c="1"/>Bertie: That’s like my second level.</text:p>
      <text:p text:style-name="P23"><text:s text:c="1"/>Toby: Ah so hard (Toby fails at a high level on his game and starts to move off)</text:p>
      <text:p text:style-name="P24"><text:s text:c="1"/>Toby: (To someone else <text:s text:c="1"/>calling for attention) <text:s text:c="1"/>No I’m helping Bertie.</text:p>
      <text:p text:style-name="P25"><text:s text:c="1"/>_(Toby then follows Bertie to his workstation to help him implement more levels.)_</text:p>
      <text:p text:style-name="First_20_paragraph">This exchange shows the propagation of GDPs emerging from the process of community playtesting through a direct request. It is possible that Bertie’s request to Toby is prompted by Bertie noticing Toby helping Nadine and Harper add levels to their games. Toby’s emerging role as a specialist that the community can draw on for practical help, and similar examples (see also that of Nadine in Vignette 5), were welcomed by me as a way to reduce dependence on myself as a facilitator, or to provide an alternative to the instruction-based support documents. 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schema&quot;:&quot;https://github.com/citation-style-language/schema/raw/master/csl-citation.json&quot;,&quot;properties&quot;:{&quot;formattedCitation&quot;:&quot;[@lave_situated_1991; @guzdial_imagineering_2006]&quot;,&quot;noteIndex&quot;:0},&quot;citationItems&quot;:[{&quot;uri&quot;:[&quot;http://zotero.org/users/1913249/items/RTN9BLRE&quot;],&quot;itemData&quot;:{&quot;type&quot;:&quot;book&quot;,&quot;author&quot;:[{&quot;given&quot;:&quot;Jean&quot;,&quot;family&quot;:&quot;Lave&quot;},{&quot;given&quot;:&quot;Etienne&quot;,&quot;family&quot;:&quot;Wenger&quot;}],&quot;ISBN&quot;:&quot;978-0-521-41308-4 978-0-521-42374-8&quot;,&quot;event-place&quot;:&quot;Cambridge [England] ; New York&quot;,&quot;title&quot;:&quot;Situated learning: legitimate peripheral participation&quot;,&quot;id&quot;:&quot;lave_situated_1991&quot;,&quot;publisher&quot;:&quot;Cambridge University Press&quot;,&quot;number-of-pages&quot;:&quot;138&quot;,&quot;citation-key&quot;:&quot;lave_situated_1991&quot;,&quot;source&quot;:&quot;Library of Congress ISBN&quot;,&quot;publisher-place&quot;:&quot;Cambridge [England] ; New York&quot;,&quot;collection-title&quot;:&quot;Learning in doing&quot;,&quot;issued&quot;:{&quot;date-parts&quot;:[[&quot;1991&quot;]]},&quot;title-short&quot;:&quot;Situated learning&quot;,&quot;call-number&quot;:&quot;BF318 .L36 1991&quot;},&quot;suffix&quot;:&quot;&quot;,&quot;uris&quot;:[&quot;http://zotero.org/users/1913249/items/RTN9BLRE&quot;],&quot;id&quot;:2423,&quot;prefix&quot;:&quot;&quot;},{&quot;uri&quot;:[&quot;http://zotero.org/users/1913249/items/PPXMDW3Z&quot;],&quot;itemData&quot;:{&quot;id&quot;:&quot;guzdial_imagineering_2006&quot;,&quot;accessed&quot;:{&quot;date-parts&quot;:[[&quot;2023&quot;,10,3]]},&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ublisher-place&quot;:&quot;New York, NY, USA&quot;,&quot;title-short&quot;:&quot;Imagineering inauthentic legitimate peripheral participation&quot;,&quot;issued&quot;:{&quot;date-parts&quot;:[[&quot;2006&quot;,9,9]]},&quot;ISBN&quot;:&quot;978-1-59593-494-9&quot;,&quot;publisher&quot;:&quot;Association for Computing Machinery&quot;,&quot;URL&quot;:&quot;https://dl.acm.org/doi/10.1145/1151588.1151597&quot;,&quot;type&quot;:&quot;paper-conference&quot;,&quot;container-title&quot;:&quot;Proceedings of the second international workshop on Computing education research&quot;,&quot;source&quot;:&quot;ACM Digital Library&quot;,&quot;author&quot;:[{&quot;given&quot;:&quot;Mark&quot;,&quot;family&quot;:&quot;Guzdial&quot;},{&quot;given&quot;:&quot;Allison Elliott&quot;,&quot;family&quot;:&quot;Tew&quot;}],&quot;title&quot;:&quot;Imagineering inauthentic legitimate peripheral participation: an instructional design approach for motivating computing education&quot;,&quot;event-place&quot;:&quot;New York, NY, USA&quot;,&quot;collection-title&quot;:&quot;ICER '06&quot;,&quot;page&quot;:&quot;51–58&quot;,&quot;citation-key&quot;:&quot;guzdial_imagineering_2006&quot;,&quot;DOI&quot;:&quot;10.1145/1151588.1151597&quot;},&quot;suffix&quot;:&quot;&quot;,&quot;uris&quot;:[&quot;http://zotero.org/users/1913249/items/PPXMDW3Z&quot;],&quot;id&quot;:9010,&quot;prefix&quot;:&quot;&quot;}],&quot;citationID&quot;:&quot;qjhiclyp&quot;} RNDgrtmewqnfo"/>&lt;Do Zotero Refresh: [@lave_situated_1991; @guzdial_imagineering_2006]&gt;<text:reference-mark-end text:name="ZOTERO_ITEM CSL_CITATION {&quot;schema&quot;:&quot;https://github.com/citation-style-language/schema/raw/master/csl-citation.json&quot;,&quot;properties&quot;:{&quot;formattedCitation&quot;:&quot;[@lave_situated_1991; @guzdial_imagineering_2006]&quot;,&quot;noteIndex&quot;:0},&quot;citationItems&quot;:[{&quot;uri&quot;:[&quot;http://zotero.org/users/1913249/items/RTN9BLRE&quot;],&quot;itemData&quot;:{&quot;type&quot;:&quot;book&quot;,&quot;author&quot;:[{&quot;given&quot;:&quot;Jean&quot;,&quot;family&quot;:&quot;Lave&quot;},{&quot;given&quot;:&quot;Etienne&quot;,&quot;family&quot;:&quot;Wenger&quot;}],&quot;ISBN&quot;:&quot;978-0-521-41308-4 978-0-521-42374-8&quot;,&quot;event-place&quot;:&quot;Cambridge [England] ; New York&quot;,&quot;title&quot;:&quot;Situated learning: legitimate peripheral participation&quot;,&quot;id&quot;:&quot;lave_situated_1991&quot;,&quot;publisher&quot;:&quot;Cambridge University Press&quot;,&quot;number-of-pages&quot;:&quot;138&quot;,&quot;citation-key&quot;:&quot;lave_situated_1991&quot;,&quot;source&quot;:&quot;Library of Congress ISBN&quot;,&quot;publisher-place&quot;:&quot;Cambridge [England] ; New York&quot;,&quot;collection-title&quot;:&quot;Learning in doing&quot;,&quot;issued&quot;:{&quot;date-parts&quot;:[[&quot;1991&quot;]]},&quot;title-short&quot;:&quot;Situated learning&quot;,&quot;call-number&quot;:&quot;BF318 .L36 1991&quot;},&quot;suffix&quot;:&quot;&quot;,&quot;uris&quot;:[&quot;http://zotero.org/users/1913249/items/RTN9BLRE&quot;],&quot;id&quot;:2423,&quot;prefix&quot;:&quot;&quot;},{&quot;uri&quot;:[&quot;http://zotero.org/users/1913249/items/PPXMDW3Z&quot;],&quot;itemData&quot;:{&quot;id&quot;:&quot;guzdial_imagineering_2006&quot;,&quot;accessed&quot;:{&quot;date-parts&quot;:[[&quot;2023&quot;,10,3]]},&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ublisher-place&quot;:&quot;New York, NY, USA&quot;,&quot;title-short&quot;:&quot;Imagineering inauthentic legitimate peripheral participation&quot;,&quot;issued&quot;:{&quot;date-parts&quot;:[[&quot;2006&quot;,9,9]]},&quot;ISBN&quot;:&quot;978-1-59593-494-9&quot;,&quot;publisher&quot;:&quot;Association for Computing Machinery&quot;,&quot;URL&quot;:&quot;https://dl.acm.org/doi/10.1145/1151588.1151597&quot;,&quot;type&quot;:&quot;paper-conference&quot;,&quot;container-title&quot;:&quot;Proceedings of the second international workshop on Computing education research&quot;,&quot;source&quot;:&quot;ACM Digital Library&quot;,&quot;author&quot;:[{&quot;given&quot;:&quot;Mark&quot;,&quot;family&quot;:&quot;Guzdial&quot;},{&quot;given&quot;:&quot;Allison Elliott&quot;,&quot;family&quot;:&quot;Tew&quot;}],&quot;title&quot;:&quot;Imagineering inauthentic legitimate peripheral participation: an instructional design approach for motivating computing education&quot;,&quot;event-place&quot;:&quot;New York, NY, USA&quot;,&quot;collection-title&quot;:&quot;ICER '06&quot;,&quot;page&quot;:&quot;51–58&quot;,&quot;citation-key&quot;:&quot;guzdial_imagineering_2006&quot;,&quot;DOI&quot;:&quot;10.1145/1151588.1151597&quot;},&quot;suffix&quot;:&quot;&quot;,&quot;uris&quot;:[&quot;http://zotero.org/users/1913249/items/PPXMDW3Z&quot;],&quot;id&quot;:9010,&quot;prefix&quot;:&quot;&quot;}],&quot;citationID&quot;:&quot;qjhiclyp&quot;} RNDgrtmewqnfo"/>, and thus a helpful practice contributing to the emerging ecosystems of the learning community.</text:p>
      <text:p text:style-name="Text_20_body">This section has explored the use of GDPs within strategies and processes that occur at a community level in a way that demonstrates the transfer between different activity systems, supporting Gutiérrez’s perspective <text:reference-mark-start text:name="ZOTERO_ITEM CSL_CITATION {&quot;schema&quot;:&quot;https://github.com/citation-style-language/schema/raw/master/csl-citation.json&quot;,&quot;properties&quot;:{&quot;formattedCitation&quot;:&quot;[@gutierrez_developing_2008]&quot;,&quot;noteIndex&quot;:0},&quot;citationItems&quot;:[{&quot;uri&quot;:[&quot;http://zotero.org/users/1913249/items/DAPR6ZQ4&quot;],&quot;itemData&quot;:{&quot;issue&quot;:&quot;2&quot;,&quot;accessed&quot;:{&quot;date-parts&quot;:[[&quot;2021&quot;,3,18]]},&quot;DOI&quot;:&quot;https://doi.org/10.1598/RRQ.43.2.3&quot;,&quot;type&quot;:&quot;article-journal&quot;,&quot;issued&quot;:{&quot;date-parts&quot;:[[&quot;2008&quot;]]},&quot;language&quot;:&quot;en&quot;,&quot;volume&quot;:&quot;43&quot;,&quot;URL&quot;:&quot;https://ila.onlinelibrary.wiley.com/doi/abs/10.1598/RRQ.43.2.3&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title&quot;:&quot;Developing a Sociocritical Literacy in the Third Space&quot;,&quot;source&quot;:&quot;Wiley Online Library&quot;,&quot;id&quot;:&quot;gutierrez_developing_2008&quot;,&quot;page&quot;:&quot;148-164&quot;,&quot;citation-key&quot;:&quot;gutierrez_developing_2008&quot;,&quot;container-title&quot;:&quot;Reading Research Quarterly&quot;},&quot;suffix&quot;:&quot;&quot;,&quot;uris&quot;:[&quot;http://zotero.org/users/1913249/items/DAPR6ZQ4&quot;],&quot;id&quot;:79,&quot;prefix&quot;:&quot;&quot;}],&quot;citationID&quot;:&quot;lvkgisqz&quot;} RNDixdkauuhcw"/>&lt;Do Zotero Refresh: [@gutierrez_developing_2008]&gt;<text:reference-mark-end text:name="ZOTERO_ITEM CSL_CITATION {&quot;schema&quot;:&quot;https://github.com/citation-style-language/schema/raw/master/csl-citation.json&quot;,&quot;properties&quot;:{&quot;formattedCitation&quot;:&quot;[@gutierrez_developing_2008]&quot;,&quot;noteIndex&quot;:0},&quot;citationItems&quot;:[{&quot;uri&quot;:[&quot;http://zotero.org/users/1913249/items/DAPR6ZQ4&quot;],&quot;itemData&quot;:{&quot;issue&quot;:&quot;2&quot;,&quot;accessed&quot;:{&quot;date-parts&quot;:[[&quot;2021&quot;,3,18]]},&quot;DOI&quot;:&quot;https://doi.org/10.1598/RRQ.43.2.3&quot;,&quot;type&quot;:&quot;article-journal&quot;,&quot;issued&quot;:{&quot;date-parts&quot;:[[&quot;2008&quot;]]},&quot;language&quot;:&quot;en&quot;,&quot;volume&quot;:&quot;43&quot;,&quot;URL&quot;:&quot;https://ila.onlinelibrary.wiley.com/doi/abs/10.1598/RRQ.43.2.3&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title&quot;:&quot;Developing a Sociocritical Literacy in the Third Space&quot;,&quot;source&quot;:&quot;Wiley Online Library&quot;,&quot;id&quot;:&quot;gutierrez_developing_2008&quot;,&quot;page&quot;:&quot;148-164&quot;,&quot;citation-key&quot;:&quot;gutierrez_developing_2008&quot;,&quot;container-title&quot;:&quot;Reading Research Quarterly&quot;},&quot;suffix&quot;:&quot;&quot;,&quot;uris&quot;:[&quot;http://zotero.org/users/1913249/items/DAPR6ZQ4&quot;],&quot;id&quot;:79,&quot;prefix&quot;:&quot;&quot;}],&quot;citationID&quot;:&quot;lvkgisqz&quot;} RNDixdkauuhcw"/>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o interpersonal processes that serve the completion of the activity. Based on observations of video data, I describe four categories of how GDPs are used in diverse meditational strategies, most frequently through pair participants’ interaction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he use of a catalogue of design patterns addresses the tension between participants’ choice and the need for documentation to support the technical implementation of code structures. However, not all participants used the provided instructions and developed diverse methods to access support for implementing patterns. At the cultural level of activity analysis, the previous section outlined how providing a menu of game design patterns enabled participants to select patterns aligned with their personal interests, potentially reducing feelings of alienation from coding or game-making culture. This section further examines how a curated collection of game patterns, along with supporting documentation, created opportunities and influenced participants’ experiences on the interpersonal plane of activity.</text:p>
      <text:p text:style-name="Text_20_body">The previous chapter explored, from my perspective as a facilitator, how the use of a menu of GDPs helped address the tension between participant choice and the need for supporting materials on code implementation. Vignette 9 shows one of the few short episodes where I addressed the whole class, outlining the webpage listing the menu of patterns: “<text:span text:style-name="T2">It’s almost like this is our control panel. (you decide) what do you want to do next and we jump off from there.</text:span>”. In addition to using written documentation as a framework, in P2, I guided supporting student facilitators to ask what patterns participants were currently working on or had recently completed as a way of provoking informal reflection on project progress. Given the integration of these elements into the learning design from P2 onwards, it would seem natural that participants would use the provided framework, at least in some capacity. Despite this, the evolving use of this documentation, the variations in its use, and the interpersonal interactions surrounding it merit further attention due to the diversity, evolution, and fundamental importance of GDP use at this interpersonal scope.</text:p>
      <text:p text:style-name="Text_20_body">Vignette 2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in the Vignette commentary) the idea of the GDP is likely to be from a cultural source, most likely playtesting. By way of contrast, Toby in Vignette 1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 (EXPLORED ABOVE?)</text:p>
      <text:p text:style-name="Text_20_body">OTHER DATA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2">
        <text:list-item>
          <text:p text:style-name="P26">supporting the value of informal approaches to learning technology [ITO etc] whilst avoiding the lack of support in P1 where participants called out for more support with technical and organisational processes.</text:p>
        </text:list-item>
        <text:list-item>
          <text:p text:style-name="P26">providing shorter, just-in-time tutorials to reduce barriers associated with more extensive instruction-based approaches including barriers of literacy <text:reference-mark-start text:name="ZOTERO_ITEM CSL_CITATION {&quot;schema&quot;:&quot;https://github.com/citation-style-language/schema/raw/master/csl-citation.json&quot;,&quot;properties&quot;:{&quot;formattedCitation&quot;:&quot;[@dietz_design_2021; @resnick_coding_2020]&quot;,&quot;noteIndex&quot;:0},&quot;citationItems&quot;:[{&quot;uri&quot;:[&quot;http://zotero.org/users/1913249/items/R9DIW698&quot;],&quot;itemData&quot;:{&quot;id&quot;:&quot;dietz_design_2021&quot;,&quot;accessed&quot;:{&quot;date-parts&quot;:[[&quot;2023&quot;,5,12]]},&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type&quot;:&quot;chapter&quot;,&quot;issued&quot;:{&quot;date-parts&quot;:[[&quot;2021&quot;]]},&quot;language&quot;:&quot;en&quot;,&quot;ISBN&quot;:&quot;978-3-030-62037-0&quot;,&quot;event-place&quot;:&quot;Cham&quot;,&quot;URL&quot;:&quot;https://doi.org/10.1007/978-3-030-62037-0_13&quot;,&quot;editor&quot;:[{&quot;given&quot;:&quot;Christoph&quot;,&quot;family&quot;:&quot;Meinel&quot;},{&quot;given&quot;:&quot;Larry&quot;,&quot;family&quot;:&quot;Leifer&quot;}],&quot;publisher&quot;:&quot;Springer International Publishing&quot;,&quot;source&quot;:&quot;Springer Link&quot;,&quot;author&quot;:[{&quot;given&quot;:&quot;Griffin&quot;,&quot;family&quot;:&quot;Dietz&quot;},{&quot;given&quot;:&quot;Jenny&quot;,&quot;family&quot;:&quot;Han&quot;},{&quot;given&quot;:&quot;Hyowon&quot;,&quot;family&quot;:&quot;Gweon&quot;},{&quot;given&quot;:&quot;James A.&quot;,&quot;family&quot;:&quot;Landay&quot;}],&quot;title&quot;:&quot;Design Guidelines for Early Childhood Computer Science Education Tools&quot;,&quot;page&quot;:&quot;291-306&quot;,&quot;collection-title&quot;:&quot;Understanding Innovation&quot;,&quot;container-title&quot;:&quot;Design Thinking Research : Interrogating the Doing&quot;,&quot;citation-key&quot;:&quot;dietz_design_2021&quot;,&quot;DOI&quot;:&quot;10.1007/978-3-030-62037-0_13&quot;},&quot;suffix&quot;:&quot;&quot;,&quot;uris&quot;:[&quot;http://zotero.org/users/1913249/items/R9DIW698&quot;],&quot;id&quot;:8633,&quot;prefix&quot;:&quot;&quot;},{&quot;uri&quot;:[&quot;http://zotero.org/users/1913249/items/VYS48CXK&quot;],&quot;itemData&quot;:{&quot;issue&quot;:&quot;11&quot;,&quot;container-title-short&quot;:&quot;Commun. ACM&quot;,&quot;accessed&quot;:{&quot;date-parts&quot;:[[&quot;2021&quot;,12,21]]},&quot;DOI&quot;:&quot;10.1145/3375546&quot;,&quot;type&quot;:&quot;article-journal&quot;,&quot;issued&quot;:{&quot;date-parts&quot;:[[&quot;2020&quot;,10,22]]},&quot;language&quot;:&quot;en&quot;,&quot;volume&quot;:&quot;63&quot;,&quot;URL&quot;:&quot;https://dl.acm.org/doi/10.1145/3375546&quot;,&quot;ISSN&quot;:&quot;0001-0782, 1557-7317&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title&quot;:&quot;Coding at a crossroads&quot;,&quot;source&quot;:&quot;DOI.org (Crossref)&quot;,&quot;page&quot;:&quot;120-127&quot;,&quot;id&quot;:&quot;resnick_coding_2020&quot;,&quot;container-title&quot;:&quot;Communications of the ACM&quot;,&quot;citation-key&quot;:&quot;resnick_coding_2020&quot;},&quot;suffix&quot;:&quot;&quot;,&quot;uris&quot;:[&quot;http://zotero.org/users/1913249/items/VYS48CXK&quot;],&quot;id&quot;:3,&quot;prefix&quot;:&quot;&quot;}],&quot;citationID&quot;:&quot;sblzsfmw&quot;} RNDccjhrvdbbl"/>&lt;Do Zotero Refresh: [@dietz_design_2021; @resnick_coding_2020]&gt;<text:reference-mark-end text:name="ZOTERO_ITEM CSL_CITATION {&quot;schema&quot;:&quot;https://github.com/citation-style-language/schema/raw/master/csl-citation.json&quot;,&quot;properties&quot;:{&quot;formattedCitation&quot;:&quot;[@dietz_design_2021; @resnick_coding_2020]&quot;,&quot;noteIndex&quot;:0},&quot;citationItems&quot;:[{&quot;uri&quot;:[&quot;http://zotero.org/users/1913249/items/R9DIW698&quot;],&quot;itemData&quot;:{&quot;id&quot;:&quot;dietz_design_2021&quot;,&quot;accessed&quot;:{&quot;date-parts&quot;:[[&quot;2023&quot;,5,12]]},&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type&quot;:&quot;chapter&quot;,&quot;issued&quot;:{&quot;date-parts&quot;:[[&quot;2021&quot;]]},&quot;language&quot;:&quot;en&quot;,&quot;ISBN&quot;:&quot;978-3-030-62037-0&quot;,&quot;event-place&quot;:&quot;Cham&quot;,&quot;URL&quot;:&quot;https://doi.org/10.1007/978-3-030-62037-0_13&quot;,&quot;editor&quot;:[{&quot;given&quot;:&quot;Christoph&quot;,&quot;family&quot;:&quot;Meinel&quot;},{&quot;given&quot;:&quot;Larry&quot;,&quot;family&quot;:&quot;Leifer&quot;}],&quot;publisher&quot;:&quot;Springer International Publishing&quot;,&quot;source&quot;:&quot;Springer Link&quot;,&quot;author&quot;:[{&quot;given&quot;:&quot;Griffin&quot;,&quot;family&quot;:&quot;Dietz&quot;},{&quot;given&quot;:&quot;Jenny&quot;,&quot;family&quot;:&quot;Han&quot;},{&quot;given&quot;:&quot;Hyowon&quot;,&quot;family&quot;:&quot;Gweon&quot;},{&quot;given&quot;:&quot;James A.&quot;,&quot;family&quot;:&quot;Landay&quot;}],&quot;title&quot;:&quot;Design Guidelines for Early Childhood Computer Science Education Tools&quot;,&quot;page&quot;:&quot;291-306&quot;,&quot;collection-title&quot;:&quot;Understanding Innovation&quot;,&quot;container-title&quot;:&quot;Design Thinking Research : Interrogating the Doing&quot;,&quot;citation-key&quot;:&quot;dietz_design_2021&quot;,&quot;DOI&quot;:&quot;10.1007/978-3-030-62037-0_13&quot;},&quot;suffix&quot;:&quot;&quot;,&quot;uris&quot;:[&quot;http://zotero.org/users/1913249/items/R9DIW698&quot;],&quot;id&quot;:8633,&quot;prefix&quot;:&quot;&quot;},{&quot;uri&quot;:[&quot;http://zotero.org/users/1913249/items/VYS48CXK&quot;],&quot;itemData&quot;:{&quot;issue&quot;:&quot;11&quot;,&quot;container-title-short&quot;:&quot;Commun. ACM&quot;,&quot;accessed&quot;:{&quot;date-parts&quot;:[[&quot;2021&quot;,12,21]]},&quot;DOI&quot;:&quot;10.1145/3375546&quot;,&quot;type&quot;:&quot;article-journal&quot;,&quot;issued&quot;:{&quot;date-parts&quot;:[[&quot;2020&quot;,10,22]]},&quot;language&quot;:&quot;en&quot;,&quot;volume&quot;:&quot;63&quot;,&quot;URL&quot;:&quot;https://dl.acm.org/doi/10.1145/3375546&quot;,&quot;ISSN&quot;:&quot;0001-0782, 1557-7317&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title&quot;:&quot;Coding at a crossroads&quot;,&quot;source&quot;:&quot;DOI.org (Crossref)&quot;,&quot;page&quot;:&quot;120-127&quot;,&quot;id&quot;:&quot;resnick_coding_2020&quot;,&quot;container-title&quot;:&quot;Communications of the ACM&quot;,&quot;citation-key&quot;:&quot;resnick_coding_2020&quot;},&quot;suffix&quot;:&quot;&quot;,&quot;uris&quot;:[&quot;http://zotero.org/users/1913249/items/VYS48CXK&quot;],&quot;id&quot;:3,&quot;prefix&quot;:&quot;&quot;}],&quot;citationID&quot;:&quot;sblzsfmw&quot;} RNDccjhrvdbbl"/>.</text:p>
        </text:list-item>
        <text:list-item>
          <text:p text:style-name="P26">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GDP concepts and supporting tools can guide ideation and organisation processes in diverse ways including use as a lingua franca, as a visual prototyping tool, and within participant gestural interaction. The design chapter explored the tension between reduced choice of genre of game. In my journal notes on the shift from P1 to P2, I note that the provision of a menu of GDPs significantly decreased in time spend in ideation phase by providing scaffolding and a restriction of choice as outlined in Vignette 1.</text:p>
      <text:p text:style-name="Text_20_body">Video date surfaced frequently use of GDPs terms as a lingua franca to organise and prioritise game making activity. The following exchange from Vignette 3 between participants Ed and Mark shows the use of GDP concepts to help resolve a tension between a more chaotic style of working jumping from one goal to another and a parental motivation to prioritise work.</text:p>
      <text:p text:style-name="P27">Mark: I’ve brought the music, and also we could just concentrate on one thing and just change that. You know, keep working through.</text:p>
      <text:p text:style-name="P28">Ed: Yeah. I think I want to get an enemy in - oh no - my person animated.</text:p>
      <text:p text:style-name="P29">Mark: So you want to get your person animated that’s the main thing.</text:p>
      <text:p text:style-name="P30">Mark: Shall we concentrate on that and changing the platforms into something different?</text:p>
      <text:p text:style-name="First_20_paragraph">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text:p>
      <text:p text:style-name="Text_20_body">In previous section explored the use of home FoK within cultural interactions. In Vignette 7 home-base knowledge of GDP mechanics is utilised on an interpersonal plane, with Dave(p) helping Toby(c) via guided faciliattion to help shape new design ideas. Dave() draw on the game playing experiences to promote innovation in the design of the existing template: “<text:span text:style-name="T2">the previous style of game was a platform (makes shape with hands) game wasn’t it? You went along and there was gravity pushing down (points down). There are other types of games aren’t there?</text:span>” 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In the same vignette, we see the use of GDPs to allow the spacial exploration of design in a visual and intuitive way that suits being mapped onto paper, or onto graphical software which allows for a similarly intuitive and rapid prototyping. The pair alter their use of the tilemap tool to create a maze game instead of a platformer game. Toby is able to map existing knowledge of tools and home knowledge of the target game genre to rapidly make revisions.</text:p>
      <text:p text:style-name="P31">Toby: Oo. Shall we try to make it (unintelligible). Cos in pac man you can go off the edge.</text:p>
      <text:p text:style-name="P32">Dave: and you wrap round the other way?</text:p>
      <text:p text:style-name="P33">Dave: Yeah, yeah. We can do that. Save that for version 1.1</text:p>
      <text:p text:style-name="P34">Toby continues making changes to the code design.</text:p>
      <text:p text:style-name="P35">Dave: What’s the theme? What are you drawing?</text:p>
      <text:p text:style-name="P36">Toby: What? I’m trying to make like a pac-man type thing.</text:p>
      <text:p text:style-name="P37">Dave: Alright. What if you sketched it on paper first? Or have you got it in your head?</text:p>
      <text:p text:style-name="P38">Toby: I’m just kinda going for it it. (laughs)</text:p>
      <text:p text:style-name="P39">Dave: Ok go for it, see what you get up to.</text:p>
      <text:p text:style-name="P40">Toby: I’ll leave a hole there.</text:p>
      <text:p text:style-name="First_20_paragraph">Changes in the code which Toby is altering to impact on the new design pattern of a top down game, are immediately apparent in the preview window. As such, Toby does not feel the need to prototype on paper. The use of GDPs to support visual prototyping is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text:p>
      <text:p text:style-name="Text_20_body">GDPs feature in processes division of labour in a variety of ways: working knowledge of different types of GDPs can help participants to divide work by working on different patterns or taking on project elements within patterns.</text:p>
      <text:p text:style-name="Text_20_body">Returning to the example of Mark and Toby from Vignette 3, Mark appears to be keen to quickly pick one pattern, then then work through the documentation on that pattern, a process he later refers to in interview data a <text:span text:style-name="T2">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s “<text:span text:style-name="T2">I resist the urge to fix things immediately when she struggles.</text:span>” In an illuminating exchange, Olivia uses the name of a GDP within a request for her parent to take on a specific task within their making process.</text:p>
      <text:p text:style-name="P41"><text:s text:c="1"/>Olivia: Go on then. Key - Door - Person.</text:p>
      <text:p text:style-name="P42"><text:s text:c="1"/>Suzanna: Person?</text:p>
      <text:p text:style-name="P43"><text:s text:c="1"/>Olivia: Key Door Person.</text:p>
      <text:p text:style-name="P44"><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45">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p text:style-name="First_20_paragraph">In the second part of vignette 7, Dan(p) outlines a similar approach to Suzanna(p) in resisting <text:span text:style-name="T2">jumping in</text:span>. “I try never to touch the keyboard of who’s there. If they are stuck on something I always tell them what to do.” This approach is guided influenced by Dan’s experience as a software engineer and volunteer at Coder Dojo (see glossary). In the first part of Vignette 7, Dan(p) shift the kind of helping role as he progresses through different stages of applying a GDP. MORE DETAIL?</text:p>
      <text:p text:style-name="Text_20_body">In Vignette 5, 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Text_20_body">Molly: Oh no it’s not done that has it? Molly calls the name of her child across room with theatrical gesture and loud whisper voice Molly: “Nadine !” Molly then makes face, wiggles head and shrugs at parent peer. The other parent laughs. Nadine arrives to help.</text:p>
      <text:p text:style-name="P46">&lt;!-- The implementation of some GDP involved the use of different tools and activities. As learners build the familiarity with the component actions needed to implement design patterns, some start to specialise as they divide labour between pairs or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P47">peers. --&gt;</text:p>
      <text:p text:style-name="P48"/>
      <text:p text:style-name="P49">&lt;!-- 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 THIS IS EXPLORED IN THE NEXT CHAPTER SO DROP OR ONLY BRIEFLY REFERENCE. --&gt;</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schema&quot;:&quot;https://github.com/citation-style-language/schema/raw/master/csl-citation.json&quot;,&quot;properties&quot;:{&quot;formattedCitation&quot;:&quot;[@correa_brokering_2015]&quot;,&quot;noteIndex&quot;:0},&quot;citationItems&quot;:[{&quot;uri&quot;:[&quot;http://zotero.org/users/1913249/items/QBPJ8TJ7&quot;],&quot;itemData&quot;:{&quot;issue&quot;:&quot;4&quot;,&quot;accessed&quot;:{&quot;date-parts&quot;:[[&quot;2018&quot;,11,20]]},&quot;DOI&quot;:&quot;10.1177/1461444813506975&quot;,&quot;title-short&quot;:&quot;Brokering new technologies&quot;,&quot;issued&quot;:{&quot;date-parts&quot;:[[&quot;2015&quot;,4]]},&quot;language&quot;:&quot;en&quot;,&quot;volume&quot;:&quot;17&quot;,&quot;URL&quot;:&quot;http://journals.sagepub.com/doi/10.1177/1461444813506975&quot;,&quot;ISSN&quot;:&quot;1461-4448, 1461-7315&quot;,&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author&quot;:[{&quot;given&quot;:&quot;Teresa&quot;,&quot;family&quot;:&quot;Correa&quot;},{&quot;given&quot;:&quot;Joseph D&quot;,&quot;family&quot;:&quot;Straubhaar&quot;},{&quot;given&quot;:&quot;Wenhong&quot;,&quot;family&quot;:&quot;Chen&quot;},{&quot;given&quot;:&quot;Jeremiah&quot;,&quot;family&quot;:&quot;Spence&quot;}],&quot;title&quot;:&quot;Brokering new technologies: The role of children in their parents’ usage of the internet&quot;,&quot;source&quot;:&quot;Crossref&quot;,&quot;id&quot;:&quot;correa_brokering_2015&quot;,&quot;page&quot;:&quot;483-500&quot;,&quot;citation-key&quot;:&quot;correa_brokering_2015&quot;,&quot;container-title&quot;:&quot;New Media &amp; Society&quot;},&quot;suffix&quot;:&quot;&quot;,&quot;uris&quot;:[&quot;http://zotero.org/users/1913249/items/QBPJ8TJ7&quot;],&quot;id&quot;:2774,&quot;prefix&quot;:&quot;&quot;}],&quot;citationID&quot;:&quot;urldppnp&quot;} RNDjhxmepnqpg"/>&lt;Do Zotero Refresh: [@correa_brokering_2015]&gt;<text:reference-mark-end text:name="ZOTERO_ITEM CSL_CITATION {&quot;schema&quot;:&quot;https://github.com/citation-style-language/schema/raw/master/csl-citation.json&quot;,&quot;properties&quot;:{&quot;formattedCitation&quot;:&quot;[@correa_brokering_2015]&quot;,&quot;noteIndex&quot;:0},&quot;citationItems&quot;:[{&quot;uri&quot;:[&quot;http://zotero.org/users/1913249/items/QBPJ8TJ7&quot;],&quot;itemData&quot;:{&quot;issue&quot;:&quot;4&quot;,&quot;accessed&quot;:{&quot;date-parts&quot;:[[&quot;2018&quot;,11,20]]},&quot;DOI&quot;:&quot;10.1177/1461444813506975&quot;,&quot;title-short&quot;:&quot;Brokering new technologies&quot;,&quot;issued&quot;:{&quot;date-parts&quot;:[[&quot;2015&quot;,4]]},&quot;language&quot;:&quot;en&quot;,&quot;volume&quot;:&quot;17&quot;,&quot;URL&quot;:&quot;http://journals.sagepub.com/doi/10.1177/1461444813506975&quot;,&quot;ISSN&quot;:&quot;1461-4448, 1461-7315&quot;,&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author&quot;:[{&quot;given&quot;:&quot;Teresa&quot;,&quot;family&quot;:&quot;Correa&quot;},{&quot;given&quot;:&quot;Joseph D&quot;,&quot;family&quot;:&quot;Straubhaar&quot;},{&quot;given&quot;:&quot;Wenhong&quot;,&quot;family&quot;:&quot;Chen&quot;},{&quot;given&quot;:&quot;Jeremiah&quot;,&quot;family&quot;:&quot;Spence&quot;}],&quot;title&quot;:&quot;Brokering new technologies: The role of children in their parents’ usage of the internet&quot;,&quot;source&quot;:&quot;Crossref&quot;,&quot;id&quot;:&quot;correa_brokering_2015&quot;,&quot;page&quot;:&quot;483-500&quot;,&quot;citation-key&quot;:&quot;correa_brokering_2015&quot;,&quot;container-title&quot;:&quot;New Media &amp; Society&quot;},&quot;suffix&quot;:&quot;&quot;,&quot;uris&quot;:[&quot;http://zotero.org/users/1913249/items/QBPJ8TJ7&quot;],&quot;id&quot;:2774,&quot;prefix&quot;:&quot;&quot;}],&quot;citationID&quot;:&quot;urldppnp&quot;} RNDjhxmepnqpg"/>. In joint technology work parents can fulfil several,reciprocal roles including, collaborator, resource provider, learner, non-technical consultant and emotional support <text:reference-mark-start text:name="ZOTERO_ITEM CSL_CITATION {&quot;schema&quot;:&quot;https://github.com/citation-style-language/schema/raw/master/csl-citation.json&quot;,&quot;properties&quot;:{&quot;formattedCitation&quot;:&quot;[@barron_parents_2009]&quot;,&quot;noteIndex&quot;:0},&quot;citationItems&quot;:[{&quot;uri&quot;:[&quot;http://zotero.org/users/1913249/items/7GMWQYV6&quot;],&quot;itemData&quot;:{&quot;issue&quot;:&quot;2&quot;,&quot;accessed&quot;:{&quot;date-parts&quot;:[[&quot;2018&quot;,10,30]]},&quot;DOI&quot;:&quot;10.1162/ijlm.2009.0021&quot;,&quot;type&quot;:&quot;article-journal&quot;,&quot;issued&quot;:{&quot;date-parts&quot;:[[&quot;2009&quot;,5]]},&quot;language&quot;:&quot;en&quot;,&quot;volume&quot;:&quot;1&quot;,&quot;URL&quot;:&quot;http://www.portico.org/Portico/article?article=phx73mtv74z&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source&quot;:&quot;Crossref&quot;,&quot;id&quot;:&quot;barron_parents_2009&quot;,&quot;page&quot;:&quot;55-77&quot;,&quot;citation-key&quot;:&quot;barron_parents_2009&quot;,&quot;container-title&quot;:&quot;International Journal of Learning and Media&quot;},&quot;suffix&quot;:&quot;&quot;,&quot;uris&quot;:[&quot;http://zotero.org/users/1913249/items/7GMWQYV6&quot;],&quot;id&quot;:2830,&quot;prefix&quot;:&quot;&quot;}],&quot;citationID&quot;:&quot;vbcyemfv&quot;} RNDhjwivraguq"/>&lt;Do Zotero Refresh: [@barron_parents_2009]&gt;<text:reference-mark-end text:name="ZOTERO_ITEM CSL_CITATION {&quot;schema&quot;:&quot;https://github.com/citation-style-language/schema/raw/master/csl-citation.json&quot;,&quot;properties&quot;:{&quot;formattedCitation&quot;:&quot;[@barron_parents_2009]&quot;,&quot;noteIndex&quot;:0},&quot;citationItems&quot;:[{&quot;uri&quot;:[&quot;http://zotero.org/users/1913249/items/7GMWQYV6&quot;],&quot;itemData&quot;:{&quot;issue&quot;:&quot;2&quot;,&quot;accessed&quot;:{&quot;date-parts&quot;:[[&quot;2018&quot;,10,30]]},&quot;DOI&quot;:&quot;10.1162/ijlm.2009.0021&quot;,&quot;type&quot;:&quot;article-journal&quot;,&quot;issued&quot;:{&quot;date-parts&quot;:[[&quot;2009&quot;,5]]},&quot;language&quot;:&quot;en&quot;,&quot;volume&quot;:&quot;1&quot;,&quot;URL&quot;:&quot;http://www.portico.org/Portico/article?article=phx73mtv74z&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source&quot;:&quot;Crossref&quot;,&quot;id&quot;:&quot;barron_parents_2009&quot;,&quot;page&quot;:&quot;55-77&quot;,&quot;citation-key&quot;:&quot;barron_parents_2009&quot;,&quot;container-title&quot;:&quot;International Journal of Learning and Media&quot;},&quot;suffix&quot;:&quot;&quot;,&quot;uris&quot;:[&quot;http://zotero.org/users/1913249/items/7GMWQYV6&quot;],&quot;id&quot;:2830,&quot;prefix&quot;:&quot;&quot;}],&quot;citationID&quot;:&quot;vbcyemfv&quot;} RNDhjwivraguq"/>.</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schema&quot;:&quot;https://github.com/citation-style-language/schema/raw/master/csl-citation.json&quot;,&quot;properties&quot;:{&quot;formattedCitation&quot;:&quot;[@roque_im_2016]&quot;,&quot;noteIndex&quot;:0},&quot;citationItems&quot;:[{&quot;uri&quot;:[&quot;http://zotero.org/users/1913249/items/FURUF33F&quot;],&quot;itemData&quot;:{&quot;language&quot;:&quot;en&quot;,&quot;URL&quot;:&quot;https://repository.isls.org//handle/1/177&quot;,&quot;type&quot;:&quot;paper-conference&quot;,&quot;id&quot;:&quot;roque_im_2016&quot;,&quot;citation-key&quot;:&quot;roque_im_2016&quot;,&quot;accessed&quot;:{&quot;date-parts&quot;:[[&quot;2018&quot;,10,30]]},&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quot;:&quot;“I’m Not Just a Mom”: Parents Developing Multiple Roles in Creative Computing&quot;,&quot;source&quot;:&quot;repository.isls.org&quot;,&quot;author&quot;:[{&quot;given&quot;:&quot;Ricarose&quot;,&quot;family&quot;:&quot;Roque&quot;},{&quot;given&quot;:&quot;Karina&quot;,&quot;family&quot;:&quot;Lin&quot;},{&quot;given&quot;:&quot;Richard&quot;,&quot;family&quot;:&quot;Liuzzi&quot;}],&quot;title-short&quot;:&quot;“I’m Not Just a Mom”&quot;,&quot;issued&quot;:{&quot;date-parts&quot;:[[&quot;2016&quot;,7]]}},&quot;suffix&quot;:&quot;&quot;,&quot;uris&quot;:[&quot;http://zotero.org/users/1913249/items/FURUF33F&quot;],&quot;id&quot;:2835,&quot;prefix&quot;:&quot;&quot;}],&quot;citationID&quot;:&quot;viffpcru&quot;} RNDsfkilgkneo"/>&lt;Do Zotero Refresh: [@roque_im_2016]&gt;<text:reference-mark-end text:name="ZOTERO_ITEM CSL_CITATION {&quot;schema&quot;:&quot;https://github.com/citation-style-language/schema/raw/master/csl-citation.json&quot;,&quot;properties&quot;:{&quot;formattedCitation&quot;:&quot;[@roque_im_2016]&quot;,&quot;noteIndex&quot;:0},&quot;citationItems&quot;:[{&quot;uri&quot;:[&quot;http://zotero.org/users/1913249/items/FURUF33F&quot;],&quot;itemData&quot;:{&quot;language&quot;:&quot;en&quot;,&quot;URL&quot;:&quot;https://repository.isls.org//handle/1/177&quot;,&quot;type&quot;:&quot;paper-conference&quot;,&quot;id&quot;:&quot;roque_im_2016&quot;,&quot;citation-key&quot;:&quot;roque_im_2016&quot;,&quot;accessed&quot;:{&quot;date-parts&quot;:[[&quot;2018&quot;,10,30]]},&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quot;:&quot;“I’m Not Just a Mom”: Parents Developing Multiple Roles in Creative Computing&quot;,&quot;source&quot;:&quot;repository.isls.org&quot;,&quot;author&quot;:[{&quot;given&quot;:&quot;Ricarose&quot;,&quot;family&quot;:&quot;Roque&quot;},{&quot;given&quot;:&quot;Karina&quot;,&quot;family&quot;:&quot;Lin&quot;},{&quot;given&quot;:&quot;Richard&quot;,&quot;family&quot;:&quot;Liuzzi&quot;}],&quot;title-short&quot;:&quot;“I’m Not Just a Mom”&quot;,&quot;issued&quot;:{&quot;date-parts&quot;:[[&quot;2016&quot;,7]]}},&quot;suffix&quot;:&quot;&quot;,&quot;uris&quot;:[&quot;http://zotero.org/users/1913249/items/FURUF33F&quot;],&quot;id&quot;:2835,&quot;prefix&quot;:&quot;&quot;}],&quot;citationID&quot;:&quot;viffpcru&quot;} RNDsfkilgkneo"/>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properties&quot;:{&quot;formattedCitation&quot;:&quot;[@lave_situating_1991 ; @rogoff_learning_2014]&quot;,&quot;noteIndex&quot;:0},&quot;citationItems&quot;:[{&quot;uri&quot;:[&quot;http://zotero.org/users/1913249/items/CT2UFZ8Y&quot;],&quot;itemData&quot;:{&quot;volume&quot;:&quot;2&quot;,&quot;id&quot;:&quot;lave_situating_1991&quot;,&quot;page&quot;:&quot;63–82&quot;,&quot;container-title&quot;:&quot;Perspectives on socially shared cognition&quot;,&quot;title&quot;:&quot;Situating learning in communities of practice&quot;,&quot;author&quot;:[{&quot;given&quot;:&quot;Jean&quot;,&quot;family&quot;:&quot;Lave&quot;}],&quot;citation-key&quot;:&quot;lave_situating_1991&quot;,&quot;source&quot;:&quot;Google Scholar&quot;,&quot;type&quot;:&quot;article-journal&quot;,&quot;issued&quot;:{&quot;date-parts&quot;:[[&quot;1991&quot;]]}},&quot;suffix&quot;:&quot; &quot;,&quot;uris&quot;:[&quot;http://zotero.org/users/1913249/items/CT2UFZ8Y&quot;],&quot;id&quot;:2424,&quot;prefix&quot;:&quot;&quot;},{&quot;uri&quot;:[&quot;http://zotero.org/users/1913249/items/8AB5U8TV&quot;],&quot;itemData&quot;:{&quot;issue&quot;:&quot;2-3&quot;,&quot;accessed&quot;:{&quot;date-parts&quot;:[[&quot;2019&quot;,4,6]]},&quot;DOI&quot;:&quot;10.1159/000356757&quot;,&quot;title-short&quot;:&quot;Learning by Observing and Pitching In to Family and Community Endeavors&quot;,&quot;issued&quot;:{&quot;date-parts&quot;:[[&quot;2014&quot;]]},&quot;language&quot;:&quot;en&quot;,&quot;volume&quot;:&quot;57&quot;,&quot;URL&quot;:&quot;https://www.karger.com/Article/FullText/356757&quot;,&quot;ISSN&quot;:&quot;0018-716X, 1423-0054&quot;,&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author&quot;:[{&quot;given&quot;:&quot;Barbara&quot;,&quot;family&quot;:&quot;Rogoff&quot;}],&quot;title&quot;:&quot;Learning by Observing and Pitching In to Family and Community Endeavors: An Orientation&quot;,&quot;source&quot;:&quot;Crossref&quot;,&quot;id&quot;:&quot;rogoff_learning_2014&quot;,&quot;page&quot;:&quot;69-81&quot;,&quot;citation-key&quot;:&quot;rogoff_learning_2014&quot;,&quot;container-title&quot;:&quot;Human Development&quot;},&quot;suffix&quot;:&quot;&quot;,&quot;uris&quot;:[&quot;http://zotero.org/users/1913249/items/8AB5U8TV&quot;],&quot;id&quot;:3366,&quot;prefix&quot;:&quot;&quot;}],&quot;citationID&quot;:&quot;ajjhtgqo&quot;} RNDxrvsiqanvq"/>&lt;Do Zotero Refresh: [@lave_situating_1991 ; @rogoff_learning_2014]&gt;<text:reference-mark-end text:name="ZOTERO_ITEM CSL_CITATION {&quot;schema&quot;:&quot;https://github.com/citation-style-language/schema/raw/master/csl-citation.json&quot;,&quot;properties&quot;:{&quot;formattedCitation&quot;:&quot;[@lave_situating_1991 ; @rogoff_learning_2014]&quot;,&quot;noteIndex&quot;:0},&quot;citationItems&quot;:[{&quot;uri&quot;:[&quot;http://zotero.org/users/1913249/items/CT2UFZ8Y&quot;],&quot;itemData&quot;:{&quot;volume&quot;:&quot;2&quot;,&quot;id&quot;:&quot;lave_situating_1991&quot;,&quot;page&quot;:&quot;63–82&quot;,&quot;container-title&quot;:&quot;Perspectives on socially shared cognition&quot;,&quot;title&quot;:&quot;Situating learning in communities of practice&quot;,&quot;author&quot;:[{&quot;given&quot;:&quot;Jean&quot;,&quot;family&quot;:&quot;Lave&quot;}],&quot;citation-key&quot;:&quot;lave_situating_1991&quot;,&quot;source&quot;:&quot;Google Scholar&quot;,&quot;type&quot;:&quot;article-journal&quot;,&quot;issued&quot;:{&quot;date-parts&quot;:[[&quot;1991&quot;]]}},&quot;suffix&quot;:&quot; &quot;,&quot;uris&quot;:[&quot;http://zotero.org/users/1913249/items/CT2UFZ8Y&quot;],&quot;id&quot;:2424,&quot;prefix&quot;:&quot;&quot;},{&quot;uri&quot;:[&quot;http://zotero.org/users/1913249/items/8AB5U8TV&quot;],&quot;itemData&quot;:{&quot;issue&quot;:&quot;2-3&quot;,&quot;accessed&quot;:{&quot;date-parts&quot;:[[&quot;2019&quot;,4,6]]},&quot;DOI&quot;:&quot;10.1159/000356757&quot;,&quot;title-short&quot;:&quot;Learning by Observing and Pitching In to Family and Community Endeavors&quot;,&quot;issued&quot;:{&quot;date-parts&quot;:[[&quot;2014&quot;]]},&quot;language&quot;:&quot;en&quot;,&quot;volume&quot;:&quot;57&quot;,&quot;URL&quot;:&quot;https://www.karger.com/Article/FullText/356757&quot;,&quot;ISSN&quot;:&quot;0018-716X, 1423-0054&quot;,&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author&quot;:[{&quot;given&quot;:&quot;Barbara&quot;,&quot;family&quot;:&quot;Rogoff&quot;}],&quot;title&quot;:&quot;Learning by Observing and Pitching In to Family and Community Endeavors: An Orientation&quot;,&quot;source&quot;:&quot;Crossref&quot;,&quot;id&quot;:&quot;rogoff_learning_2014&quot;,&quot;page&quot;:&quot;69-81&quot;,&quot;citation-key&quot;:&quot;rogoff_learning_2014&quot;,&quot;container-title&quot;:&quot;Human Development&quot;},&quot;suffix&quot;:&quot;&quot;,&quot;uris&quot;:[&quot;http://zotero.org/users/1913249/items/8AB5U8TV&quot;],&quot;id&quot;:3366,&quot;prefix&quot;:&quot;&quot;}],&quot;citationID&quot;:&quot;ajjhtgqo&quot;} RNDxrvsiqanvq"/>. Indeed the possibility for children to <text:span text:style-name="T2">not</text:span> engage in community activities is seen by Rogoff <text:reference-mark-start text:name="ZOTERO_ITEM CSL_CITATION {&quot;schema&quot;:&quot;https://github.com/citation-style-language/schema/raw/master/csl-citation.json&quot;,&quot;properties&quot;:{&quot;formattedCitation&quot;:&quot;[-@rogoff_cultural_2003; -@rogoff_organization_2016]&quot;,&quot;noteIndex&quot;:0},&quot;citationItems&quot;:[{&quot;suffix&quot;:&quot;&quot;,&quot;prefix&quot;:&quot;&quot;,&quot;itemData&quot;:{&quot;language&quot;:&quot;en&quot;,&quot;ISBN&quot;:&quot;978-0-19-513133-8&quot;,&quot;event-place&quot;:&quot;Oxford [UK] ;a New York&quot;,&quot;issued&quot;:{&quot;date-parts&quot;:[[&quot;2003&quot;]]},&quot;id&quot;:&quot;rogoff_cultural_2003&quot;,&quot;title&quot;:&quot;The cultural nature of human development&quot;,&quot;publisher&quot;:&quot;Oxford University Press&quot;,&quot;citation-key&quot;:&quot;rogoff_cultural_2003&quot;,&quot;source&quot;:&quot;Library of Congress ISBN&quot;,&quot;publisher-place&quot;:&quot;Oxford [UK] ;a New York&quot;,&quot;number-of-pages&quot;:&quot;434&quot;,&quot;author&quot;:[{&quot;given&quot;:&quot;Barbara&quot;,&quot;family&quot;:&quot;Rogoff&quot;}],&quot;type&quot;:&quot;book&quot;,&quot;call-number&quot;:&quot;HM686 .R64 2003&quot;},&quot;uri&quot;:[&quot;http://zotero.org/users/1913249/items/MPJ5DJQJ&quot;],&quot;uris&quot;:[&quot;http://zotero.org/users/1913249/items/MPJ5DJQJ&quot;],&quot;id&quot;:3023,&quot;suppress-author&quot;:true},{&quot;suffix&quot;:&quot;&quot;,&quot;prefix&quot;:&quot;&quot;,&quot;itemData&quot;:{&quot;issue&quot;:&quot;1&quot;,&quot;container-title-short&quot;:&quot;Review of Research in Education&quot;,&quot;accessed&quot;:{&quot;date-parts&quot;:[[&quot;2023&quot;,2,16]]},&quot;DOI&quot;:&quot;10.3102/0091732X16680994&quot;,&quot;type&quot;:&quot;article-journal&quot;,&quot;issued&quot;:{&quot;date-parts&quot;:[[&quot;2016&quot;,3]]},&quot;language&quot;:&quot;en&quot;,&quot;volume&quot;:&quot;40&quot;,&quot;URL&quot;:&quot;http://journals.sagepub.com/doi/10.3102/0091732X16680994&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title&quot;:&quot;The Organization of Informal Learning&quot;,&quot;source&quot;:&quot;DOI.org (Crossref)&quot;,&quot;page&quot;:&quot;356-401&quot;,&quot;id&quot;:&quot;rogoff_organization_2016&quot;,&quot;container-title&quot;:&quot;Review of Research in Education&quot;,&quot;citation-key&quot;:&quot;rogoff_organization_2016&quot;},&quot;uri&quot;:[&quot;http://zotero.org/users/1913249/items/Q2M28PQC&quot;],&quot;uris&quot;:[&quot;http://zotero.org/users/1913249/items/Q2M28PQC&quot;],&quot;id&quot;:3723,&quot;suppress-author&quot;:true}],&quot;citationID&quot;:&quot;qnkjsurd&quot;} RNDabreqsoaah"/>&lt;Do Zotero Refresh: [-@rogoff_cultural_2003; -@rogoff_organization_2016]&gt;<text:reference-mark-end text:name="ZOTERO_ITEM CSL_CITATION {&quot;schema&quot;:&quot;https://github.com/citation-style-language/schema/raw/master/csl-citation.json&quot;,&quot;properties&quot;:{&quot;formattedCitation&quot;:&quot;[-@rogoff_cultural_2003; -@rogoff_organization_2016]&quot;,&quot;noteIndex&quot;:0},&quot;citationItems&quot;:[{&quot;suffix&quot;:&quot;&quot;,&quot;prefix&quot;:&quot;&quot;,&quot;itemData&quot;:{&quot;language&quot;:&quot;en&quot;,&quot;ISBN&quot;:&quot;978-0-19-513133-8&quot;,&quot;event-place&quot;:&quot;Oxford [UK] ;a New York&quot;,&quot;issued&quot;:{&quot;date-parts&quot;:[[&quot;2003&quot;]]},&quot;id&quot;:&quot;rogoff_cultural_2003&quot;,&quot;title&quot;:&quot;The cultural nature of human development&quot;,&quot;publisher&quot;:&quot;Oxford University Press&quot;,&quot;citation-key&quot;:&quot;rogoff_cultural_2003&quot;,&quot;source&quot;:&quot;Library of Congress ISBN&quot;,&quot;publisher-place&quot;:&quot;Oxford [UK] ;a New York&quot;,&quot;number-of-pages&quot;:&quot;434&quot;,&quot;author&quot;:[{&quot;given&quot;:&quot;Barbara&quot;,&quot;family&quot;:&quot;Rogoff&quot;}],&quot;type&quot;:&quot;book&quot;,&quot;call-number&quot;:&quot;HM686 .R64 2003&quot;},&quot;uri&quot;:[&quot;http://zotero.org/users/1913249/items/MPJ5DJQJ&quot;],&quot;uris&quot;:[&quot;http://zotero.org/users/1913249/items/MPJ5DJQJ&quot;],&quot;id&quot;:3023,&quot;suppress-author&quot;:true},{&quot;suffix&quot;:&quot;&quot;,&quot;prefix&quot;:&quot;&quot;,&quot;itemData&quot;:{&quot;issue&quot;:&quot;1&quot;,&quot;container-title-short&quot;:&quot;Review of Research in Education&quot;,&quot;accessed&quot;:{&quot;date-parts&quot;:[[&quot;2023&quot;,2,16]]},&quot;DOI&quot;:&quot;10.3102/0091732X16680994&quot;,&quot;type&quot;:&quot;article-journal&quot;,&quot;issued&quot;:{&quot;date-parts&quot;:[[&quot;2016&quot;,3]]},&quot;language&quot;:&quot;en&quot;,&quot;volume&quot;:&quot;40&quot;,&quot;URL&quot;:&quot;http://journals.sagepub.com/doi/10.3102/0091732X16680994&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title&quot;:&quot;The Organization of Informal Learning&quot;,&quot;source&quot;:&quot;DOI.org (Crossref)&quot;,&quot;page&quot;:&quot;356-401&quot;,&quot;id&quot;:&quot;rogoff_organization_2016&quot;,&quot;container-title&quot;:&quot;Review of Research in Education&quot;,&quot;citation-key&quot;:&quot;rogoff_organization_2016&quot;},&quot;uri&quot;:[&quot;http://zotero.org/users/1913249/items/Q2M28PQC&quot;],&quot;uris&quot;:[&quot;http://zotero.org/users/1913249/items/Q2M28PQC&quot;],&quot;id&quot;:3723,&quot;suppress-author&quot;:true}],&quot;citationID&quot;:&quot;qnkjsurd&quot;} RNDabreqsoaah"/>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The implementation of GDPs can stimulate participants to adopt or to share technical processes.</text:p>
      <text:p text:style-name="Text_20_body">The above example from Vignette details Molly getting help in exporting graphical files to be imported into the game code project is example of GDPs taking a role in the development of technical processes. Here the parent needs to learn or at least to draw on peer knowledge to complete the implementation of her chosen pattern. Similarly later, Molly is helped in the use of the cropping tool by a peer child Ed(c)</text:p>
      <text:p text:style-name="Horizontal_20_Line"/>
      <text:p text:style-name="First_20_paragraph">A further example is the the process in <text:span text:style-name="T2">code patching</text:span> (see glossary for terms in italics) in Appendix 1.</text:p>
      <text:p text:style-name="Text_20_body"><text:span text:style-name="T1">Code Patching as a guided technical process and the use of GDPs to nurture tactical responses to coding errors</text:span></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Horizontal_20_Line"/>
      <text:p text:style-name="First_20_paragraph">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Text_20_body"><text:span text:style-name="T1">Increasing technical fluidity of general computer use and software tools</text:span></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text:span text:style-name="T1">GDPs encouraging sharing of technical practices</text:span></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50">"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Text_20_body"><text:span text:style-name="T1">Solving / Debuggging code problems that responses are helped by the high level of context present in the use of GDP as a structural design framework.</text:span></text:p>
      <text:p text:style-name="Text_20_body">In critique of online tutorials researchers note few provide common errors <text:reference-mark-start text:name="ZOTERO_ITEM CSL_CITATION {&quot;schema&quot;:&quot;https://github.com/citation-style-language/schema/raw/master/csl-citation.json&quot;,&quot;properties&quot;:{&quot;formattedCitation&quot;:&quot;[@kim_pedagogical_2017]&quot;,&quot;noteIndex&quot;:0},&quot;citationItems&quot;:[{&quot;uri&quot;:[&quot;http://zotero.org/users/1913249/items/BVPG23QV&quot;],&quot;itemData&quot;:{&quot;id&quot;:&quot;kim_pedagogical_2017&quot;,&quot;accessed&quot;:{&quot;date-parts&quot;:[[&quot;2023&quot;,6,13]]},&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quot;type&quot;:&quot;paper-conference&quot;,&quot;issued&quot;:{&quot;date-parts&quot;:[[&quot;2017&quot;,3,8]]},&quot;ISBN&quot;:&quot;978-1-4503-4698-6&quot;,&quot;publisher&quot;:&quot;Association for Computing Machinery&quot;,&quot;URL&quot;:&quot;https://dl.acm.org/doi/10.1145/3017680.3017728&quot;,&quot;container-title&quot;:&quot;Proceedings of the 2017 ACM SIGCSE Technical Symposium on Computer Science Education&quot;,&quot;source&quot;:&quot;ACM Digital Library&quot;,&quot;author&quot;:[{&quot;given&quot;:&quot;Ada S.&quot;,&quot;family&quot;:&quot;Kim&quot;},{&quot;given&quot;:&quot;Amy J.&quot;,&quot;family&quot;:&quot;Ko&quot;}],&quot;title&quot;:&quot;A Pedagogical Analysis of Online Coding Tutorials&quot;,&quot;event-place&quot;:&quot;New York, NY, USA&quot;,&quot;collection-title&quot;:&quot;SIGCSE '17&quot;,&quot;page&quot;:&quot;321–326&quot;,&quot;citation-key&quot;:&quot;kim_pedagogical_2017&quot;,&quot;DOI&quot;:&quot;10.1145/3017680.3017728&quot;},&quot;suffix&quot;:&quot;&quot;,&quot;uris&quot;:[&quot;http://zotero.org/users/1913249/items/BVPG23QV&quot;],&quot;id&quot;:8714,&quot;prefix&quot;:&quot;&quot;}],&quot;citationID&quot;:&quot;grweirwq&quot;} RNDixeenvrxek"/>&lt;Do Zotero Refresh: [@kim_pedagogical_2017]&gt;<text:reference-mark-end text:name="ZOTERO_ITEM CSL_CITATION {&quot;schema&quot;:&quot;https://github.com/citation-style-language/schema/raw/master/csl-citation.json&quot;,&quot;properties&quot;:{&quot;formattedCitation&quot;:&quot;[@kim_pedagogical_2017]&quot;,&quot;noteIndex&quot;:0},&quot;citationItems&quot;:[{&quot;uri&quot;:[&quot;http://zotero.org/users/1913249/items/BVPG23QV&quot;],&quot;itemData&quot;:{&quot;id&quot;:&quot;kim_pedagogical_2017&quot;,&quot;accessed&quot;:{&quot;date-parts&quot;:[[&quot;2023&quot;,6,13]]},&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quot;type&quot;:&quot;paper-conference&quot;,&quot;issued&quot;:{&quot;date-parts&quot;:[[&quot;2017&quot;,3,8]]},&quot;ISBN&quot;:&quot;978-1-4503-4698-6&quot;,&quot;publisher&quot;:&quot;Association for Computing Machinery&quot;,&quot;URL&quot;:&quot;https://dl.acm.org/doi/10.1145/3017680.3017728&quot;,&quot;container-title&quot;:&quot;Proceedings of the 2017 ACM SIGCSE Technical Symposium on Computer Science Education&quot;,&quot;source&quot;:&quot;ACM Digital Library&quot;,&quot;author&quot;:[{&quot;given&quot;:&quot;Ada S.&quot;,&quot;family&quot;:&quot;Kim&quot;},{&quot;given&quot;:&quot;Amy J.&quot;,&quot;family&quot;:&quot;Ko&quot;}],&quot;title&quot;:&quot;A Pedagogical Analysis of Online Coding Tutorials&quot;,&quot;event-place&quot;:&quot;New York, NY, USA&quot;,&quot;collection-title&quot;:&quot;SIGCSE '17&quot;,&quot;page&quot;:&quot;321–326&quot;,&quot;citation-key&quot;:&quot;kim_pedagogical_2017&quot;,&quot;DOI&quot;:&quot;10.1145/3017680.3017728&quot;},&quot;suffix&quot;:&quot;&quot;,&quot;uris&quot;:[&quot;http://zotero.org/users/1913249/items/BVPG23QV&quot;],&quot;id&quot;:8714,&quot;prefix&quot;:&quot;&quot;}],&quot;citationID&quot;:&quot;grweirwq&quot;} RNDixeenvrxek"/>.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e debugging process at times surfaced and allow the exploration of surfacing of computational thinking and other curricular concepts, a topic explored as part of the next section. 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The previous section began to touch on the personal appropriation of coding skill via the debugging process.</text:p>
      <text:p text:style-name="Text_20_body">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text:p>
      <text:p text:style-name="Text_20_body">As outlined in Chapter 2, the focus on skills and knowledge developed by participants is one of the strongest threads in related research on digital coding and game making, and particulary in that of constructionist school <text:reference-mark-start text:name="ZOTERO_ITEM CSL_CITATION {&quot;schema&quot;:&quot;https://github.com/citation-style-language/schema/raw/master/csl-citation.json&quot;,&quot;properties&quot;:{&quot;formattedCitation&quot;:&quot;[@kafai_constructionist_2015-1; @papert_mindstorms:_1980]&quot;,&quot;noteIndex&quot;:0},&quot;citationItems&quot;:[{&quot;uri&quot;:[&quot;http://zotero.org/users/1913249/items/Q7JCMQ3N&quot;],&quot;itemData&quot;:{&quot;PMID&quot;:&quot;27019536&quot;,&quot;issue&quot;:&quot;4&quot;,&quot;container-title-short&quot;:&quot;Educ Psychol&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issued&quot;:{&quot;date-parts&quot;:[[&quot;2015&quot;]]},&quot;volume&quot;:&quot;50&quot;,&quot;PMCID&quot;:&quot;PMC4784508&quot;,&quot;URL&quot;:&quot;https://www.ncbi.nlm.nih.gov/pmc/articles/PMC4784508/&quot;,&quot;ISSN&quot;:&quot;0046-1520&quot;,&quot;type&quot;:&quot;article-journal&quot;,&quot;source&quot;:&quot;PubMed Central&quot;,&quot;author&quot;:[{&quot;given&quot;:&quot;Yasmin&quot;,&quot;family&quot;:&quot;Kafai&quot;},{&quot;given&quot;:&quot;Quinn&quot;,&quot;family&quot;:&quot;Burke&quot;}],&quot;title&quot;:&quot;Constructionist gaming: understanding the benefits of making games for learning&quot;,&quot;page&quot;:&quot;313-334&quot;,&quot;id&quot;:&quot;kafai_constructionist_2015-1&quot;,&quot;container-title&quot;:&quot;Educational Psychologist&quot;,&quot;DOI&quot;:&quot;10.1080/00461520.2015.1124022&quot;,&quot;citation-key&quot;:&quot;kafai_constructionist_2015-1&quot;},&quot;suffix&quot;:&quot;&quot;,&quot;uris&quot;:[&quot;http://zotero.org/users/1913249/items/Q7JCMQ3N&quot;],&quot;id&quot;:3761,&quot;prefix&quot;:&quot;&quot;},{&quot;uri&quot;:[&quot;http://zotero.org/users/1913249/items/FAVPGKNU&quot;],&quot;itemData&quot;:{&quot;type&quot;:&quot;book&quot;,&quot;ISBN&quot;:&quot;978-0-465-04627-0&quot;,&quot;event-place&quot;:&quot;New York&quot;,&quot;issued&quot;:{&quot;date-parts&quot;:[[&quot;1980&quot;]]},&quot;id&quot;:&quot;papert_mindstorms:_1980&quot;,&quot;title&quot;:&quot;Mindstorms: children, computers, and powerful ideas&quot;,&quot;publisher&quot;:&quot;Basic Books&quot;,&quot;citation-key&quot;:&quot;papert_mindstorms:_1980&quot;,&quot;source&quot;:&quot;Library of Congress ISBN&quot;,&quot;publisher-place&quot;:&quot;New York&quot;,&quot;number-of-pages&quot;:&quot;230&quot;,&quot;author&quot;:[{&quot;given&quot;:&quot;Seymour&quot;,&quot;family&quot;:&quot;Papert&quot;}],&quot;title-short&quot;:&quot;Mindstorms&quot;,&quot;call-number&quot;:&quot;QA20.C65 P36 1980&quot;},&quot;suffix&quot;:&quot;&quot;,&quot;uris&quot;:[&quot;http://zotero.org/users/1913249/items/FAVPGKNU&quot;],&quot;id&quot;:1691,&quot;prefix&quot;:&quot;&quot;}],&quot;citationID&quot;:&quot;swotygyo&quot;} RNDymoyuvprzy"/>&lt;Do Zotero Refresh: [@kafai_constructionist_2015-1; @papert_mindstorms:_1980]&gt;<text:reference-mark-end text:name="ZOTERO_ITEM CSL_CITATION {&quot;schema&quot;:&quot;https://github.com/citation-style-language/schema/raw/master/csl-citation.json&quot;,&quot;properties&quot;:{&quot;formattedCitation&quot;:&quot;[@kafai_constructionist_2015-1; @papert_mindstorms:_1980]&quot;,&quot;noteIndex&quot;:0},&quot;citationItems&quot;:[{&quot;uri&quot;:[&quot;http://zotero.org/users/1913249/items/Q7JCMQ3N&quot;],&quot;itemData&quot;:{&quot;PMID&quot;:&quot;27019536&quot;,&quot;issue&quot;:&quot;4&quot;,&quot;container-title-short&quot;:&quot;Educ Psychol&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issued&quot;:{&quot;date-parts&quot;:[[&quot;2015&quot;]]},&quot;volume&quot;:&quot;50&quot;,&quot;PMCID&quot;:&quot;PMC4784508&quot;,&quot;URL&quot;:&quot;https://www.ncbi.nlm.nih.gov/pmc/articles/PMC4784508/&quot;,&quot;ISSN&quot;:&quot;0046-1520&quot;,&quot;type&quot;:&quot;article-journal&quot;,&quot;source&quot;:&quot;PubMed Central&quot;,&quot;author&quot;:[{&quot;given&quot;:&quot;Yasmin&quot;,&quot;family&quot;:&quot;Kafai&quot;},{&quot;given&quot;:&quot;Quinn&quot;,&quot;family&quot;:&quot;Burke&quot;}],&quot;title&quot;:&quot;Constructionist gaming: understanding the benefits of making games for learning&quot;,&quot;page&quot;:&quot;313-334&quot;,&quot;id&quot;:&quot;kafai_constructionist_2015-1&quot;,&quot;container-title&quot;:&quot;Educational Psychologist&quot;,&quot;DOI&quot;:&quot;10.1080/00461520.2015.1124022&quot;,&quot;citation-key&quot;:&quot;kafai_constructionist_2015-1&quot;},&quot;suffix&quot;:&quot;&quot;,&quot;uris&quot;:[&quot;http://zotero.org/users/1913249/items/Q7JCMQ3N&quot;],&quot;id&quot;:3761,&quot;prefix&quot;:&quot;&quot;},{&quot;uri&quot;:[&quot;http://zotero.org/users/1913249/items/FAVPGKNU&quot;],&quot;itemData&quot;:{&quot;type&quot;:&quot;book&quot;,&quot;ISBN&quot;:&quot;978-0-465-04627-0&quot;,&quot;event-place&quot;:&quot;New York&quot;,&quot;issued&quot;:{&quot;date-parts&quot;:[[&quot;1980&quot;]]},&quot;id&quot;:&quot;papert_mindstorms:_1980&quot;,&quot;title&quot;:&quot;Mindstorms: children, computers, and powerful ideas&quot;,&quot;publisher&quot;:&quot;Basic Books&quot;,&quot;citation-key&quot;:&quot;papert_mindstorms:_1980&quot;,&quot;source&quot;:&quot;Library of Congress ISBN&quot;,&quot;publisher-place&quot;:&quot;New York&quot;,&quot;number-of-pages&quot;:&quot;230&quot;,&quot;author&quot;:[{&quot;given&quot;:&quot;Seymour&quot;,&quot;family&quot;:&quot;Papert&quot;}],&quot;title-short&quot;:&quot;Mindstorms&quot;,&quot;call-number&quot;:&quot;QA20.C65 P36 1980&quot;},&quot;suffix&quot;:&quot;&quot;,&quot;uris&quot;:[&quot;http://zotero.org/users/1913249/items/FAVPGKNU&quot;],&quot;id&quot;:1691,&quot;prefix&quot;:&quot;&quot;}],&quot;citationID&quot;:&quot;swotygyo&quot;} RNDymoyuvprzy"/>. Papert’s research on Microworlds saw one of the roles learning designers to shape the affordances of playful learning environments to steer learners to explore scientific concepts, mathematical concepts, for example geometry in Turtle computing. In thi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 In this informal learning context, there was scant desire from participants to explore concepts aligned with computing curriculum, instead driven more by practical desire to make a game using the tools provided.</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schema&quot;:&quot;https://github.com/citation-style-language/schema/raw/master/csl-citation.json&quot;,&quot;properties&quot;:{&quot;formattedCitation&quot;:&quot;[-@bevan_learning_2015; -@petrich_it_2013]&quot;,&quot;noteIndex&quot;:0},&quot;citationItems&quot;:[{&quot;suffix&quot;:&quot;&quot;,&quot;prefix&quot;:&quot;&quot;,&quot;itemData&quot;:{&quot;id&quot;:&quot;bevan_learning_2015&quot;,&quot;page&quot;:&quot;98-120&quot;,&quot;DOI&quot;:&quot;10.1002/sce.21151&quot;,&quot;title-short&quot;:&quot;Learning Through STEM-Rich Tinkering&quot;,&quot;issued&quot;:{&quot;date-parts&quot;:[[&quot;2015&quot;,1]]},&quot;language&quot;:&quot;en&quot;,&quot;volume&quot;:&quot;99&quot;,&quot;URL&quot;:&quot;http://doi.wiley.com/10.1002/sce.21151&quot;,&quot;ISSN&quot;:&quot;00368326&quot;,&quot;issue&quot;:&quot;1&quot;,&quot;citation-key&quot;:&quot;bevan_learning_2015&quot;,&quot;title&quot;:&quot;Learning Through STEM-Rich Tinkering: Findings From a Jointly Negotiated Research Project Taken Up in Practice&quot;,&quot;type&quot;:&quot;article-journal&quot;,&quot;source&quot;:&quot;CrossRef&quot;,&quot;accessed&quot;:{&quot;date-parts&quot;:[[&quot;2017&quot;,10,14]]},&quot;author&quot;:[{&quot;given&quot;:&quot;Bronwyn&quot;,&quot;family&quot;:&quot;Bevan&quot;},{&quot;given&quot;:&quot;Joshua P.&quot;,&quot;family&quot;:&quot;Gutwill&quot;},{&quot;given&quot;:&quot;Mike&quot;,&quot;family&quot;:&quot;Petrich&quot;},{&quot;given&quot;:&quot;Karen&quot;,&quot;family&quot;:&quot;Wilkinson&quot;}],&quot;container-title&quot;:&quot;Science Education&quot;},&quot;uri&quot;:[&quot;http://zotero.org/users/1913249/items/AKPP78D8&quot;],&quot;uris&quot;:[&quot;http://zotero.org/users/1913249/items/AKPP78D8&quot;],&quot;id&quot;:1842,&quot;suppress-author&quot;:true},{&quot;suffix&quot;:&quot;&quot;,&quot;prefix&quot;:&quot;&quot;,&quot;itemData&quot;:{&quot;volume&quot;:&quot;1&quot;,&quot;author&quot;:[{&quot;given&quot;:&quot;Mike&quot;,&quot;family&quot;:&quot;Petrich&quot;},{&quot;given&quot;:&quot;Karen&quot;,&quot;family&quot;:&quot;Wilkinson&quot;},{&quot;given&quot;:&quot;Bronwyn&quot;,&quot;family&quot;:&quot;Bevan&quot;}],&quot;ISBN&quot;:&quot;978-0-203-10835-2&quot;,&quot;event-place&quot;:&quot;New York&quot;,&quot;title&quot;:&quot;It looks like fun, but are they learning?&quot;,&quot;id&quot;:&quot;petrich_it_2013&quot;,&quot;publisher&quot;:&quot;Routledge&quot;,&quot;page&quot;:&quot;21&quot;,&quot;container-title&quot;:&quot;Design, Make, Play&quot;,&quot;abstract&quot;:&quot;It Looks Like Fun, But Are They Learning? - 1&quot;,&quot;publisher-place&quot;:&quot;New York&quot;,&quot;number-of-pages&quot;:&quot;21&quot;,&quot;citation-key&quot;:&quot;petrich_it_2013&quot;,&quot;type&quot;:&quot;chapter&quot;,&quot;issued&quot;:{&quot;date-parts&quot;:[[&quot;2013&quot;]]}},&quot;uri&quot;:[&quot;http://zotero.org/users/1913249/items/UTZ7BGSU&quot;],&quot;uris&quot;:[&quot;http://zotero.org/users/1913249/items/UTZ7BGSU&quot;],&quot;id&quot;:3744,&quot;suppress-author&quot;:true}],&quot;citationID&quot;:&quot;iwpqtuug&quot;} RNDpmeuwwrkpp"/>&lt;Do Zotero Refresh: [-@bevan_learning_2015; -@petrich_it_2013]&gt;<text:reference-mark-end text:name="ZOTERO_ITEM CSL_CITATION {&quot;schema&quot;:&quot;https://github.com/citation-style-language/schema/raw/master/csl-citation.json&quot;,&quot;properties&quot;:{&quot;formattedCitation&quot;:&quot;[-@bevan_learning_2015; -@petrich_it_2013]&quot;,&quot;noteIndex&quot;:0},&quot;citationItems&quot;:[{&quot;suffix&quot;:&quot;&quot;,&quot;prefix&quot;:&quot;&quot;,&quot;itemData&quot;:{&quot;id&quot;:&quot;bevan_learning_2015&quot;,&quot;page&quot;:&quot;98-120&quot;,&quot;DOI&quot;:&quot;10.1002/sce.21151&quot;,&quot;title-short&quot;:&quot;Learning Through STEM-Rich Tinkering&quot;,&quot;issued&quot;:{&quot;date-parts&quot;:[[&quot;2015&quot;,1]]},&quot;language&quot;:&quot;en&quot;,&quot;volume&quot;:&quot;99&quot;,&quot;URL&quot;:&quot;http://doi.wiley.com/10.1002/sce.21151&quot;,&quot;ISSN&quot;:&quot;00368326&quot;,&quot;issue&quot;:&quot;1&quot;,&quot;citation-key&quot;:&quot;bevan_learning_2015&quot;,&quot;title&quot;:&quot;Learning Through STEM-Rich Tinkering: Findings From a Jointly Negotiated Research Project Taken Up in Practice&quot;,&quot;type&quot;:&quot;article-journal&quot;,&quot;source&quot;:&quot;CrossRef&quot;,&quot;accessed&quot;:{&quot;date-parts&quot;:[[&quot;2017&quot;,10,14]]},&quot;author&quot;:[{&quot;given&quot;:&quot;Bronwyn&quot;,&quot;family&quot;:&quot;Bevan&quot;},{&quot;given&quot;:&quot;Joshua P.&quot;,&quot;family&quot;:&quot;Gutwill&quot;},{&quot;given&quot;:&quot;Mike&quot;,&quot;family&quot;:&quot;Petrich&quot;},{&quot;given&quot;:&quot;Karen&quot;,&quot;family&quot;:&quot;Wilkinson&quot;}],&quot;container-title&quot;:&quot;Science Education&quot;},&quot;uri&quot;:[&quot;http://zotero.org/users/1913249/items/AKPP78D8&quot;],&quot;uris&quot;:[&quot;http://zotero.org/users/1913249/items/AKPP78D8&quot;],&quot;id&quot;:1842,&quot;suppress-author&quot;:true},{&quot;suffix&quot;:&quot;&quot;,&quot;prefix&quot;:&quot;&quot;,&quot;itemData&quot;:{&quot;volume&quot;:&quot;1&quot;,&quot;author&quot;:[{&quot;given&quot;:&quot;Mike&quot;,&quot;family&quot;:&quot;Petrich&quot;},{&quot;given&quot;:&quot;Karen&quot;,&quot;family&quot;:&quot;Wilkinson&quot;},{&quot;given&quot;:&quot;Bronwyn&quot;,&quot;family&quot;:&quot;Bevan&quot;}],&quot;ISBN&quot;:&quot;978-0-203-10835-2&quot;,&quot;event-place&quot;:&quot;New York&quot;,&quot;title&quot;:&quot;It looks like fun, but are they learning?&quot;,&quot;id&quot;:&quot;petrich_it_2013&quot;,&quot;publisher&quot;:&quot;Routledge&quot;,&quot;page&quot;:&quot;21&quot;,&quot;container-title&quot;:&quot;Design, Make, Play&quot;,&quot;abstract&quot;:&quot;It Looks Like Fun, But Are They Learning? - 1&quot;,&quot;publisher-place&quot;:&quot;New York&quot;,&quot;number-of-pages&quot;:&quot;21&quot;,&quot;citation-key&quot;:&quot;petrich_it_2013&quot;,&quot;type&quot;:&quot;chapter&quot;,&quot;issued&quot;:{&quot;date-parts&quot;:[[&quot;2013&quot;]]}},&quot;uri&quot;:[&quot;http://zotero.org/users/1913249/items/UTZ7BGSU&quot;],&quot;uris&quot;:[&quot;http://zotero.org/users/1913249/items/UTZ7BGSU&quot;],&quot;id&quot;:3744,&quot;suppress-author&quot;:true}],&quot;citationID&quot;:&quot;iwpqtuug&quot;} RNDpmeuwwrkpp"/> work to bring a similar learning map to a seemingly chaotic tinkering and making process in museum contexts. A summary of my book chapter <text:reference-mark-start text:name="ZOTERO_ITEM CSL_CITATION {&quot;schema&quot;:&quot;https://github.com/citation-style-language/schema/raw/master/csl-citation.json&quot;,&quot;properties&quot;:{&quot;formattedCitation&quot;:&quot;[@chesterman_game_2023]&quot;,&quot;noteIndex&quot;:0},&quot;citationItems&quot;:[{&quot;uri&quot;:[&quot;http://zotero.org/users/1913249/items/TH7N6A5F&quot;],&quot;itemData&quot;:{&quot;id&quot;:&quot;chesterman_game_2023&quot;,&quot;accessed&quot;:{&quot;date-parts&quot;:[[&quot;2023&quot;,3,17]]},&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ublisher-place&quot;:&quot;Cham&quot;,&quot;type&quot;:&quot;chapter&quot;,&quot;issued&quot;:{&quot;date-parts&quot;:[[&quot;2023&quot;]]},&quot;language&quot;:&quot;en&quot;,&quot;ISBN&quot;:&quot;978-3-031-21970-2&quot;,&quot;publisher&quot;:&quot;Springer International Publishing&quot;,&quot;editor&quot;:[{&quot;given&quot;:&quot;Therese&quot;,&quot;family&quot;:&quot;Keane&quot;},{&quot;given&quot;:&quot;Andrew E.&quot;,&quot;family&quot;:&quot;Fluck&quot;}],&quot;URL&quot;:&quot;https://doi.org/10.1007/978-3-031-21970-2_12&quot;,&quot;source&quot;:&quot;Springer Link&quot;,&quot;author&quot;:[{&quot;given&quot;:&quot;Mick&quot;,&quot;family&quot;:&quot;Chesterman&quot;}],&quot;title&quot;:&quot;Game Making and Coding Fluency in a Primary Computing Context&quot;,&quot;container-title&quot;:&quot;Teaching Coding in K-12 Schools: Research and Application&quot;,&quot;event-place&quot;:&quot;Cham&quot;,&quot;page&quot;:&quot;171-187&quot;,&quot;citation-key&quot;:&quot;chesterman_game_2023&quot;,&quot;DOI&quot;:&quot;10.1007/978-3-031-21970-2_12&quot;},&quot;suffix&quot;:&quot;&quot;,&quot;uris&quot;:[&quot;http://zotero.org/users/1913249/items/TH7N6A5F&quot;],&quot;id&quot;:3680,&quot;prefix&quot;:&quot;&quot;}],&quot;citationID&quot;:&quot;qodpasnv&quot;} RNDncmnbvkqld"/>&lt;Do Zotero Refresh: [@chesterman_game_2023]&gt;<text:reference-mark-end text:name="ZOTERO_ITEM CSL_CITATION {&quot;schema&quot;:&quot;https://github.com/citation-style-language/schema/raw/master/csl-citation.json&quot;,&quot;properties&quot;:{&quot;formattedCitation&quot;:&quot;[@chesterman_game_2023]&quot;,&quot;noteIndex&quot;:0},&quot;citationItems&quot;:[{&quot;uri&quot;:[&quot;http://zotero.org/users/1913249/items/TH7N6A5F&quot;],&quot;itemData&quot;:{&quot;id&quot;:&quot;chesterman_game_2023&quot;,&quot;accessed&quot;:{&quot;date-parts&quot;:[[&quot;2023&quot;,3,17]]},&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ublisher-place&quot;:&quot;Cham&quot;,&quot;type&quot;:&quot;chapter&quot;,&quot;issued&quot;:{&quot;date-parts&quot;:[[&quot;2023&quot;]]},&quot;language&quot;:&quot;en&quot;,&quot;ISBN&quot;:&quot;978-3-031-21970-2&quot;,&quot;publisher&quot;:&quot;Springer International Publishing&quot;,&quot;editor&quot;:[{&quot;given&quot;:&quot;Therese&quot;,&quot;family&quot;:&quot;Keane&quot;},{&quot;given&quot;:&quot;Andrew E.&quot;,&quot;family&quot;:&quot;Fluck&quot;}],&quot;URL&quot;:&quot;https://doi.org/10.1007/978-3-031-21970-2_12&quot;,&quot;source&quot;:&quot;Springer Link&quot;,&quot;author&quot;:[{&quot;given&quot;:&quot;Mick&quot;,&quot;family&quot;:&quot;Chesterman&quot;}],&quot;title&quot;:&quot;Game Making and Coding Fluency in a Primary Computing Context&quot;,&quot;container-title&quot;:&quot;Teaching Coding in K-12 Schools: Research and Application&quot;,&quot;event-place&quot;:&quot;Cham&quot;,&quot;page&quot;:&quot;171-187&quot;,&quot;citation-key&quot;:&quot;chesterman_game_2023&quot;,&quot;DOI&quot;:&quot;10.1007/978-3-031-21970-2_12&quot;},&quot;suffix&quot;:&quot;&quot;,&quot;uris&quot;:[&quot;http://zotero.org/users/1913249/items/TH7N6A5F&quot;],&quot;id&quot;:3680,&quot;prefix&quot;:&quot;&quot;}],&quot;citationID&quot;:&quot;qodpasnv&quot;} RNDncmnbvkqld"/>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 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text:p>
      <text:p text:style-name="Text_20_body">Given that this dimension is not explored in the thesis which has a greater focus on community and social aspects of use of GDPs, examples of personal appropriation are included in Appendix.learning</text:p>
      <text:p text:style-name="Text_20_body">The ongoing reflection provoked by the process of privileging social and cultural aspects of the game making activity has yielded more philosophical questions in relation to the learning process which are explored in the following discussion section.</text:p>
      <text:h text:style-name="Heading_20_2" text:outline-level="2"><text:bookmark-start text:name="reduced-discussion-section"/>Reduced discussion section<text:bookmark-end text:name="reduced-discussion-section"/></text:h>
      <text:h text:style-name="Heading_20_3" text:outline-level="3"><text:bookmark-start text:name="intro-in-relation-to-mediation-and-repertoires"/>Intro in relation to mediation and repertoires<text:bookmark-end text:name="intro-in-relation-to-mediation-and-repertoires"/></text:h>
      <text:p text:style-name="First_20_paragraph"><text:span text:style-name="T1">TADS / sannino vs gutierrez - and the purpose of inclusivity / equity</text:span></text:p>
      <text:p text:style-name="Text_20_body">As part of this discussion of the role of GDPs not only as self-contained mediational tools, but as part of wider repertoires of practice is also explored. The reason being, that other non-GDP elements of the learning design are mixed together in these emerging repertoires, and thus to neglect to explore them would give an incomplete picture. However, I attempt to do this briefly to avoid overloading the reader. OR THIS IS ONE IN APPENDIX</text:p>
      <text:p text:style-name="Text_20_body">Some discussion of how these findings on varied GDP use can be interpreted given CHAT concepts of mediation and incorporation in wider repertoires of practice is useful at this point before exploring the concepts in relation to agency and inclusion in the following chapter. THIS SHOULD BE A RECAP GIVEN PREVIOUS USE IN EXAMPLES. USE TERMS IN VIGNETTE EXAMPLES. AND THEREFORE MOVE SOME OF THIS TO THE INTRO?</text:p>
      <text:p text:style-name="Text_20_body">Gutiérrez’s focus on repertoires of practice, can be contrasted to the focus of double stimulation and a form of experimental mediation within TADS [Sannio], to incorporate also a wider cultural focus of the learning process. NEXT CHAPTER?</text:p>
      <text:p text:style-name="P51">Such a perspective on the relationship between culture and learning is also about attention to the “cultural mediation of thinking” (Moll, 1998) cited in [@digiacomo_seven_2017, p.44]</text:p>
      <text:p text:style-name="First_20_paragraph">It is of value to explore Gutiérrez’s focus on movement of identity between settings and the role of facilitators to facilitate this via learning design in the context of this design.</text:p>
      <text:p text:style-name="Text_20_body">This justifies a wider focus on cultural elements, and the evolving medium culture via playtesting. And following that the link to inclusive linguistic element of the pedagogy which can be aligned with other inclusive practices of UDL. In this study the focus is less on aspects of ethnical cultural elements and more the those related to neurodiversity. YES - BUT IS THERE SPACE FOR THIS IF SO WHERE?</text:p>
      <text:h text:style-name="Heading_20_3" text:outline-level="3"><text:bookmark-start text:name="observations-on-emerging-flexible-design-practices-more-on-interpersonal-level"/>Observations on emerging flexible design practices (MORE ON INTERPERSONAL LEVEL)<text:bookmark-end text:name="observations-on-emerging-flexible-design-practices-more-on-interpersonal-level"/></text:h>
      <text:p text:style-name="First_20_paragraph">This section discusses findings on community and social activity in a way which aims to extend CHAT theory of Sannino and Gutierrez with specific domain observations / concrete examples.</text:p>
      <text:p text:style-name="Text_20_body">This chapter thus builds on CHAT concept of mediation and building repertoires.</text:p>
      <text:p text:style-name="Text_20_body">In previous writing I have identified what I can as <text:span text:style-name="T2">flexible design practices</text:span> used a counterpoint to a potentially more prescriptive interpretation of design thinking stages.</text:p>
      <text:p text:style-name="Text_20_body">This characterisation can be seen in some of the entries of the previous chapter which outlined x, y and z. The use of GDPs here can be seen to be quite flexisble</text:p>
      <text:p text:style-name="Text_20_body">This includes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5, one of area of contractions was the dysfunctional group work which was freed up by allowing greater atomisation and greater scaffolding of tool use.</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h text:style-name="Heading_20_4" text:outline-level="4"><text:bookmark-start text:name="observations-and-evidence-on-flexible-design-practice"/>Observations and evidence on flexible design practice<text:bookmark-end text:name="observations-and-evidence-on-flexible-design-practice"/></text:h>
      <text:p text:style-name="First_20_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ext:span text:style-name="T1">Describing Design Cycles as a design process for novices</text:span></text:p>
      <text:p text:style-name="Text_20_body">As explored in the literature review design stages as a conceptual design tool is common in CS education, e.g. Resnick’s creative learning spiral <text:reference-mark-start text:name="ZOTERO_ITEM CSL_CITATION {&quot;schema&quot;:&quot;https://github.com/citation-style-language/schema/raw/master/csl-citation.json&quot;,&quot;properties&quot;:{&quot;formattedCitation&quot;:&quot;[@resnick_all_2007, p. 2]&quot;,&quot;noteIndex&quot;:0},&quot;citationItems&quot;:[{&quot;locator&quot;:&quot; 2&quot;,&quot;uri&quot;:[&quot;http://zotero.org/users/1913249/items/7KQUK5RV&quot;],&quot;itemData&quot;:{&quot;URL&quot;:&quot;http://dl.acm.org/citation.cfm?id=1254961&quot;,&quot;publisher&quot;:&quot;ACM&quot;,&quot;id&quot;:&quot;resnick_all_2007&quot;,&quot;author&quot;:[{&quot;given&quot;:&quot;Mitchel&quot;,&quot;family&quot;:&quot;Resnick&quot;}],&quot;page&quot;:&quot;1–6&quot;,&quot;container-title&quot;:&quot;Proceedings of the 6th ACM SIGCHI conference on Creativity &amp; cognition&quot;,&quot;source&quot;:&quot;Google Scholar&quot;,&quot;title&quot;:&quot;All I really need to know (about creative thinking) I learned (by studying how children learn) in kindergarten&quot;,&quot;accessed&quot;:{&quot;date-parts&quot;:[[&quot;2017&quot;,3,14]]},&quot;citation-key&quot;:&quot;resnick_all_2007&quot;,&quot;type&quot;:&quot;paper-conference&quot;,&quot;issued&quot;:{&quot;date-parts&quot;:[[&quot;2007&quot;]]}},&quot;uris&quot;:[&quot;http://zotero.org/users/1913249/items/7KQUK5RV&quot;],&quot;id&quot;:1624,&quot;prefix&quot;:&quot;&quot;}],&quot;citationID&quot;:&quot;kgkasovp&quot;} RNDlmzbbqpffq"/>&lt;Do Zotero Refresh: [@resnick_all_2007, p. 2]&gt;<text:reference-mark-end text:name="ZOTERO_ITEM CSL_CITATION {&quot;schema&quot;:&quot;https://github.com/citation-style-language/schema/raw/master/csl-citation.json&quot;,&quot;properties&quot;:{&quot;formattedCitation&quot;:&quot;[@resnick_all_2007, p. 2]&quot;,&quot;noteIndex&quot;:0},&quot;citationItems&quot;:[{&quot;locator&quot;:&quot; 2&quot;,&quot;uri&quot;:[&quot;http://zotero.org/users/1913249/items/7KQUK5RV&quot;],&quot;itemData&quot;:{&quot;URL&quot;:&quot;http://dl.acm.org/citation.cfm?id=1254961&quot;,&quot;publisher&quot;:&quot;ACM&quot;,&quot;id&quot;:&quot;resnick_all_2007&quot;,&quot;author&quot;:[{&quot;given&quot;:&quot;Mitchel&quot;,&quot;family&quot;:&quot;Resnick&quot;}],&quot;page&quot;:&quot;1–6&quot;,&quot;container-title&quot;:&quot;Proceedings of the 6th ACM SIGCHI conference on Creativity &amp; cognition&quot;,&quot;source&quot;:&quot;Google Scholar&quot;,&quot;title&quot;:&quot;All I really need to know (about creative thinking) I learned (by studying how children learn) in kindergarten&quot;,&quot;accessed&quot;:{&quot;date-parts&quot;:[[&quot;2017&quot;,3,14]]},&quot;citation-key&quot;:&quot;resnick_all_2007&quot;,&quot;type&quot;:&quot;paper-conference&quot;,&quot;issued&quot;:{&quot;date-parts&quot;:[[&quot;2007&quot;]]}},&quot;uris&quot;:[&quot;http://zotero.org/users/1913249/items/7KQUK5RV&quot;],&quot;id&quot;:1624,&quot;prefix&quot;:&quot;&quot;}],&quot;citationID&quot;:&quot;kgkasovp&quot;} RNDlmzbbqpffq"/>.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schema&quot;:&quot;https://github.com/citation-style-language/schema/raw/master/csl-citation.json&quot;,&quot;properties&quot;:{&quot;formattedCitation&quot;:&quot;[@kuby_rhizomatic_2016]&quot;,&quot;noteIndex&quot;:0},&quot;citationItems&quot;:[{&quot;uri&quot;:[&quot;http://zotero.org/users/1913249/items/68NMW3G2&quot;],&quot;itemData&quot;:{&quot;ISBN&quot;:&quot;978-1-315-67196-3&quot;,&quot;publisher&quot;:&quot;Routledge&quot;,&quot;id&quot;:&quot;kuby_rhizomatic_2016&quot;,&quot;type&quot;:&quot;chapter&quot;,&quot;citation-key&quot;:&quot;kuby_rhizomatic_2016&quot;,&quot;container-title&quot;:&quot;Reclaiming Early Childhood Literacie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itle&quot;:&quot;Rhizomatic Possibilities for Writing Processes: Fluid Structures and Components&quot;,&quot;number-of-pages&quot;:&quot;10&quot;,&quot;author&quot;:[{&quot;given&quot;:&quot;Candace R.&quot;,&quot;family&quot;:&quot;Kuby&quot;}],&quot;title-short&quot;:&quot;Rhizomatic Possibilities for Writing Processes&quot;,&quot;issued&quot;:{&quot;date-parts&quot;:[[&quot;2016&quot;]]}},&quot;suffix&quot;:&quot;&quot;,&quot;uris&quot;:[&quot;http://zotero.org/users/1913249/items/68NMW3G2&quot;],&quot;id&quot;:8761,&quot;prefix&quot;:&quot;&quot;}],&quot;citationID&quot;:&quot;ytmlwyyx&quot;} RNDtinfmymwze"/>&lt;Do Zotero Refresh: [@kuby_rhizomatic_2016]&gt;<text:reference-mark-end text:name="ZOTERO_ITEM CSL_CITATION {&quot;schema&quot;:&quot;https://github.com/citation-style-language/schema/raw/master/csl-citation.json&quot;,&quot;properties&quot;:{&quot;formattedCitation&quot;:&quot;[@kuby_rhizomatic_2016]&quot;,&quot;noteIndex&quot;:0},&quot;citationItems&quot;:[{&quot;uri&quot;:[&quot;http://zotero.org/users/1913249/items/68NMW3G2&quot;],&quot;itemData&quot;:{&quot;ISBN&quot;:&quot;978-1-315-67196-3&quot;,&quot;publisher&quot;:&quot;Routledge&quot;,&quot;id&quot;:&quot;kuby_rhizomatic_2016&quot;,&quot;type&quot;:&quot;chapter&quot;,&quot;citation-key&quot;:&quot;kuby_rhizomatic_2016&quot;,&quot;container-title&quot;:&quot;Reclaiming Early Childhood Literacie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itle&quot;:&quot;Rhizomatic Possibilities for Writing Processes: Fluid Structures and Components&quot;,&quot;number-of-pages&quot;:&quot;10&quot;,&quot;author&quot;:[{&quot;given&quot;:&quot;Candace R.&quot;,&quot;family&quot;:&quot;Kuby&quot;}],&quot;title-short&quot;:&quot;Rhizomatic Possibilities for Writing Processes&quot;,&quot;issued&quot;:{&quot;date-parts&quot;:[[&quot;2016&quot;]]}},&quot;suffix&quot;:&quot;&quot;,&quot;uris&quot;:[&quot;http://zotero.org/users/1913249/items/68NMW3G2&quot;],&quot;id&quot;:8761,&quot;prefix&quot;:&quot;&quot;}],&quot;citationID&quot;:&quot;ytmlwyyx&quot;} RNDtinfmymwze"/></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schema&quot;:&quot;https://github.com/citation-style-language/schema/raw/master/csl-citation.json&quot;,&quot;properties&quot;:{&quot;formattedCitation&quot;:&quot;[@resnick_all_2007, p. 2]&quot;,&quot;noteIndex&quot;:0},&quot;citationItems&quot;:[{&quot;locator&quot;:&quot; 2&quot;,&quot;uri&quot;:[&quot;http://zotero.org/users/1913249/items/7KQUK5RV&quot;],&quot;itemData&quot;:{&quot;URL&quot;:&quot;http://dl.acm.org/citation.cfm?id=1254961&quot;,&quot;publisher&quot;:&quot;ACM&quot;,&quot;id&quot;:&quot;resnick_all_2007&quot;,&quot;author&quot;:[{&quot;given&quot;:&quot;Mitchel&quot;,&quot;family&quot;:&quot;Resnick&quot;}],&quot;page&quot;:&quot;1–6&quot;,&quot;container-title&quot;:&quot;Proceedings of the 6th ACM SIGCHI conference on Creativity &amp; cognition&quot;,&quot;source&quot;:&quot;Google Scholar&quot;,&quot;title&quot;:&quot;All I really need to know (about creative thinking) I learned (by studying how children learn) in kindergarten&quot;,&quot;accessed&quot;:{&quot;date-parts&quot;:[[&quot;2017&quot;,3,14]]},&quot;citation-key&quot;:&quot;resnick_all_2007&quot;,&quot;type&quot;:&quot;paper-conference&quot;,&quot;issued&quot;:{&quot;date-parts&quot;:[[&quot;2007&quot;]]}},&quot;uris&quot;:[&quot;http://zotero.org/users/1913249/items/7KQUK5RV&quot;],&quot;id&quot;:1624,&quot;prefix&quot;:&quot;&quot;}],&quot;citationID&quot;:&quot;lutxgtzi&quot;} RNDkooqemjrxf"/>&lt;Do Zotero Refresh: [@resnick_all_2007, p. 2]&gt;<text:reference-mark-end text:name="ZOTERO_ITEM CSL_CITATION {&quot;schema&quot;:&quot;https://github.com/citation-style-language/schema/raw/master/csl-citation.json&quot;,&quot;properties&quot;:{&quot;formattedCitation&quot;:&quot;[@resnick_all_2007, p. 2]&quot;,&quot;noteIndex&quot;:0},&quot;citationItems&quot;:[{&quot;locator&quot;:&quot; 2&quot;,&quot;uri&quot;:[&quot;http://zotero.org/users/1913249/items/7KQUK5RV&quot;],&quot;itemData&quot;:{&quot;URL&quot;:&quot;http://dl.acm.org/citation.cfm?id=1254961&quot;,&quot;publisher&quot;:&quot;ACM&quot;,&quot;id&quot;:&quot;resnick_all_2007&quot;,&quot;author&quot;:[{&quot;given&quot;:&quot;Mitchel&quot;,&quot;family&quot;:&quot;Resnick&quot;}],&quot;page&quot;:&quot;1–6&quot;,&quot;container-title&quot;:&quot;Proceedings of the 6th ACM SIGCHI conference on Creativity &amp; cognition&quot;,&quot;source&quot;:&quot;Google Scholar&quot;,&quot;title&quot;:&quot;All I really need to know (about creative thinking) I learned (by studying how children learn) in kindergarten&quot;,&quot;accessed&quot;:{&quot;date-parts&quot;:[[&quot;2017&quot;,3,14]]},&quot;citation-key&quot;:&quot;resnick_all_2007&quot;,&quot;type&quot;:&quot;paper-conference&quot;,&quot;issued&quot;:{&quot;date-parts&quot;:[[&quot;2007&quot;]]}},&quot;uris&quot;:[&quot;http://zotero.org/users/1913249/items/7KQUK5RV&quot;],&quot;id&quot;:1624,&quot;prefix&quot;:&quot;&quot;}],&quot;citationID&quot;:&quot;lutxgtzi&quot;} RNDkooqemjrxf"/>. The following writing discusses the value of flexible approach to design processes observated in my research.</text:p>
      <text:h text:style-name="Heading_20_3" text:outline-level="3"><text:bookmark-start text:name="discussion-on-flexible-design-practices"/>Discussion on Flexible Design Practices<text:bookmark-end text:name="discussion-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h text:style-name="Heading_20_4" text:outline-level="4"><text:bookmark-start text:name="the-potential-of-emergent-non-productive-activities---drop"/>The potential of emergent “non-productive” activities - DROP?<text:bookmark-end text:name="the-potential-of-emergent-non-productive-activities---drop"/></text:h>
      <text:p text:style-name="First_20_paragraph">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2" table:style-name="Table2">
        <table:table-column table:style-name="Table2.A"/>
        <table:table-column table:style-name="Table2.B"/>
        <table:table-header-rows>
          <table:table-row>
            <table:table-cell table:style-name="TableHeaderRowCell" office:value-type="string">
              <text:p text:style-name="Table_20_Heading">Participant Dialogue</text:p>
            </table:table-cell>
            <table:table-cell table:style-name="TableHeaderRowCell" office:value-type="string">
              <text:p text:style-name="Table_20_Heading">Participant Gestures &amp; Activities</text:p>
            </table:table-cell>
          </table:table-row>
        </table:table-header-rows>
        <table:table-row>
          <table:table-cell table:style-name="TableRowCell" office:value-type="string">
    </table:table-cell>
          <table:table-cell table:style-name="TableRowCell" office:value-type="string">
            <text:p text:style-name="Table_20_Contents">Nadine has just rapidly demonstrated how to bring a created graphical element into the game</text:p>
          </table:table-cell>
        </table:table-row>
        <table:table-row>
          <table:table-cell table:style-name="TableRowCell" office:value-type="string">
            <text:p text:style-name="Table_20_Contents"><text:span text:style-name="T1">Molly:</text:span> How did you do that so quickly? I’ve got to like, carefully…</text:p>
          </table:table-cell>
          <table:table-cell table:style-name="TableRowCell" office:value-type="string">
            <text:p text:style-name="Table_20_Contents">Molly makes hand gestures to show a sense of hesitant keyboard use)</text:p>
          </table:table-cell>
        </table:table-row>
        <table:table-row>
          <table:table-cell table:style-name="TableRowCell" office:value-type="string">
    </table:table-cell>
          <table:table-cell table:style-name="TableRowCell" office:value-type="string">
            <text:p text:style-name="Table_20_Contents">A parent peer next toA Molly laughs. Nadine, the child of Molly bounces up in place and smiles broadly.</text:p>
          </table:table-cell>
        </table:table-row>
      </table:table>
      <text:p text:style-name="First_20_paragraph">In summary, it is of value to create spaces to leverage the potential of these in-between moments for participants.</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Discussion in relation to other research<text:bookmark-end text:name="discussion-in-relation-to-other-research"/></text:h>
      <text:h text:style-name="Heading_20_4" text:outline-level="4"><text:bookmark-start text:name="beyond-design-cycle-stages"/>- beyond design cycle stages<text:bookmark-end text:name="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properties&quot;:{&quot;formattedCitation&quot;:&quot;[@goddard_playful_2014]&quot;,&quot;noteIndex&quot;:0},&quot;citationItems&quot;:[{&quot;uri&quot;:[&quot;http://zotero.org/users/1913249/items/K73FBC2G&quot;],&quot;itemData&quot;:{&quot;language&quot;:&quot;en&quot;,&quot;URL&quot;:&quot;http://dl.acm.org/citation.cfm?doid=2677758.2677778&quot;,&quot;ISBN&quot;:&quot;978-1-4503-2790-9&quot;,&quot;publisher&quot;:&quot;ACM Press&quot;,&quot;type&quot;:&quot;paper-conference&quot;,&quot;id&quot;:&quot;goddard_playful_2014&quot;,&quot;citation-key&quot;:&quot;goddard_playful_2014&quot;,&quot;accessed&quot;:{&quot;date-parts&quot;:[[&quot;2017&quot;,10,30]]},&quot;author&quot;:[{&quot;given&quot;:&quot;William&quot;,&quot;family&quot;:&quot;Goddard&quot;},{&quot;given&quot;:&quot;Richard&quot;,&quot;family&quot;:&quot;Byrne&quot;},{&quot;given&quot;:&quot;Florian 'Floyd'&quot;,&quot;family&quot;:&quot;Mueller&quot;}],&quot;DOI&quot;:&quot;10.1145/2677758.2677778&quot;,&quot;title&quot;:&quot;Playful Game Jams: Guidelines for Designed Outcomes&quot;,&quot;source&quot;:&quot;CrossRef&quot;,&quot;page&quot;:&quot;1-10&quot;,&quot;title-short&quot;:&quot;Playful Game Jams&quot;,&quot;issued&quot;:{&quot;date-parts&quot;:[[&quot;2014&quot;]]}},&quot;suffix&quot;:&quot;&quot;,&quot;uris&quot;:[&quot;http://zotero.org/users/1913249/items/K73FBC2G&quot;],&quot;id&quot;:1672,&quot;prefix&quot;:&quot;&quot;}],&quot;citationID&quot;:&quot;pwcjfqpr&quot;} RNDpboogaiayp"/>&lt;Do Zotero Refresh: [@goddard_playful_2014]&gt;<text:reference-mark-end text:name="ZOTERO_ITEM CSL_CITATION {&quot;schema&quot;:&quot;https://github.com/citation-style-language/schema/raw/master/csl-citation.json&quot;,&quot;properties&quot;:{&quot;formattedCitation&quot;:&quot;[@goddard_playful_2014]&quot;,&quot;noteIndex&quot;:0},&quot;citationItems&quot;:[{&quot;uri&quot;:[&quot;http://zotero.org/users/1913249/items/K73FBC2G&quot;],&quot;itemData&quot;:{&quot;language&quot;:&quot;en&quot;,&quot;URL&quot;:&quot;http://dl.acm.org/citation.cfm?doid=2677758.2677778&quot;,&quot;ISBN&quot;:&quot;978-1-4503-2790-9&quot;,&quot;publisher&quot;:&quot;ACM Press&quot;,&quot;type&quot;:&quot;paper-conference&quot;,&quot;id&quot;:&quot;goddard_playful_2014&quot;,&quot;citation-key&quot;:&quot;goddard_playful_2014&quot;,&quot;accessed&quot;:{&quot;date-parts&quot;:[[&quot;2017&quot;,10,30]]},&quot;author&quot;:[{&quot;given&quot;:&quot;William&quot;,&quot;family&quot;:&quot;Goddard&quot;},{&quot;given&quot;:&quot;Richard&quot;,&quot;family&quot;:&quot;Byrne&quot;},{&quot;given&quot;:&quot;Florian 'Floyd'&quot;,&quot;family&quot;:&quot;Mueller&quot;}],&quot;DOI&quot;:&quot;10.1145/2677758.2677778&quot;,&quot;title&quot;:&quot;Playful Game Jams: Guidelines for Designed Outcomes&quot;,&quot;source&quot;:&quot;CrossRef&quot;,&quot;page&quot;:&quot;1-10&quot;,&quot;title-short&quot;:&quot;Playful Game Jams&quot;,&quot;issued&quot;:{&quot;date-parts&quot;:[[&quot;2014&quot;]]}},&quot;suffix&quot;:&quot;&quot;,&quot;uris&quot;:[&quot;http://zotero.org/users/1913249/items/K73FBC2G&quot;],&quot;id&quot;:1672,&quot;prefix&quot;:&quot;&quot;}],&quot;citationID&quot;:&quot;pwcjfqpr&quot;} RNDpboogaiayp"/>.</text:p>
      <text:p text:style-name="Text_20_body">Other relevant perspectives include rhizomatic design approaches <text:reference-mark-start text:name="ZOTERO_ITEM CSL_CITATION {&quot;schema&quot;:&quot;https://github.com/citation-style-language/schema/raw/master/csl-citation.json&quot;,&quot;properties&quot;:{&quot;formattedCitation&quot;:&quot;[@de_freitas_classroom_2012]&quot;,&quot;noteIndex&quot;:0},&quot;citationItems&quot;:[{&quot;uri&quot;:[&quot;http://zotero.org/users/1913249/items/WA5J48KV&quot;],&quot;itemData&quot;:{&quot;id&quot;:&quot;de_freitas_classroom_2012&quot;,&quot;page&quot;:&quot;557-570&quot;,&quot;DOI&quot;:&quot;10.1177/1077800412450155&quot;,&quot;title-short&quot;:&quot;The Classroom as Rhizome&quot;,&quot;issued&quot;:{&quot;date-parts&quot;:[[&quot;2012&quot;,9,1]]},&quot;language&quot;:&quot;en&quot;,&quot;volume&quot;:&quot;18&quot;,&quot;URL&quot;:&quot;http://qix.sagepub.com/cgi/doi/10.1177/1077800412450155&quot;,&quot;ISSN&quot;:&quot;1077-8004, 1552-7565&quot;,&quot;issue&quot;:&quot;7&quot;,&quot;citation-key&quot;:&quot;de_freitas_classroom_2012&quot;,&quot;title&quot;:&quot;The Classroom as Rhizome: New Strategies for Diagramming Knotted Interactions&quot;,&quot;type&quot;:&quot;article-journal&quot;,&quot;source&quot;:&quot;CrossRef&quot;,&quot;accessed&quot;:{&quot;date-parts&quot;:[[&quot;2016&quot;,8,9]]},&quot;author&quot;:[{&quot;non-dropping-particle&quot;:&quot;de&quot;,&quot;given&quot;:&quot;E.&quot;,&quot;family&quot;:&quot;Freitas&quot;}],&quot;container-title&quot;:&quot;Qualitative Inquiry&quot;},&quot;suffix&quot;:&quot;&quot;,&quot;uris&quot;:[&quot;http://zotero.org/users/1913249/items/WA5J48KV&quot;],&quot;id&quot;:1278,&quot;prefix&quot;:&quot;&quot;}],&quot;citationID&quot;:&quot;uxyelmuq&quot;} RNDzehwjxtmhy"/>&lt;Do Zotero Refresh: [@de_freitas_classroom_2012]&gt;<text:reference-mark-end text:name="ZOTERO_ITEM CSL_CITATION {&quot;schema&quot;:&quot;https://github.com/citation-style-language/schema/raw/master/csl-citation.json&quot;,&quot;properties&quot;:{&quot;formattedCitation&quot;:&quot;[@de_freitas_classroom_2012]&quot;,&quot;noteIndex&quot;:0},&quot;citationItems&quot;:[{&quot;uri&quot;:[&quot;http://zotero.org/users/1913249/items/WA5J48KV&quot;],&quot;itemData&quot;:{&quot;id&quot;:&quot;de_freitas_classroom_2012&quot;,&quot;page&quot;:&quot;557-570&quot;,&quot;DOI&quot;:&quot;10.1177/1077800412450155&quot;,&quot;title-short&quot;:&quot;The Classroom as Rhizome&quot;,&quot;issued&quot;:{&quot;date-parts&quot;:[[&quot;2012&quot;,9,1]]},&quot;language&quot;:&quot;en&quot;,&quot;volume&quot;:&quot;18&quot;,&quot;URL&quot;:&quot;http://qix.sagepub.com/cgi/doi/10.1177/1077800412450155&quot;,&quot;ISSN&quot;:&quot;1077-8004, 1552-7565&quot;,&quot;issue&quot;:&quot;7&quot;,&quot;citation-key&quot;:&quot;de_freitas_classroom_2012&quot;,&quot;title&quot;:&quot;The Classroom as Rhizome: New Strategies for Diagramming Knotted Interactions&quot;,&quot;type&quot;:&quot;article-journal&quot;,&quot;source&quot;:&quot;CrossRef&quot;,&quot;accessed&quot;:{&quot;date-parts&quot;:[[&quot;2016&quot;,8,9]]},&quot;author&quot;:[{&quot;non-dropping-particle&quot;:&quot;de&quot;,&quot;given&quot;:&quot;E.&quot;,&quot;family&quot;:&quot;Freitas&quot;}],&quot;container-title&quot;:&quot;Qualitative Inquiry&quot;},&quot;suffix&quot;:&quot;&quot;,&quot;uris&quot;:[&quot;http://zotero.org/users/1913249/items/WA5J48KV&quot;],&quot;id&quot;:1278,&quot;prefix&quot;:&quot;&quot;}],&quot;citationID&quot;:&quot;uxyelmuq&quot;} RNDzehwjxtmhy"/>. Research exists on the promise of rhizomatic approaches design thinking in creative educational programmes <text:reference-mark-start text:name="ZOTERO_ITEM CSL_CITATION {&quot;schema&quot;:&quot;https://github.com/citation-style-language/schema/raw/master/csl-citation.json&quot;,&quot;properties&quot;:{&quot;formattedCitation&quot;:&quot;[@biffi_chasing_2017-1]&quot;,&quot;noteIndex&quot;:0},&quot;citationItems&quot;:[{&quot;uri&quot;:[&quot;http://zotero.org/users/1913249/items/922HA3Y2&quot;],&quot;itemData&quot;:{&quot;issue&quot;:&quot;9&quot;,&quot;container-title-short&quot;:&quot;ET&quot;,&quot;accessed&quot;:{&quot;date-parts&quot;:[[&quot;2023&quot;,2,2]]},&quot;DOI&quot;:&quot;10.1108/ET-01-2016-0007&quot;,&quot;title-short&quot;:&quot;Chasing innovation&quot;,&quot;issued&quot;:{&quot;date-parts&quot;:[[&quot;2017&quot;,10,9]]},&quot;language&quot;:&quot;en&quot;,&quot;volume&quot;:&quot;59&quot;,&quot;URL&quot;:&quot;https://www.emerald.com/insight/content/doi/10.1108/ET-01-2016-0007/full/html&quot;,&quot;ISSN&quot;:&quot;0040-0912&quot;,&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source&quot;:&quot;DOI.org (Crossref)&quot;,&quot;page&quot;:&quot;957-977&quot;,&quot;id&quot;:&quot;biffi_chasing_2017-1&quot;,&quot;container-title&quot;:&quot;Education + Training&quot;,&quot;citation-key&quot;:&quot;biffi_chasing_2017-1&quot;},&quot;suffix&quot;:&quot;&quot;,&quot;uris&quot;:[&quot;http://zotero.org/users/1913249/items/922HA3Y2&quot;],&quot;id&quot;:3728,&quot;prefix&quot;:&quot;&quot;}],&quot;citationID&quot;:&quot;dwqsyehe&quot;} RNDfqedfyaedm"/>&lt;Do Zotero Refresh: [@biffi_chasing_2017-1]&gt;<text:reference-mark-end text:name="ZOTERO_ITEM CSL_CITATION {&quot;schema&quot;:&quot;https://github.com/citation-style-language/schema/raw/master/csl-citation.json&quot;,&quot;properties&quot;:{&quot;formattedCitation&quot;:&quot;[@biffi_chasing_2017-1]&quot;,&quot;noteIndex&quot;:0},&quot;citationItems&quot;:[{&quot;uri&quot;:[&quot;http://zotero.org/users/1913249/items/922HA3Y2&quot;],&quot;itemData&quot;:{&quot;issue&quot;:&quot;9&quot;,&quot;container-title-short&quot;:&quot;ET&quot;,&quot;accessed&quot;:{&quot;date-parts&quot;:[[&quot;2023&quot;,2,2]]},&quot;DOI&quot;:&quot;10.1108/ET-01-2016-0007&quot;,&quot;title-short&quot;:&quot;Chasing innovation&quot;,&quot;issued&quot;:{&quot;date-parts&quot;:[[&quot;2017&quot;,10,9]]},&quot;language&quot;:&quot;en&quot;,&quot;volume&quot;:&quot;59&quot;,&quot;URL&quot;:&quot;https://www.emerald.com/insight/content/doi/10.1108/ET-01-2016-0007/full/html&quot;,&quot;ISSN&quot;:&quot;0040-0912&quot;,&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source&quot;:&quot;DOI.org (Crossref)&quot;,&quot;page&quot;:&quot;957-977&quot;,&quot;id&quot;:&quot;biffi_chasing_2017-1&quot;,&quot;container-title&quot;:&quot;Education + Training&quot;,&quot;citation-key&quot;:&quot;biffi_chasing_2017-1&quot;},&quot;suffix&quot;:&quot;&quot;,&quot;uris&quot;:[&quot;http://zotero.org/users/1913249/items/922HA3Y2&quot;],&quot;id&quot;:3728,&quot;prefix&quot;:&quot;&quot;}],&quot;citationID&quot;:&quot;dwqsyehe&quot;} RNDfqedfyaedm"/>. However researcher identify significant competencies required including to “identify and synthesize the body of technical and even complex knowledge into a feasible structure” <text:reference-mark-start text:name="ZOTERO_ITEM CSL_CITATION {&quot;schema&quot;:&quot;https://github.com/citation-style-language/schema/raw/master/csl-citation.json&quot;,&quot;properties&quot;:{&quot;formattedCitation&quot;:&quot;[@biffi_chasing_2017-1, p. 972]&quot;,&quot;noteIndex&quot;:0},&quot;citationItems&quot;:[{&quot;locator&quot;:&quot; 972&quot;,&quot;uri&quot;:[&quot;http://zotero.org/users/1913249/items/922HA3Y2&quot;],&quot;itemData&quot;:{&quot;issue&quot;:&quot;9&quot;,&quot;container-title-short&quot;:&quot;ET&quot;,&quot;accessed&quot;:{&quot;date-parts&quot;:[[&quot;2023&quot;,2,2]]},&quot;DOI&quot;:&quot;10.1108/ET-01-2016-0007&quot;,&quot;title-short&quot;:&quot;Chasing innovation&quot;,&quot;issued&quot;:{&quot;date-parts&quot;:[[&quot;2017&quot;,10,9]]},&quot;language&quot;:&quot;en&quot;,&quot;volume&quot;:&quot;59&quot;,&quot;URL&quot;:&quot;https://www.emerald.com/insight/content/doi/10.1108/ET-01-2016-0007/full/html&quot;,&quot;ISSN&quot;:&quot;0040-0912&quot;,&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source&quot;:&quot;DOI.org (Crossref)&quot;,&quot;page&quot;:&quot;957-977&quot;,&quot;id&quot;:&quot;biffi_chasing_2017-1&quot;,&quot;container-title&quot;:&quot;Education + Training&quot;,&quot;citation-key&quot;:&quot;biffi_chasing_2017-1&quot;},&quot;uris&quot;:[&quot;http://zotero.org/users/1913249/items/922HA3Y2&quot;],&quot;id&quot;:3728,&quot;prefix&quot;:&quot;&quot;}],&quot;citationID&quot;:&quot;qxcpbkml&quot;} RNDhgxoealvtj"/>&lt;Do Zotero Refresh: [@biffi_chasing_2017-1, p. 972]&gt;<text:reference-mark-end text:name="ZOTERO_ITEM CSL_CITATION {&quot;schema&quot;:&quot;https://github.com/citation-style-language/schema/raw/master/csl-citation.json&quot;,&quot;properties&quot;:{&quot;formattedCitation&quot;:&quot;[@biffi_chasing_2017-1, p. 972]&quot;,&quot;noteIndex&quot;:0},&quot;citationItems&quot;:[{&quot;locator&quot;:&quot; 972&quot;,&quot;uri&quot;:[&quot;http://zotero.org/users/1913249/items/922HA3Y2&quot;],&quot;itemData&quot;:{&quot;issue&quot;:&quot;9&quot;,&quot;container-title-short&quot;:&quot;ET&quot;,&quot;accessed&quot;:{&quot;date-parts&quot;:[[&quot;2023&quot;,2,2]]},&quot;DOI&quot;:&quot;10.1108/ET-01-2016-0007&quot;,&quot;title-short&quot;:&quot;Chasing innovation&quot;,&quot;issued&quot;:{&quot;date-parts&quot;:[[&quot;2017&quot;,10,9]]},&quot;language&quot;:&quot;en&quot;,&quot;volume&quot;:&quot;59&quot;,&quot;URL&quot;:&quot;https://www.emerald.com/insight/content/doi/10.1108/ET-01-2016-0007/full/html&quot;,&quot;ISSN&quot;:&quot;0040-0912&quot;,&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source&quot;:&quot;DOI.org (Crossref)&quot;,&quot;page&quot;:&quot;957-977&quot;,&quot;id&quot;:&quot;biffi_chasing_2017-1&quot;,&quot;container-title&quot;:&quot;Education + Training&quot;,&quot;citation-key&quot;:&quot;biffi_chasing_2017-1&quot;},&quot;uris&quot;:[&quot;http://zotero.org/users/1913249/items/922HA3Y2&quot;],&quot;id&quot;:3728,&quot;prefix&quot;:&quot;&quot;}],&quot;citationID&quot;:&quot;qxcpbkml&quot;} RNDhgxoealvtj"/>,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4" text:outline-level="4"><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schema&quot;:&quot;https://github.com/citation-style-language/schema/raw/master/csl-citation.json&quot;,&quot;properties&quot;:{&quot;formattedCitation&quot;:&quot;[@aurava_game_2021]&quot;,&quot;noteIndex&quot;:0},&quot;citationItems&quot;:[{&quot;uri&quot;:[&quot;http://zotero.org/users/1913249/items/6BQ7BIPC&quot;],&quot;itemData&quot;:{&quot;title&quot;:&quot;Game jams in general formal education&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quot;ISSN&quot;:&quot;2212-8689&quot;,&quot;source&quot;:&quot;ScienceDirect&quot;,&quot;id&quot;:&quot;aurava_game_2021&quot;,&quot;container-title-short&quot;:&quot;International Journal of Child-Computer Interaction&quot;,&quot;accessed&quot;:{&quot;date-parts&quot;:[[&quot;2023&quot;,9,17]]},&quot;container-title&quot;:&quot;International Journal of Child-Computer Interaction&quot;,&quot;DOI&quot;:&quot;10.1016/j.ijcci.2021.100274&quot;,&quot;page&quot;:&quot;100274&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type&quot;:&quot;article-journal&quot;,&quot;issued&quot;:{&quot;date-parts&quot;:[[&quot;2021&quot;,6,1]]}},&quot;suffix&quot;:&quot;&quot;,&quot;uris&quot;:[&quot;http://zotero.org/users/1913249/items/6BQ7BIPC&quot;],&quot;id&quot;:8920,&quot;prefix&quot;:&quot;&quot;}],&quot;citationID&quot;:&quot;zanfrsix&quot;} RNDqibtusrxit"/>&lt;Do Zotero Refresh: [@aurava_game_2021]&gt;<text:reference-mark-end text:name="ZOTERO_ITEM CSL_CITATION {&quot;schema&quot;:&quot;https://github.com/citation-style-language/schema/raw/master/csl-citation.json&quot;,&quot;properties&quot;:{&quot;formattedCitation&quot;:&quot;[@aurava_game_2021]&quot;,&quot;noteIndex&quot;:0},&quot;citationItems&quot;:[{&quot;uri&quot;:[&quot;http://zotero.org/users/1913249/items/6BQ7BIPC&quot;],&quot;itemData&quot;:{&quot;title&quot;:&quot;Game jams in general formal education&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quot;ISSN&quot;:&quot;2212-8689&quot;,&quot;source&quot;:&quot;ScienceDirect&quot;,&quot;id&quot;:&quot;aurava_game_2021&quot;,&quot;container-title-short&quot;:&quot;International Journal of Child-Computer Interaction&quot;,&quot;accessed&quot;:{&quot;date-parts&quot;:[[&quot;2023&quot;,9,17]]},&quot;container-title&quot;:&quot;International Journal of Child-Computer Interaction&quot;,&quot;DOI&quot;:&quot;10.1016/j.ijcci.2021.100274&quot;,&quot;page&quot;:&quot;100274&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type&quot;:&quot;article-journal&quot;,&quot;issued&quot;:{&quot;date-parts&quot;:[[&quot;2021&quot;,6,1]]}},&quot;suffix&quot;:&quot;&quot;,&quot;uris&quot;:[&quot;http://zotero.org/users/1913249/items/6BQ7BIPC&quot;],&quot;id&quot;:8920,&quot;prefix&quot;:&quot;&quot;}],&quot;citationID&quot;:&quot;zanfrsix&quot;} RNDqibtusrxit"/>,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 - move examples up?</text:p>
      <text:p text:style-name="Text_20_body">Within the concept of jamming, activity which is casual seemingly non-productive can still transmit useful information to guide collaborative practices. As per above and examples in Appedix ? Find.</text:p>
      <text:p text:style-name="Text_20_body">I propose that the concept of jamming can be introduced and supported as a way of encouraging co-development of practices and making styles as proposed by Gutiérrez and Rogoff <text:reference-mark-start text:name="ZOTERO_ITEM CSL_CITATION {&quot;schema&quot;:&quot;https://github.com/citation-style-language/schema/raw/master/csl-citation.json&quot;,&quot;properties&quot;:{&quot;formattedCitation&quot;:&quot;[@gutierrez_cultural_2003]&quot;,&quot;noteIndex&quot;:0},&quot;citationItems&quot;:[{&quot;uri&quot;:[&quot;http://zotero.org/users/1913249/items/BW6F6HY6&quot;],&quot;itemData&quot;:{&quot;license&quot;:&quot;http://journals.sagepub.com/page/policies/text-and-data-mining-license&quot;,&quot;issue&quot;:&quot;5&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issued&quot;:{&quot;date-parts&quot;:[[&quot;2003&quot;,6]]},&quot;language&quot;:&quot;en&quot;,&quot;volume&quot;:&quot;32&quot;,&quot;URL&quot;:&quot;http://journals.sagepub.com/doi/10.3102/0013189X032005019&quot;,&quot;ISSN&quot;:&quot;0013-189X, 1935-102X&quot;,&quot;type&quot;:&quot;article-journal&quot;,&quot;source&quot;:&quot;DOI.org (Crossref)&quot;,&quot;author&quot;:[{&quot;given&quot;:&quot;Kris D.&quot;,&quot;family&quot;:&quot;Gutiérrez&quot;},{&quot;given&quot;:&quot;Barbara&quot;,&quot;family&quot;:&quot;Rogoff&quot;}],&quot;title&quot;:&quot;Cultural Ways of Learning: Individual Traits or Repertoires of Practice&quot;,&quot;page&quot;:&quot;19-25&quot;,&quot;id&quot;:&quot;gutierrez_cultural_2003&quot;,&quot;container-title&quot;:&quot;Educational Researcher&quot;,&quot;DOI&quot;:&quot;10.3102/0013189X032005019&quot;,&quot;citation-key&quot;:&quot;gutierrez_cultural_2003&quot;},&quot;suffix&quot;:&quot;&quot;,&quot;uris&quot;:[&quot;http://zotero.org/users/1913249/items/BW6F6HY6&quot;],&quot;id&quot;:9830,&quot;prefix&quot;:&quot;&quot;}],&quot;citationID&quot;:&quot;hvepbceg&quot;} RNDdpbxybymgp"/>&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tems&quot;:[{&quot;uri&quot;:[&quot;http://zotero.org/users/1913249/items/BW6F6HY6&quot;],&quot;itemData&quot;:{&quot;license&quot;:&quot;http://journals.sagepub.com/page/policies/text-and-data-mining-license&quot;,&quot;issue&quot;:&quot;5&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issued&quot;:{&quot;date-parts&quot;:[[&quot;2003&quot;,6]]},&quot;language&quot;:&quot;en&quot;,&quot;volume&quot;:&quot;32&quot;,&quot;URL&quot;:&quot;http://journals.sagepub.com/doi/10.3102/0013189X032005019&quot;,&quot;ISSN&quot;:&quot;0013-189X, 1935-102X&quot;,&quot;type&quot;:&quot;article-journal&quot;,&quot;source&quot;:&quot;DOI.org (Crossref)&quot;,&quot;author&quot;:[{&quot;given&quot;:&quot;Kris D.&quot;,&quot;family&quot;:&quot;Gutiérrez&quot;},{&quot;given&quot;:&quot;Barbara&quot;,&quot;family&quot;:&quot;Rogoff&quot;}],&quot;title&quot;:&quot;Cultural Ways of Learning: Individual Traits or Repertoires of Practice&quot;,&quot;page&quot;:&quot;19-25&quot;,&quot;id&quot;:&quot;gutierrez_cultural_2003&quot;,&quot;container-title&quot;:&quot;Educational Researcher&quot;,&quot;DOI&quot;:&quot;10.3102/0013189X032005019&quot;,&quot;citation-key&quot;:&quot;gutierrez_cultural_2003&quot;},&quot;suffix&quot;:&quot;&quot;,&quot;uris&quot;:[&quot;http://zotero.org/users/1913249/items/BW6F6HY6&quot;],&quot;id&quot;:9830,&quot;prefix&quot;:&quot;&quot;}],&quot;citationID&quot;:&quot;hvepbceg&quot;} RNDdpbxybymgp"/></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3" text:outline-level="3"><text:bookmark-start text:name="returning-to-the-table-of-varied-gdp-use-with-supporting-evidence"/>Returning to the table of varied GDP use with supporting evidence<text:bookmark-end text:name="returning-to-the-table-of-varied-gdp-use-with-supporting-evidence"/></text:h>
      <text:p text:style-name="First_20_paragraph">The introduction introduced the summary table. I now return with a greater focus on the scope of the claims of this research, implications for facilitators and how the findings link to the contents of the following chapter.</text:p>
      <text:p text:style-name="Text_20_body">INSERT SUMMARY TABLE FROM HERE - https://docs.google.com/document/d/1Ce2cYIYnFCd9GM8zRntBd7lrud-dMbbrtgEQMoGNRmE/edit</text:p>
      <text:p text:style-name="Text_20_body"><text:span text:style-name="T1">What are the limits of the claims of this research?</text:span></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text:p>
      <text:h text:style-name="Heading_20_2" text:outline-level="2"><text:bookmark-start text:name="conclusion"/>Conclusion<text:bookmark-end text:name="conclusion"/></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The utility of a patterns and their collection as a form <text:span text:style-name="T2">intermediate-level knowledge</text:span> by both researchers and participants is shown in part by in a growing sense of mastery towards technical processes becoming second nature and the resulting ability to share them with family and other peer groups.</text:p>
      <text:p text:style-name="Text_20_body">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schema&quot;:&quot;https://github.com/citation-style-language/schema/raw/master/csl-citation.json&quot;,&quot;properties&quot;:{&quot;formattedCitation&quot;:&quot;[@lecusay_telementoring_2015; @gutierrez_learning_2019-1]&quot;,&quot;noteIndex&quot;:0},&quot;citationItems&quot;:[{&quot;uri&quot;:[&quot;http://zotero.org/users/1913249/items/LWY6M7R4&quot;],&quot;itemData&quot;:{&quot;id&quot;:&quot;lecusay_telementoring_2015&quot;,&quot;type&quot;:&quot;thesis&quot;,&quot;source&quot;:&quot;ResearchGate&quot;,&quot;citation-key&quot;:&quot;lecusay_telementoring_2015&quot;,&quot;DOI&quot;:&quot;10.13140/RG.2.1.4131.5049&quot;,&quot;title&quot;:&quot;Telementoring Physics: University-Community After-school Collaborations and the Mediation of the Formal/ Informal Divide&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issued&quot;:{&quot;date-parts&quot;:[[&quot;2015&quot;,8,17]]}},&quot;suffix&quot;:&quot;&quot;,&quot;uris&quot;:[&quot;http://zotero.org/users/1913249/items/LWY6M7R4&quot;],&quot;id&quot;:9422,&quot;prefix&quot;:&quot;&quot;},{&quot;uri&quot;:[&quot;http://zotero.org/users/1913249/items/G3R9PEWW&quot;],&quot;itemData&quot;:{&quot;license&quot;:&quot;https://www.karger.com/Services/SiteLicenses&quot;,&quot;issue&quot;:&quot;1-2&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issued&quot;:{&quot;date-parts&quot;:[[&quot;2019&quot;]]},&quot;language&quot;:&quot;en&quot;,&quot;volume&quot;:&quot;62&quot;,&quot;URL&quot;:&quot;https://karger.com/HDE/article/doi/10.1159/000496239&quot;,&quot;ISSN&quot;:&quot;0018-716X, 1423-0054&quot;,&quot;type&quot;:&quot;article-journal&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title&quot;:&quot;Learning as Movement in Social Design-Based Experiments: Play as a Leading Activity&quot;,&quot;page&quot;:&quot;66-82&quot;,&quot;id&quot;:&quot;gutierrez_learning_2019-1&quot;,&quot;container-title&quot;:&quot;Human Development&quot;,&quot;DOI&quot;:&quot;10.1159/000496239&quot;,&quot;citation-key&quot;:&quot;gutierrez_learning_2019-1&quot;},&quot;suffix&quot;:&quot;&quot;,&quot;uris&quot;:[&quot;http://zotero.org/users/1913249/items/G3R9PEWW&quot;],&quot;id&quot;:10007,&quot;prefix&quot;:&quot;&quot;}],&quot;citationID&quot;:&quot;epmvynps&quot;} RNDfgqnayjfnk"/>&lt;Do Zotero Refresh: [@lecusay_telementoring_2015; @gutierrez_learning_2019-1]&gt;<text:reference-mark-end text:name="ZOTERO_ITEM CSL_CITATION {&quot;schema&quot;:&quot;https://github.com/citation-style-language/schema/raw/master/csl-citation.json&quot;,&quot;properties&quot;:{&quot;formattedCitation&quot;:&quot;[@lecusay_telementoring_2015; @gutierrez_learning_2019-1]&quot;,&quot;noteIndex&quot;:0},&quot;citationItems&quot;:[{&quot;uri&quot;:[&quot;http://zotero.org/users/1913249/items/LWY6M7R4&quot;],&quot;itemData&quot;:{&quot;id&quot;:&quot;lecusay_telementoring_2015&quot;,&quot;type&quot;:&quot;thesis&quot;,&quot;source&quot;:&quot;ResearchGate&quot;,&quot;citation-key&quot;:&quot;lecusay_telementoring_2015&quot;,&quot;DOI&quot;:&quot;10.13140/RG.2.1.4131.5049&quot;,&quot;title&quot;:&quot;Telementoring Physics: University-Community After-school Collaborations and the Mediation of the Formal/ Informal Divide&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issued&quot;:{&quot;date-parts&quot;:[[&quot;2015&quot;,8,17]]}},&quot;suffix&quot;:&quot;&quot;,&quot;uris&quot;:[&quot;http://zotero.org/users/1913249/items/LWY6M7R4&quot;],&quot;id&quot;:9422,&quot;prefix&quot;:&quot;&quot;},{&quot;uri&quot;:[&quot;http://zotero.org/users/1913249/items/G3R9PEWW&quot;],&quot;itemData&quot;:{&quot;license&quot;:&quot;https://www.karger.com/Services/SiteLicenses&quot;,&quot;issue&quot;:&quot;1-2&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issued&quot;:{&quot;date-parts&quot;:[[&quot;2019&quot;]]},&quot;language&quot;:&quot;en&quot;,&quot;volume&quot;:&quot;62&quot;,&quot;URL&quot;:&quot;https://karger.com/HDE/article/doi/10.1159/000496239&quot;,&quot;ISSN&quot;:&quot;0018-716X, 1423-0054&quot;,&quot;type&quot;:&quot;article-journal&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title&quot;:&quot;Learning as Movement in Social Design-Based Experiments: Play as a Leading Activity&quot;,&quot;page&quot;:&quot;66-82&quot;,&quot;id&quot;:&quot;gutierrez_learning_2019-1&quot;,&quot;container-title&quot;:&quot;Human Development&quot;,&quot;DOI&quot;:&quot;10.1159/000496239&quot;,&quot;citation-key&quot;:&quot;gutierrez_learning_2019-1&quot;},&quot;suffix&quot;:&quot;&quot;,&quot;uris&quot;:[&quot;http://zotero.org/users/1913249/items/G3R9PEWW&quot;],&quot;id&quot;:10007,&quot;prefix&quot;:&quot;&quot;}],&quot;citationID&quot;:&quot;epmvynps&quot;} RNDfgqnayjfnk"/>.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1-20T09:20:29Z</meta:creation-date>
    <dc:date>2025-01-20T09:20:29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